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91cm"/>
    </style:style>
    <style:style style:family="table-column" style:name="co2">
      <style:table-column-properties fo:break-before="auto" style:column-width="4.14cm"/>
    </style:style>
    <style:style style:family="table-column" style:name="co3">
      <style:table-column-properties fo:break-before="auto" style:column-width="0.811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237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5.8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Metadata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2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2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2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5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6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Data" style:name="ce40">
      <style:table-cell-properties fo:padding="0.071cm" style:diagonal-bl-tr="none" style:rotation-align="none" fo:border="none" style:diagonal-tl-br="none"/>
    </style:style>
    <style:style style:data-style-name="N10111" style:family="table-cell" style:parent-style-name="TL Data" style:name="ce41">
      <style:table-cell-properties fo:padding="0.071cm" style:diagonal-bl-tr="none" style:rotation-align="none" fo:border="none" style:diagonal-tl-br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63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64" style:display-name="ce6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6" style:display-name="ce6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7" style:display-name="ce6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68" style:display-name="ce6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69" style:display-name="ce69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2" table:default-cell-style-name="ce2"/>
        <table:table-column table:style-name="co3" table:default-cell-style-name="ce2"/>
        <table:table-column table:style-name="co4" table:default-cell-style-name="Default" table:number-columns-repeated="8"/>
        <table:table-column table:style-name="co5" table:default-cell-style-name="ce2"/>
        <table:table-column table:style-name="co4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54cm" draw:caption-point-y="-0.042cm" svg:width="6.942cm" svg:x="5.511cm" draw:caption-point-x="-0.431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DERDE GEDEELTE - Indeeling der bevolking naar den ouderdom.</text:p>
          </table:table-cell>
          <table:table-cell table:style-name="ce9"/>
          <table:table-cell table:style-name="ce17"/>
          <table:table-cell table:style-name="ce24" table:number-columns-repeated="15"/>
          <table:table-cell table:style-name="ce5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1" table:number-columns-spanned="1" office:value-type="string">
            <text:p>GEBOORTEJAAR</text:p>
          </table:table-cell>
          <table:table-cell ns41:value-type="string" table:number-rows-spanned="4" table:style-name="ce18" table:number-columns-spanned="1" office:value-type="string">
            <text:p>OUDERDOM.</text:p>
          </table:table-cell>
          <table:table-cell table:style-name="ce25"/>
          <table:table-cell ns41:value-type="string" table:number-rows-spanned="1" table:style-name="ce26" table:number-columns-spanned="4" office:value-type="string">
            <text:p>MANNELIJK GESLACHT.</text:p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.</text:p>
          </table:table-cell>
          <table:covered-table-cell table:style-name="ce31" table:number-columns-repeated="3"/>
          <table:table-cell ns41:value-type="string" table:number-rows-spanned="4" table:style-name="ce42" table:number-columns-spanned="1" office:value-type="string">
            <text:p>Algemeen Totaal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56" table:number-columns-spanned="1" office:value-type="string">
            <text:p>Image nr</text:p>
          </table:table-cell>
          <table:table-cell table:style-name="ce59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ns41:value-type="string" table:number-rows-spanned="3" table:style-name="ce27" table:number-columns-spanned="1" office:value-type="string">
            <text:p>Ongehuwd</text:p>
          </table:table-cell>
          <table:table-cell ns41:value-type="string" table:number-rows-spanned="3" table:style-name="ce32" table:number-columns-spanned="1" office:value-type="string">
            <text:p>Gehuwd</text:p>
          </table:table-cell>
          <table:table-cell ns41:value-type="string" table:number-rows-spanned="3" table:style-name="ce32" table:number-columns-spanned="1" office:value-type="string">
            <text:p>Weduwnaars</text:p>
          </table:table-cell>
          <table:table-cell ns41:value-type="string" table:number-rows-spanned="3" table:style-name="ce38" table:number-columns-spanned="1" office:value-type="string">
            <text:p>Totaal</text:p>
          </table:table-cell>
          <table:table-cell ns41:value-type="string" table:number-rows-spanned="3" table:style-name="ce32" table:number-columns-spanned="1" office:value-type="string">
            <text:p>Ongehuwd</text:p>
          </table:table-cell>
          <table:table-cell ns41:value-type="string" table:number-rows-spanned="3" table:style-name="ce32" table:number-columns-spanned="1" office:value-type="string">
            <text:p>Gehuwd</text:p>
          </table:table-cell>
          <table:table-cell ns41:value-type="string" table:number-rows-spanned="3" table:style-name="ce32" table:number-columns-spanned="1" office:value-type="string">
            <text:p>Weduwen</text:p>
          </table:table-cell>
          <table:table-cell ns41:value-type="string" table:number-rows-spanned="3" table:style-name="ce38" table:number-columns-spanned="1" office:value-type="string">
            <text:p>Totaal</text:p>
          </table:table-cell>
          <table:covered-table-cell table:style-name="ce43"/>
          <table:covered-table-cell table:style-name="ce48"/>
          <table:covered-table-cell table:style-name="ce51"/>
          <table:covered-table-cell table:style-name="ce53" table:number-columns-repeated="3"/>
          <table:covered-table-cell table:style-name="ce57"/>
          <table:table-cell table:style-name="ce59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5"/>
          <table:covered-table-cell table:style-name="ce28"/>
          <table:covered-table-cell table:style-name="ce33" table:number-columns-repeated="2"/>
          <table:covered-table-cell table:style-name="ce39"/>
          <table:covered-table-cell table:style-name="ce33" table:number-columns-repeated="3"/>
          <table:covered-table-cell table:style-name="ce39"/>
          <table:covered-table-cell table:style-name="ce43"/>
          <table:covered-table-cell table:style-name="ce48"/>
          <table:covered-table-cell table:style-name="ce51"/>
          <table:covered-table-cell table:style-name="ce53" table:number-columns-repeated="3"/>
          <table:covered-table-cell table:style-name="ce57"/>
          <table:table-cell table:style-name="ce60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5"/>
          <table:covered-table-cell table:style-name="ce27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38"/>
          <table:covered-table-cell table:style-name="ce44"/>
          <table:covered-table-cell table:style-name="ce49"/>
          <table:covered-table-cell table:style-name="ce52"/>
          <table:covered-table-cell table:style-name="ce54" table:number-columns-repeated="3"/>
          <table:covered-table-cell table:style-name="ce58"/>
          <table:table-cell table:style-name="ce59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6" office:value-type="string">
            <text:p>De stad 's HERTOGENBOSCH.</text:p>
          </table:table-cell>
          <table:table-cell ns41:value-type="float" table:style-name="ce14" office:value="1849" office:value-type="float">
            <text:p>1849</text:p>
          </table:table-cell>
          <table:table-cell ns41:value-type="string" table:style-name="ce21" office:value-type="string">
            <text:p>Beneden het jaar.</text:p>
          </table:table-cell>
          <table:table-cell table:style-name="Default"/>
          <table:table-cell ns41:value-type="float" table:style-name="ce64" office:value="261" office:value-type="float">
            <text:p>261</text:p>
          </table:table-cell>
          <table:table-cell table:style-name="ce34" table:number-columns-repeated="2"/>
          <table:table-cell ns41:value-type="float" table:style-name="ce34" office:value="261" office:value-type="float">
            <text:p>261</text:p>
          </table:table-cell>
          <table:table-cell ns41:value-type="float" table:style-name="ce34" office:value="240" office:value-type="float">
            <text:p>240</text:p>
          </table:table-cell>
          <table:table-cell table:style-name="ce34" table:number-columns-repeated="2"/>
          <table:table-cell ns41:value-type="float" table:style-name="ce34" office:value="240" office:value-type="float">
            <text:p>240</text:p>
          </table:table-cell>
          <table:table-cell ns41:value-type="float" table:style-name="ce65" office:value="501" office:value-type="float">
            <text:p>5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66" office:value="182" office:value-type="float">
            <text:p>182</text:p>
          </table:table-cell>
          <table:table-cell table:style-name="ce35" table:number-columns-repeated="2"/>
          <table:table-cell ns41:value-type="float" table:style-name="ce35" office:value="182" office:value-type="float">
            <text:p>182</text:p>
          </table:table-cell>
          <table:table-cell ns41:value-type="float" table:style-name="ce35" office:value="207" office:value-type="float">
            <text:p>207</text:p>
          </table:table-cell>
          <table:table-cell table:style-name="ce35" table:number-columns-repeated="2"/>
          <table:table-cell ns41:value-type="float" table:style-name="ce35" office:value="207" office:value-type="float">
            <text:p>207</text:p>
          </table:table-cell>
          <table:table-cell ns41:value-type="float" table:style-name="ce67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66" office:value="213" office:value-type="float">
            <text:p>213</text:p>
          </table:table-cell>
          <table:table-cell table:style-name="ce35" table:number-columns-repeated="2"/>
          <table:table-cell ns41:value-type="float" table:style-name="ce35" office:value="213" office:value-type="float">
            <text:p>213</text:p>
          </table:table-cell>
          <table:table-cell ns41:value-type="float" table:style-name="ce35" office:value="211" office:value-type="float">
            <text:p>211</text:p>
          </table:table-cell>
          <table:table-cell table:style-name="ce35" table:number-columns-repeated="2"/>
          <table:table-cell ns41:value-type="float" table:style-name="ce35" office:value="211" office:value-type="float">
            <text:p>211</text:p>
          </table:table-cell>
          <table:table-cell ns41:value-type="float" table:style-name="ce67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66" office:value="191" office:value-type="float">
            <text:p>191</text:p>
          </table:table-cell>
          <table:table-cell table:style-name="ce35" table:number-columns-repeated="2"/>
          <table:table-cell ns41:value-type="float" table:style-name="ce35" office:value="191" office:value-type="float">
            <text:p>191</text:p>
          </table:table-cell>
          <table:table-cell ns41:value-type="float" table:style-name="ce35" office:value="195" office:value-type="float">
            <text:p>195</text:p>
          </table:table-cell>
          <table:table-cell table:style-name="ce35" table:number-columns-repeated="2"/>
          <table:table-cell ns41:value-type="float" table:style-name="ce35" office:value="195" office:value-type="float">
            <text:p>195</text:p>
          </table:table-cell>
          <table:table-cell ns41:value-type="float" table:style-name="ce67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66" office:value="215" office:value-type="float">
            <text:p>215</text:p>
          </table:table-cell>
          <table:table-cell table:style-name="ce35" table:number-columns-repeated="2"/>
          <table:table-cell ns41:value-type="float" table:style-name="ce35" office:value="215" office:value-type="float">
            <text:p>215</text:p>
          </table:table-cell>
          <table:table-cell ns41:value-type="float" table:style-name="ce35" office:value="234" office:value-type="float">
            <text:p>234</text:p>
          </table:table-cell>
          <table:table-cell table:style-name="ce35" table:number-columns-repeated="2"/>
          <table:table-cell ns41:value-type="float" table:style-name="ce35" office:value="234" office:value-type="float">
            <text:p>234</text:p>
          </table:table-cell>
          <table:table-cell ns41:value-type="float" table:style-name="ce67" office:value="449" office:value-type="float">
            <text:p>4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66" office:value="222" office:value-type="float">
            <text:p>222</text:p>
          </table:table-cell>
          <table:table-cell table:style-name="ce35" table:number-columns-repeated="2"/>
          <table:table-cell ns41:value-type="float" table:style-name="ce35" office:value="222" office:value-type="float">
            <text:p>222</text:p>
          </table:table-cell>
          <table:table-cell ns41:value-type="float" table:style-name="ce35" office:value="223" office:value-type="float">
            <text:p>223</text:p>
          </table:table-cell>
          <table:table-cell table:style-name="ce35" table:number-columns-repeated="2"/>
          <table:table-cell ns41:value-type="float" table:style-name="ce35" office:value="223" office:value-type="float">
            <text:p>223</text:p>
          </table:table-cell>
          <table:table-cell ns41:value-type="float" table:style-name="ce67" office:value="445" office:value-type="float">
            <text:p>4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66" office:value="192" office:value-type="float">
            <text:p>192</text:p>
          </table:table-cell>
          <table:table-cell table:style-name="ce35" table:number-columns-repeated="2"/>
          <table:table-cell ns41:value-type="float" table:style-name="ce35" office:value="192" office:value-type="float">
            <text:p>192</text:p>
          </table:table-cell>
          <table:table-cell ns41:value-type="float" table:style-name="ce35" office:value="216" office:value-type="float">
            <text:p>216</text:p>
          </table:table-cell>
          <table:table-cell table:style-name="ce35" table:number-columns-repeated="2"/>
          <table:table-cell ns41:value-type="float" table:style-name="ce35" office:value="216" office:value-type="float">
            <text:p>216</text:p>
          </table:table-cell>
          <table:table-cell ns41:value-type="float" table:style-name="ce67" office:value="408" office:value-type="float">
            <text:p>4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66" office:value="254" office:value-type="float">
            <text:p>254</text:p>
          </table:table-cell>
          <table:table-cell table:style-name="ce35" table:number-columns-repeated="2"/>
          <table:table-cell ns41:value-type="float" table:style-name="ce35" office:value="254" office:value-type="float">
            <text:p>254</text:p>
          </table:table-cell>
          <table:table-cell ns41:value-type="float" table:style-name="ce35" office:value="230" office:value-type="float">
            <text:p>230</text:p>
          </table:table-cell>
          <table:table-cell table:style-name="ce35" table:number-columns-repeated="2"/>
          <table:table-cell ns41:value-type="float" table:style-name="ce35" office:value="230" office:value-type="float">
            <text:p>230</text:p>
          </table:table-cell>
          <table:table-cell ns41:value-type="float" table:style-name="ce67" office:value="484" office:value-type="float">
            <text:p>4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66" office:value="214" office:value-type="float">
            <text:p>214</text:p>
          </table:table-cell>
          <table:table-cell table:style-name="ce35" table:number-columns-repeated="2"/>
          <table:table-cell ns41:value-type="float" office:value="214" table:style-name="ce35" table:number-columns-repeated="2" office:value-type="float">
            <text:p>214</text:p>
          </table:table-cell>
          <table:table-cell table:style-name="ce35" table:number-columns-repeated="2"/>
          <table:table-cell ns41:value-type="float" table:style-name="ce35" office:value="214" office:value-type="float">
            <text:p>214</text:p>
          </table:table-cell>
          <table:table-cell ns41:value-type="float" table:style-name="ce67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66" office:value="200" office:value-type="float">
            <text:p>200</text:p>
          </table:table-cell>
          <table:table-cell table:style-name="ce35" table:number-columns-repeated="2"/>
          <table:table-cell ns41:value-type="float" table:style-name="ce35" office:value="200" office:value-type="float">
            <text:p>200</text:p>
          </table:table-cell>
          <table:table-cell ns41:value-type="float" table:style-name="ce35" office:value="226" office:value-type="float">
            <text:p>226</text:p>
          </table:table-cell>
          <table:table-cell table:style-name="ce35" table:number-columns-repeated="2"/>
          <table:table-cell ns41:value-type="float" table:style-name="ce35" office:value="226" office:value-type="float">
            <text:p>226</text:p>
          </table:table-cell>
          <table:table-cell ns41:value-type="float" table:style-name="ce67" office:value="426" office:value-type="float">
            <text:p>4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66" office:value="212" office:value-type="float">
            <text:p>212</text:p>
          </table:table-cell>
          <table:table-cell table:style-name="ce35" table:number-columns-repeated="2"/>
          <table:table-cell ns41:value-type="float" table:style-name="ce35" office:value="212" office:value-type="float">
            <text:p>212</text:p>
          </table:table-cell>
          <table:table-cell ns41:value-type="float" table:style-name="ce35" office:value="208" office:value-type="float">
            <text:p>208</text:p>
          </table:table-cell>
          <table:table-cell table:style-name="ce35" table:number-columns-repeated="2"/>
          <table:table-cell ns41:value-type="float" table:style-name="ce35" office:value="208" office:value-type="float">
            <text:p>208</text:p>
          </table:table-cell>
          <table:table-cell ns41:value-type="float" table:style-name="ce67" office:value="420" office:value-type="float">
            <text:p>4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66" office:value="223" office:value-type="float">
            <text:p>223</text:p>
          </table:table-cell>
          <table:table-cell table:style-name="ce35" table:number-columns-repeated="2"/>
          <table:table-cell ns41:value-type="float" table:style-name="ce35" office:value="223" office:value-type="float">
            <text:p>223</text:p>
          </table:table-cell>
          <table:table-cell ns41:value-type="float" table:style-name="ce35" office:value="212" office:value-type="float">
            <text:p>212</text:p>
          </table:table-cell>
          <table:table-cell table:style-name="ce35" table:number-columns-repeated="2"/>
          <table:table-cell ns41:value-type="float" table:style-name="ce35" office:value="212" office:value-type="float">
            <text:p>212</text:p>
          </table:table-cell>
          <table:table-cell ns41:value-type="float" table:style-name="ce67" office:value="435" office:value-type="float">
            <text:p>4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66" office:value="197" office:value-type="float">
            <text:p>197</text:p>
          </table:table-cell>
          <table:table-cell table:style-name="ce35" table:number-columns-repeated="2"/>
          <table:table-cell ns41:value-type="float" table:style-name="ce35" office:value="197" office:value-type="float">
            <text:p>197</text:p>
          </table:table-cell>
          <table:table-cell ns41:value-type="float" table:style-name="ce35" office:value="209" office:value-type="float">
            <text:p>209</text:p>
          </table:table-cell>
          <table:table-cell table:style-name="ce35" table:number-columns-repeated="2"/>
          <table:table-cell ns41:value-type="float" table:style-name="ce35" office:value="209" office:value-type="float">
            <text:p>209</text:p>
          </table:table-cell>
          <table:table-cell ns41:value-type="float" table:style-name="ce67" office:value="406" office:value-type="float">
            <text:p>4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66" office:value="196" office:value-type="float">
            <text:p>196</text:p>
          </table:table-cell>
          <table:table-cell table:style-name="ce35" table:number-columns-repeated="2"/>
          <table:table-cell ns41:value-type="float" table:style-name="ce35" office:value="196" office:value-type="float">
            <text:p>196</text:p>
          </table:table-cell>
          <table:table-cell ns41:value-type="float" table:style-name="ce35" office:value="198" office:value-type="float">
            <text:p>198</text:p>
          </table:table-cell>
          <table:table-cell table:style-name="ce35" table:number-columns-repeated="2"/>
          <table:table-cell ns41:value-type="float" table:style-name="ce35" office:value="198" office:value-type="float">
            <text:p>198</text:p>
          </table:table-cell>
          <table:table-cell ns41:value-type="float" table:style-name="ce67" office:value="394" office:value-type="float">
            <text:p>3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66" office:value="197" office:value-type="float">
            <text:p>197</text:p>
          </table:table-cell>
          <table:table-cell table:style-name="ce35" table:number-columns-repeated="2"/>
          <table:table-cell ns41:value-type="float" table:style-name="ce35" office:value="197" office:value-type="float">
            <text:p>197</text:p>
          </table:table-cell>
          <table:table-cell ns41:value-type="float" table:style-name="ce35" office:value="180" office:value-type="float">
            <text:p>180</text:p>
          </table:table-cell>
          <table:table-cell table:style-name="ce35" table:number-columns-repeated="2"/>
          <table:table-cell ns41:value-type="float" table:style-name="ce35" office:value="180" office:value-type="float">
            <text:p>180</text:p>
          </table:table-cell>
          <table:table-cell ns41:value-type="float" table:style-name="ce67" office:value="377" office:value-type="float">
            <text:p>3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66" office:value="180" office:value-type="float">
            <text:p>180</text:p>
          </table:table-cell>
          <table:table-cell table:style-name="ce35" table:number-columns-repeated="2"/>
          <table:table-cell ns41:value-type="float" table:style-name="ce35" office:value="180" office:value-type="float">
            <text:p>180</text:p>
          </table:table-cell>
          <table:table-cell ns41:value-type="float" table:style-name="ce35" office:value="147" office:value-type="float">
            <text:p>147</text:p>
          </table:table-cell>
          <table:table-cell table:style-name="ce35" table:number-columns-repeated="2"/>
          <table:table-cell ns41:value-type="float" table:style-name="ce35" office:value="147" office:value-type="float">
            <text:p>147</text:p>
          </table:table-cell>
          <table:table-cell ns41:value-type="float" table:style-name="ce67" office:value="327" office:value-type="float">
            <text:p>3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66" office:value="165" office:value-type="float">
            <text:p>165</text:p>
          </table:table-cell>
          <table:table-cell table:style-name="ce35" table:number-columns-repeated="2"/>
          <table:table-cell ns41:value-type="float" table:style-name="ce35" office:value="165" office:value-type="float">
            <text:p>165</text:p>
          </table:table-cell>
          <table:table-cell ns41:value-type="float" table:style-name="ce35" office:value="177" office:value-type="float">
            <text:p>177</text:p>
          </table:table-cell>
          <table:table-cell table:style-name="ce35" table:number-columns-repeated="2"/>
          <table:table-cell ns41:value-type="float" table:style-name="ce35" office:value="177" office:value-type="float">
            <text:p>177</text:p>
          </table:table-cell>
          <table:table-cell ns41:value-type="float" table:style-name="ce67" office:value="342" office:value-type="float">
            <text:p>3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66" office:value="139" office:value-type="float">
            <text:p>139</text:p>
          </table:table-cell>
          <table:table-cell table:style-name="ce35" table:number-columns-repeated="2"/>
          <table:table-cell ns41:value-type="float" table:style-name="ce35" office:value="139" office:value-type="float">
            <text:p>139</text:p>
          </table:table-cell>
          <table:table-cell ns41:value-type="float" table:style-name="ce35" office:value="179" office:value-type="float">
            <text:p>179</text:p>
          </table:table-cell>
          <table:table-cell table:style-name="ce35" table:number-columns-repeated="2"/>
          <table:table-cell ns41:value-type="float" table:style-name="ce35" office:value="179" office:value-type="float">
            <text:p>179</text:p>
          </table:table-cell>
          <table:table-cell ns41:value-type="float" table:style-name="ce67" office:value="318" office:value-type="float">
            <text:p>3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table:style-name="ce35" table:number-columns-repeated="2"/>
          <table:table-cell ns41:value-type="float" table:style-name="ce35" office:value="142" office:value-type="float">
            <text:p>142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185" office:value-type="float">
            <text:p>185</text:p>
          </table:table-cell>
          <table:table-cell ns41:value-type="float" table:style-name="ce67" office:value="327" office:value-type="float">
            <text:p>3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66" office:value="207" office:value-type="float">
            <text:p>207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208" office:value-type="float">
            <text:p>208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188" office:value-type="float">
            <text:p>188</text:p>
          </table:table-cell>
          <table:table-cell ns41:value-type="float" table:style-name="ce67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66" office:value="178" office:value-type="float">
            <text:p>17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196" office:value-type="float">
            <text:p>196</text:p>
          </table:table-cell>
          <table:table-cell ns41:value-type="float" table:style-name="ce35" office:value="9" office:value-type="float">
            <text:p>9</text:p>
          </table:table-cell>
          <table:table-cell table:style-name="ce35"/>
          <table:table-cell ns41:value-type="float" table:style-name="ce35" office:value="205" office:value-type="float">
            <text:p>205</text:p>
          </table:table-cell>
          <table:table-cell ns41:value-type="float" table:style-name="ce67" office:value="387" office:value-type="float">
            <text:p>38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6" office:value="226" office:value-type="float">
            <text:p>226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228" office:value-type="float">
            <text:p>228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17" office:value-type="float">
            <text:p>17</text:p>
          </table:table-cell>
          <table:table-cell table:style-name="ce35"/>
          <table:table-cell ns41:value-type="float" table:style-name="ce35" office:value="215" office:value-type="float">
            <text:p>215</text:p>
          </table:table-cell>
          <table:table-cell ns41:value-type="float" table:style-name="ce67" office:value="443" office:value-type="float">
            <text:p>4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6" office:value="189" office:value-type="float">
            <text:p>189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192" office:value-type="float">
            <text:p>192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67" office:value="425" office:value-type="float">
            <text:p>4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6" office:value="253" office:value-type="float">
            <text:p>253</text:p>
          </table:table-cell>
          <table:table-cell ns41:value-type="float" table:style-name="ce35" office:value="14" office:value-type="float">
            <text:p>14</text:p>
          </table:table-cell>
          <table:table-cell table:style-name="ce35"/>
          <table:table-cell ns41:value-type="float" table:style-name="ce35" office:value="267" office:value-type="float">
            <text:p>267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67" office:value="525" office:value-type="float">
            <text:p>5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6" office:value="187" office:value-type="float">
            <text:p>187</text:p>
          </table:table-cell>
          <table:table-cell ns41:value-type="float" table:style-name="ce35" office:value="20" office:value-type="float">
            <text:p>20</text:p>
          </table:table-cell>
          <table:table-cell table:style-name="ce35"/>
          <table:table-cell ns41:value-type="float" table:style-name="ce35" office:value="207" office:value-type="float">
            <text:p>207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67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6" office:value="213" office:value-type="float">
            <text:p>213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34" office:value-type="float">
            <text:p>234</text:p>
          </table:table-cell>
          <table:table-cell ns41:value-type="float" table:style-name="ce67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6" office:value="156" office:value-type="float">
            <text:p>156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01" office:value-type="float">
            <text:p>201</text:p>
          </table:table-cell>
          <table:table-cell ns41:value-type="float" table:style-name="ce35" office:value="153" office:value-type="float">
            <text:p>153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67" office:value="413" office:value-type="float">
            <text:p>4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6" office:value="139" office:value-type="float">
            <text:p>139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64" office:value-type="float">
            <text:p>64</text:p>
          </table:table-cell>
          <table:table-cell table:style-name="ce35"/>
          <table:table-cell ns41:value-type="float" table:style-name="ce35" office:value="201" office:value-type="float">
            <text:p>201</text:p>
          </table:table-cell>
          <table:table-cell ns41:value-type="float" table:style-name="ce67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6" office:value="113" office:value-type="float">
            <text:p>113</text:p>
          </table:table-cell>
          <table:table-cell ns41:value-type="float" table:style-name="ce35" office:value="64" office:value-type="float">
            <text:p>64</text:p>
          </table:table-cell>
          <table:table-cell table:style-name="ce35"/>
          <table:table-cell ns41:value-type="float" table:style-name="ce35" office:value="177" office:value-type="float">
            <text:p>177</text:p>
          </table:table-cell>
          <table:table-cell ns41:value-type="float" table:style-name="ce35" office:value="146" office:value-type="float">
            <text:p>146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67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6" office:value="114" office:value-type="float">
            <text:p>114</text:p>
          </table:table-cell>
          <table:table-cell ns41:value-type="float" table:style-name="ce35" office:value="57" office:value-type="float">
            <text:p>57</text:p>
          </table:table-cell>
          <table:table-cell table:style-name="ce35"/>
          <table:table-cell ns41:value-type="float" table:style-name="ce35" office:value="171" office:value-type="float">
            <text:p>171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67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6" office:value="111" office:value-type="float">
            <text:p>111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67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6" office:value="86" office:value-type="float">
            <text:p>86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67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6" office:value="84" office:value-type="float">
            <text:p>84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67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6" office:value="61" office:value-type="float">
            <text:p>61</text:p>
          </table:table-cell>
          <table:table-cell ns41:value-type="float" table:style-name="ce35" office:value="101" office:value-type="float">
            <text:p>101</text:p>
          </table:table-cell>
          <table:table-cell table:style-name="ce35"/>
          <table:table-cell ns41:value-type="float" table:style-name="ce35" office:value="162" office:value-type="float">
            <text:p>162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67" office:value="365" office:value-type="float">
            <text:p>3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6" office:value="63" office:value-type="float">
            <text:p>63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60" office:value-type="float">
            <text:p>160</text:p>
          </table:table-cell>
          <table:table-cell ns41:value-type="float" table:style-name="ce67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6" office:value="50" office:value-type="float">
            <text:p>50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59" office:value-type="float">
            <text:p>159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64" office:value-type="float">
            <text:p>164</text:p>
          </table:table-cell>
          <table:table-cell ns41:value-type="float" table:style-name="ce67" office:value="323" office:value-type="float">
            <text:p>3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6" office:value="46" office:value-type="float">
            <text:p>46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67" office:value="334" office:value-type="float">
            <text:p>3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6" office:value="45" office:value-type="float">
            <text:p>45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67" office:value="282" office:value-type="float">
            <text:p>2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6" office:value="54" office:value-type="float">
            <text:p>54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67" office:value="345" office:value-type="float">
            <text:p>3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6" office:value="32" office:value-type="float">
            <text:p>32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67" office:value="269" office:value-type="float">
            <text:p>2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6" office:value="30" office:value-type="float">
            <text:p>30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67" office:value="292" office:value-type="float">
            <text:p>2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6" office:value="28" office:value-type="float">
            <text:p>28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67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6" office:value="22" office:value-type="float">
            <text:p>22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67" office:value="257" office:value-type="float">
            <text:p>2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6" office:value="24" office:value-type="float">
            <text:p>24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67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6" office:value="26" office:value-type="float">
            <text:p>26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34" office:value-type="float">
            <text:p>134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67" office:value="271" office:value-type="float">
            <text:p>2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6" office:value="23" office:value-type="float">
            <text:p>23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67" office:value="241" office:value-type="float">
            <text:p>2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6" office:value="24" office:value-type="float">
            <text:p>24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67" office:value="245" office:value-type="float">
            <text:p>2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67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6" office:value="17" office:value-type="float">
            <text:p>17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67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6" office:value="24" office:value-type="float">
            <text:p>24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24" office:value-type="float">
            <text:p>124</text:p>
          </table:table-cell>
          <table:table-cell ns41:value-type="float" table:style-name="ce67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67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table:style-name="ce15"/>
          <table:table-cell ns41:value-type="string" table:style-name="ce22" office:value-type="string">
            <text:p>Over te brengen.</text:p>
          </table:table-cell>
          <table:table-cell table:style-name="Default"/>
          <table:table-cell ns41:value-type="float" table:style-name="ce29" office:value="6640" office:value-type="float">
            <text:p>6,640</text:p>
          </table:table-cell>
          <table:table-cell ns41:value-type="float" table:style-name="ce36" office:value="2274" office:value-type="float">
            <text:p>2,274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6" office:value="9016" office:value-type="float">
            <text:p>9,016</text:p>
          </table:table-cell>
          <table:table-cell ns41:value-type="float" table:style-name="ce36" office:value="6742" office:value-type="float">
            <text:p>6,742</text:p>
          </table:table-cell>
          <table:table-cell ns41:value-type="float" table:style-name="ce36" office:value="2392" office:value-type="float">
            <text:p>2,392</text:p>
          </table:table-cell>
          <table:table-cell ns41:value-type="float" table:style-name="ce35" office:value="302" office:value-type="float">
            <text:p>302</text:p>
          </table:table-cell>
          <table:table-cell ns41:value-type="float" table:style-name="ce36" office:value="9436" office:value-type="float">
            <text:p>9,436</text:p>
          </table:table-cell>
          <table:table-cell ns41:value-type="float" table:style-name="ce45" office:value="18452" office:value-type="float">
            <text:p>18,4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6" office:value="17" office:value-type="float">
            <text:p>17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67" office:value="218" office:value-type="float">
            <text:p>2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67" office:value="198" office:value-type="float">
            <text:p>1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67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6" office:value="9" office:value-type="float">
            <text:p>9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67" office:value="169" office:value-type="float">
            <text:p>1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67" office:value="179" office:value-type="float">
            <text:p>1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67" office:value="183" office:value-type="float">
            <text:p>1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67" office:value="178" office:value-type="float">
            <text:p>1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67" office:value="140" office:value-type="float">
            <text:p>1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67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67" office:value="142" office:value-type="float">
            <text:p>1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67" office:value="119" office:value-type="float">
            <text:p>1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67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67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67" office:value="98" office:value-type="float">
            <text:p>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67" office:value="88" office:value-type="float">
            <text:p>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67" office:value="96" office:value-type="float">
            <text:p>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67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67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67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67" office:value="74" office:value-type="float">
            <text:p>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5" office:value-type="float">
            <text:p>15</text:p>
          </table:table-cell>
          <table:table-cell ns41:value-type="float" office:value="7" table:style-name="ce35" table:number-columns-repeated="2" office:value-type="float">
            <text:p>7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67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table:style-name="ce66"/>
          <table:table-cell ns41:value-type="float" table:style-name="ce35" office:value="7" office:value-type="float">
            <text:p>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67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4" office:value-type="float">
            <text:p>24</text:p>
          </table:table-cell>
          <table:table-cell ns41:value-type="float" office:value="6" table:style-name="ce35" table:number-columns-repeated="2" office:value-type="float">
            <text:p>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67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67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table:style-name="ce66"/>
          <table:table-cell ns41:value-type="float" table:style-name="ce35" office:value="9" office:value-type="float">
            <text:p>9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30" office:value-type="float">
            <text:p>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table:style-name="ce66"/>
          <table:table-cell ns41:value-type="float" table:style-name="ce35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8" office:value-type="float">
            <text:p>8</text:p>
          </table:table-cell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table:style-name="ce66"/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15" office:value-type="float">
            <text:p>1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table:style-name="ce66"/>
          <table:table-cell table:style-name="ce35"/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7" office:value-type="float">
            <text:p>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table:style-name="ce66"/>
          <table:table-cell ns41:value-type="float" office:value="1" table:style-name="ce35" table:number-columns-repeated="2" office:value-type="float">
            <text:p>1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float" table:style-name="ce35" office:value="5" office:value-type="float">
            <text:p>5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3" office:value-type="float">
            <text:p>1</text:p>
          </table:table-cell>
          <table:table-cell table:style-name="ce35"/>
          <table:table-cell ns41:value-type="float" table:style-name="ce35" office:value="8" office:value-type="float">
            <text:p>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table:style-name="ce66"/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table:style-name="ce35" table:number-columns-repeated="2"/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6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8" office:value-type="float">
            <text:p>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6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table:style-name="ce35" table:number-columns-repeated="2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table:style-name="ce66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6"/>
          <table:table-cell table:style-name="ce35" table:number-columns-repeated="4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table:style-name="ce35" table:number-columns-repeated="2"/>
          <table:table-cell ns41:value-type="string" table:style-name="ce40" office:value-type="string">
            <text:p>4/1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's HERTOGENBOSCH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9" office:value="6786" office:value-type="float">
            <text:p>6,786</text:p>
          </table:table-cell>
          <table:table-cell ns41:value-type="float" table:style-name="ce36" office:value="3183" office:value-type="float">
            <text:p>3,183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6" office:value="10336" office:value-type="float">
            <text:p>10,336</text:p>
          </table:table-cell>
          <table:table-cell ns41:value-type="float" table:style-name="ce36" office:value="7149" office:value-type="float">
            <text:p>7,149</text:p>
          </table:table-cell>
          <table:table-cell ns41:value-type="float" table:style-name="ce36" office:value="3168" office:value-type="float">
            <text:p>3,168</text:p>
          </table:table-cell>
          <table:table-cell ns41:value-type="float" table:style-name="ce36" office:value="1049" office:value-type="float">
            <text:p>1,049</text:p>
          </table:table-cell>
          <table:table-cell ns41:value-type="float" table:style-name="ce36" office:value="11367" office:value-type="float">
            <text:p>11,367</text:p>
          </table:table-cell>
          <table:table-cell ns41:value-type="float" table:style-name="ce45" office:value="21703" office:value-type="float">
            <text:p>21,7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66" office:value="149" office:value-type="float">
            <text:p>149</text:p>
          </table:table-cell>
          <table:table-cell table:style-name="ce35" table:number-columns-repeated="2"/>
          <table:table-cell ns41:value-type="float" table:style-name="ce35" office:value="149" office:value-type="float">
            <text:p>149</text:p>
          </table:table-cell>
          <table:table-cell ns41:value-type="float" table:style-name="ce35" office:value="146" office:value-type="float">
            <text:p>146</text:p>
          </table:table-cell>
          <table:table-cell table:style-name="ce35" table:number-columns-repeated="2"/>
          <table:table-cell ns41:value-type="float" table:style-name="ce35" office:value="146" office:value-type="float">
            <text:p>146</text:p>
          </table:table-cell>
          <table:table-cell ns41:value-type="float" table:style-name="ce67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66" office:value="156" office:value-type="float">
            <text:p>156</text:p>
          </table:table-cell>
          <table:table-cell table:style-name="ce35" table:number-columns-repeated="2"/>
          <table:table-cell ns41:value-type="float" table:style-name="ce35" office:value="156" office:value-type="float">
            <text:p>156</text:p>
          </table:table-cell>
          <table:table-cell ns41:value-type="float" table:style-name="ce35" office:value="174" office:value-type="float">
            <text:p>174</text:p>
          </table:table-cell>
          <table:table-cell table:style-name="ce35" table:number-columns-repeated="2"/>
          <table:table-cell ns41:value-type="float" table:style-name="ce35" office:value="174" office:value-type="float">
            <text:p>174</text:p>
          </table:table-cell>
          <table:table-cell ns41:value-type="float" table:style-name="ce67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66" office:value="157" office:value-type="float">
            <text:p>157</text:p>
          </table:table-cell>
          <table:table-cell table:style-name="ce35" table:number-columns-repeated="2"/>
          <table:table-cell ns41:value-type="float" table:style-name="ce35" office:value="157" office:value-type="float">
            <text:p>157</text:p>
          </table:table-cell>
          <table:table-cell ns41:value-type="float" table:style-name="ce35" office:value="145" office:value-type="float">
            <text:p>145</text:p>
          </table:table-cell>
          <table:table-cell table:style-name="ce35" table:number-columns-repeated="2"/>
          <table:table-cell ns41:value-type="float" table:style-name="ce35" office:value="145" office:value-type="float">
            <text:p>145</text:p>
          </table:table-cell>
          <table:table-cell ns41:value-type="float" table:style-name="ce67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66" office:value="123" office:value-type="float">
            <text:p>123</text:p>
          </table:table-cell>
          <table:table-cell table:style-name="ce35" table:number-columns-repeated="2"/>
          <table:table-cell ns41:value-type="float" table:style-name="ce35" office:value="123" office:value-type="float">
            <text:p>123</text:p>
          </table:table-cell>
          <table:table-cell ns41:value-type="float" table:style-name="ce35" office:value="142" office:value-type="float">
            <text:p>142</text:p>
          </table:table-cell>
          <table:table-cell table:style-name="ce35" table:number-columns-repeated="2"/>
          <table:table-cell ns41:value-type="float" table:style-name="ce35" office:value="142" office:value-type="float">
            <text:p>142</text:p>
          </table:table-cell>
          <table:table-cell ns41:value-type="float" table:style-name="ce67" office:value="265" office:value-type="float">
            <text:p>2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66" office:value="141" office:value-type="float">
            <text:p>141</text:p>
          </table:table-cell>
          <table:table-cell table:style-name="ce35" table:number-columns-repeated="2"/>
          <table:table-cell ns41:value-type="float" table:style-name="ce35" office:value="141" office:value-type="float">
            <text:p>141</text:p>
          </table:table-cell>
          <table:table-cell ns41:value-type="float" table:style-name="ce35" office:value="150" office:value-type="float">
            <text:p>150</text:p>
          </table:table-cell>
          <table:table-cell table:style-name="ce35" table:number-columns-repeated="2"/>
          <table:table-cell ns41:value-type="float" table:style-name="ce35" office:value="150" office:value-type="float">
            <text:p>150</text:p>
          </table:table-cell>
          <table:table-cell ns41:value-type="float" table:style-name="ce67" office:value="291" office:value-type="float">
            <text:p>2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66" office:value="170" office:value-type="float">
            <text:p>170</text:p>
          </table:table-cell>
          <table:table-cell table:style-name="ce35" table:number-columns-repeated="2"/>
          <table:table-cell ns41:value-type="float" table:style-name="ce35" office:value="170" office:value-type="float">
            <text:p>170</text:p>
          </table:table-cell>
          <table:table-cell ns41:value-type="float" table:style-name="ce35" office:value="153" office:value-type="float">
            <text:p>153</text:p>
          </table:table-cell>
          <table:table-cell table:style-name="ce35" table:number-columns-repeated="2"/>
          <table:table-cell ns41:value-type="float" table:style-name="ce35" office:value="153" office:value-type="float">
            <text:p>153</text:p>
          </table:table-cell>
          <table:table-cell ns41:value-type="float" table:style-name="ce67" office:value="323" office:value-type="float">
            <text:p>3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66" office:value="139" office:value-type="float">
            <text:p>139</text:p>
          </table:table-cell>
          <table:table-cell table:style-name="ce35" table:number-columns-repeated="2"/>
          <table:table-cell ns41:value-type="float" table:style-name="ce35" office:value="139" office:value-type="float">
            <text:p>139</text:p>
          </table:table-cell>
          <table:table-cell ns41:value-type="float" table:style-name="ce35" office:value="146" office:value-type="float">
            <text:p>146</text:p>
          </table:table-cell>
          <table:table-cell table:style-name="ce35" table:number-columns-repeated="2"/>
          <table:table-cell ns41:value-type="float" table:style-name="ce35" office:value="146" office:value-type="float">
            <text:p>146</text:p>
          </table:table-cell>
          <table:table-cell ns41:value-type="float" table:style-name="ce67" office:value="285" office:value-type="float">
            <text:p>2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66" office:value="161" office:value-type="float">
            <text:p>161</text:p>
          </table:table-cell>
          <table:table-cell table:style-name="ce35" table:number-columns-repeated="2"/>
          <table:table-cell ns41:value-type="float" table:style-name="ce35" office:value="161" office:value-type="float">
            <text:p>161</text:p>
          </table:table-cell>
          <table:table-cell ns41:value-type="float" table:style-name="ce35" office:value="143" office:value-type="float">
            <text:p>143</text:p>
          </table:table-cell>
          <table:table-cell table:style-name="ce35" table:number-columns-repeated="2"/>
          <table:table-cell ns41:value-type="float" table:style-name="ce35" office:value="143" office:value-type="float">
            <text:p>143</text:p>
          </table:table-cell>
          <table:table-cell ns41:value-type="float" table:style-name="ce67" office:value="304" office:value-type="float">
            <text:p>3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66" office:value="137" office:value-type="float">
            <text:p>137</text:p>
          </table:table-cell>
          <table:table-cell table:style-name="ce35" table:number-columns-repeated="2"/>
          <table:table-cell ns41:value-type="float" table:style-name="ce35" office:value="137" office:value-type="float">
            <text:p>137</text:p>
          </table:table-cell>
          <table:table-cell ns41:value-type="float" table:style-name="ce35" office:value="145" office:value-type="float">
            <text:p>145</text:p>
          </table:table-cell>
          <table:table-cell table:style-name="ce35" table:number-columns-repeated="2"/>
          <table:table-cell ns41:value-type="float" table:style-name="ce35" office:value="145" office:value-type="float">
            <text:p>145</text:p>
          </table:table-cell>
          <table:table-cell ns41:value-type="float" table:style-name="ce67" office:value="282" office:value-type="float">
            <text:p>2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66" office:value="163" office:value-type="float">
            <text:p>163</text:p>
          </table:table-cell>
          <table:table-cell table:style-name="ce35" table:number-columns-repeated="2"/>
          <table:table-cell ns41:value-type="float" table:style-name="ce35" office:value="163" office:value-type="float">
            <text:p>163</text:p>
          </table:table-cell>
          <table:table-cell ns41:value-type="float" table:style-name="ce35" office:value="145" office:value-type="float">
            <text:p>145</text:p>
          </table:table-cell>
          <table:table-cell table:style-name="ce35" table:number-columns-repeated="2"/>
          <table:table-cell ns41:value-type="float" table:style-name="ce35" office:value="145" office:value-type="float">
            <text:p>145</text:p>
          </table:table-cell>
          <table:table-cell ns41:value-type="float" table:style-name="ce67" office:value="308" office:value-type="float">
            <text:p>3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66" office:value="161" office:value-type="float">
            <text:p>161</text:p>
          </table:table-cell>
          <table:table-cell table:style-name="ce35" table:number-columns-repeated="2"/>
          <table:table-cell ns41:value-type="float" table:style-name="ce35" office:value="161" office:value-type="float">
            <text:p>161</text:p>
          </table:table-cell>
          <table:table-cell ns41:value-type="float" table:style-name="ce35" office:value="133" office:value-type="float">
            <text:p>133</text:p>
          </table:table-cell>
          <table:table-cell table:style-name="ce35" table:number-columns-repeated="2"/>
          <table:table-cell ns41:value-type="float" table:style-name="ce35" office:value="133" office:value-type="float">
            <text:p>133</text:p>
          </table:table-cell>
          <table:table-cell ns41:value-type="float" table:style-name="ce67" office:value="294" office:value-type="float">
            <text:p>2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66" office:value="139" office:value-type="float">
            <text:p>139</text:p>
          </table:table-cell>
          <table:table-cell table:style-name="ce35" table:number-columns-repeated="2"/>
          <table:table-cell ns41:value-type="float" table:style-name="ce35" office:value="139" office:value-type="float">
            <text:p>139</text:p>
          </table:table-cell>
          <table:table-cell ns41:value-type="float" table:style-name="ce35" office:value="151" office:value-type="float">
            <text:p>151</text:p>
          </table:table-cell>
          <table:table-cell table:style-name="ce35" table:number-columns-repeated="2"/>
          <table:table-cell ns41:value-type="float" table:style-name="ce35" office:value="151" office:value-type="float">
            <text:p>151</text:p>
          </table:table-cell>
          <table:table-cell ns41:value-type="float" table:style-name="ce67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66" office:value="150" office:value-type="float">
            <text:p>150</text:p>
          </table:table-cell>
          <table:table-cell table:style-name="ce35" table:number-columns-repeated="2"/>
          <table:table-cell ns41:value-type="float" table:style-name="ce35" office:value="150" office:value-type="float">
            <text:p>150</text:p>
          </table:table-cell>
          <table:table-cell ns41:value-type="float" table:style-name="ce35" office:value="139" office:value-type="float">
            <text:p>139</text:p>
          </table:table-cell>
          <table:table-cell table:style-name="ce35" table:number-columns-repeated="2"/>
          <table:table-cell ns41:value-type="float" table:style-name="ce35" office:value="139" office:value-type="float">
            <text:p>139</text:p>
          </table:table-cell>
          <table:table-cell ns41:value-type="float" table:style-name="ce67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66" office:value="130" office:value-type="float">
            <text:p>130</text:p>
          </table:table-cell>
          <table:table-cell table:style-name="ce35" table:number-columns-repeated="2"/>
          <table:table-cell ns41:value-type="float" table:style-name="ce35" office:value="130" office:value-type="float">
            <text:p>130</text:p>
          </table:table-cell>
          <table:table-cell ns41:value-type="float" table:style-name="ce35" office:value="133" office:value-type="float">
            <text:p>133</text:p>
          </table:table-cell>
          <table:table-cell table:style-name="ce35" table:number-columns-repeated="2"/>
          <table:table-cell ns41:value-type="float" table:style-name="ce35" office:value="133" office:value-type="float">
            <text:p>133</text:p>
          </table:table-cell>
          <table:table-cell ns41:value-type="float" table:style-name="ce67" office:value="263" office:value-type="float">
            <text:p>2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66" office:value="164" office:value-type="float">
            <text:p>164</text:p>
          </table:table-cell>
          <table:table-cell table:style-name="ce35" table:number-columns-repeated="2"/>
          <table:table-cell ns41:value-type="float" table:style-name="ce35" office:value="164" office:value-type="float">
            <text:p>164</text:p>
          </table:table-cell>
          <table:table-cell ns41:value-type="float" table:style-name="ce35" office:value="137" office:value-type="float">
            <text:p>137</text:p>
          </table:table-cell>
          <table:table-cell table:style-name="ce35" table:number-columns-repeated="2"/>
          <table:table-cell ns41:value-type="float" table:style-name="ce35" office:value="137" office:value-type="float">
            <text:p>137</text:p>
          </table:table-cell>
          <table:table-cell ns41:value-type="float" table:style-name="ce67" office:value="301" office:value-type="float">
            <text:p>3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66" office:value="146" office:value-type="float">
            <text:p>146</text:p>
          </table:table-cell>
          <table:table-cell table:style-name="ce35" table:number-columns-repeated="2"/>
          <table:table-cell ns41:value-type="float" table:style-name="ce35" office:value="146" office:value-type="float">
            <text:p>146</text:p>
          </table:table-cell>
          <table:table-cell ns41:value-type="float" table:style-name="ce35" office:value="124" office:value-type="float">
            <text:p>124</text:p>
          </table:table-cell>
          <table:table-cell table:style-name="ce35" table:number-columns-repeated="2"/>
          <table:table-cell ns41:value-type="float" table:style-name="ce35" office:value="124" office:value-type="float">
            <text:p>124</text:p>
          </table:table-cell>
          <table:table-cell ns41:value-type="float" table:style-name="ce67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66" office:value="134" office:value-type="float">
            <text:p>134</text:p>
          </table:table-cell>
          <table:table-cell table:style-name="ce35" table:number-columns-repeated="2"/>
          <table:table-cell ns41:value-type="float" table:style-name="ce35" office:value="134" office:value-type="float">
            <text:p>134</text:p>
          </table:table-cell>
          <table:table-cell ns41:value-type="float" table:style-name="ce35" office:value="129" office:value-type="float">
            <text:p>129</text:p>
          </table:table-cell>
          <table:table-cell table:style-name="ce35" table:number-columns-repeated="2"/>
          <table:table-cell ns41:value-type="float" table:style-name="ce35" office:value="129" office:value-type="float">
            <text:p>129</text:p>
          </table:table-cell>
          <table:table-cell ns41:value-type="float" table:style-name="ce67" office:value="263" office:value-type="float">
            <text:p>2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table:style-name="ce35" table:number-columns-repeated="2"/>
          <table:table-cell ns41:value-type="float" table:style-name="ce35" office:value="142" office:value-type="float">
            <text:p>142</text:p>
          </table:table-cell>
          <table:table-cell ns41:value-type="float" table:style-name="ce35" office:value="132" office:value-type="float">
            <text:p>132</text:p>
          </table:table-cell>
          <table:table-cell table:style-name="ce35" table:number-columns-repeated="2"/>
          <table:table-cell ns41:value-type="float" table:style-name="ce35" office:value="132" office:value-type="float">
            <text:p>132</text:p>
          </table:table-cell>
          <table:table-cell ns41:value-type="float" table:style-name="ce67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66" office:value="146" office:value-type="float">
            <text:p>146</text:p>
          </table:table-cell>
          <table:table-cell table:style-name="ce35" table:number-columns-repeated="2"/>
          <table:table-cell ns41:value-type="float" table:style-name="ce35" office:value="146" office:value-type="float">
            <text:p>146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11" office:value-type="float">
            <text:p>111</text:p>
          </table:table-cell>
          <table:table-cell ns41:value-type="float" table:style-name="ce67" office:value="257" office:value-type="float">
            <text:p>2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table:style-name="ce35" table:number-columns-repeated="2"/>
          <table:table-cell ns41:value-type="float" table:style-name="ce35" office:value="142" office:value-type="float">
            <text:p>142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20" office:value-type="float">
            <text:p>120</text:p>
          </table:table-cell>
          <table:table-cell ns41:value-type="float" table:style-name="ce67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66" office:value="149" office:value-type="float">
            <text:p>149</text:p>
          </table:table-cell>
          <table:table-cell table:style-name="ce35" table:number-columns-repeated="2"/>
          <table:table-cell ns41:value-type="float" table:style-name="ce35" office:value="149" office:value-type="float">
            <text:p>149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137" office:value-type="float">
            <text:p>137</text:p>
          </table:table-cell>
          <table:table-cell ns41:value-type="float" table:style-name="ce67" office:value="286" office:value-type="float">
            <text:p>2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6" office:value="158" office:value-type="float">
            <text:p>158</text:p>
          </table:table-cell>
          <table:table-cell table:style-name="ce35" table:number-columns-repeated="2"/>
          <table:table-cell ns41:value-type="float" table:style-name="ce35" office:value="158" office:value-type="float">
            <text:p>158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7" office:value-type="float">
            <text:p>7</text:p>
          </table:table-cell>
          <table:table-cell table:style-name="ce35"/>
          <table:table-cell ns41:value-type="float" table:style-name="ce35" office:value="110" office:value-type="float">
            <text:p>110</text:p>
          </table:table-cell>
          <table:table-cell ns41:value-type="float" table:style-name="ce67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6" office:value="158" office:value-type="float">
            <text:p>158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161" office:value-type="float">
            <text:p>161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15" office:value-type="float">
            <text:p>15</text:p>
          </table:table-cell>
          <table:table-cell table:style-name="ce35"/>
          <table:table-cell ns41:value-type="float" table:style-name="ce35" office:value="137" office:value-type="float">
            <text:p>137</text:p>
          </table:table-cell>
          <table:table-cell ns41:value-type="float" table:style-name="ce67" office:value="298" office:value-type="float">
            <text:p>2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6" office:value="158" office:value-type="float">
            <text:p>158</text:p>
          </table:table-cell>
          <table:table-cell ns41:value-type="float" table:style-name="ce35" office:value="7" office:value-type="float">
            <text:p>7</text:p>
          </table:table-cell>
          <table:table-cell table:style-name="ce35"/>
          <table:table-cell ns41:value-type="float" table:style-name="ce35" office:value="165" office:value-type="float">
            <text:p>165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9" office:value-type="float">
            <text:p>19</text:p>
          </table:table-cell>
          <table:table-cell table:style-name="ce35"/>
          <table:table-cell ns41:value-type="float" table:style-name="ce35" office:value="144" office:value-type="float">
            <text:p>144</text:p>
          </table:table-cell>
          <table:table-cell ns41:value-type="float" table:style-name="ce67" office:value="309" office:value-type="float">
            <text:p>30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6" office:value="146" office:value-type="float">
            <text:p>146</text:p>
          </table:table-cell>
          <table:table-cell ns41:value-type="float" table:style-name="ce35" office:value="13" office:value-type="float">
            <text:p>13</text:p>
          </table:table-cell>
          <table:table-cell table:style-name="ce35"/>
          <table:table-cell ns41:value-type="float" table:style-name="ce35" office:value="159" office:value-type="float">
            <text:p>159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67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6" office:value="118" office:value-type="float">
            <text:p>118</text:p>
          </table:table-cell>
          <table:table-cell ns41:value-type="float" table:style-name="ce35" office:value="33" office:value-type="float">
            <text:p>33</text:p>
          </table:table-cell>
          <table:table-cell table:style-name="ce35"/>
          <table:table-cell ns41:value-type="float" table:style-name="ce35" office:value="151" office:value-type="float">
            <text:p>151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5" office:value="25" office:value-type="float">
            <text:p>25</text:p>
          </table:table-cell>
          <table:table-cell table:style-name="ce35"/>
          <table:table-cell ns41:value-type="float" table:style-name="ce35" office:value="140" office:value-type="float">
            <text:p>140</text:p>
          </table:table-cell>
          <table:table-cell ns41:value-type="float" table:style-name="ce67" office:value="291" office:value-type="float">
            <text:p>2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6" office:value="104" office:value-type="float">
            <text:p>104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47" office:value-type="float">
            <text:p>47</text:p>
          </table:table-cell>
          <table:table-cell table:style-name="ce35"/>
          <table:table-cell ns41:value-type="float" table:style-name="ce35" office:value="157" office:value-type="float">
            <text:p>157</text:p>
          </table:table-cell>
          <table:table-cell ns41:value-type="float" table:style-name="ce67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6" office:value="85" office:value-type="float">
            <text:p>85</text:p>
          </table:table-cell>
          <table:table-cell ns41:value-type="float" table:style-name="ce35" office:value="27" office:value-type="float">
            <text:p>27</text:p>
          </table:table-cell>
          <table:table-cell table:style-name="ce35"/>
          <table:table-cell ns41:value-type="float" table:style-name="ce35" office:value="112" office:value-type="float">
            <text:p>112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50" office:value-type="float">
            <text:p>50</text:p>
          </table:table-cell>
          <table:table-cell table:style-name="ce35"/>
          <table:table-cell ns41:value-type="float" table:style-name="ce35" office:value="129" office:value-type="float">
            <text:p>129</text:p>
          </table:table-cell>
          <table:table-cell ns41:value-type="float" table:style-name="ce67" office:value="241" office:value-type="float">
            <text:p>2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6" office:value="62" office:value-type="float">
            <text:p>62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1" office:value-type="float">
            <text:p>1</text:p>
          </table:table-cell>
          <table:table-cell ns41:value-type="float" office:value="96" table:style-name="ce35" table:number-columns-repeated="2" office:value-type="float">
            <text:p>96</text:p>
          </table:table-cell>
          <table:table-cell ns41:value-type="float" table:style-name="ce35" office:value="44" office:value-type="float">
            <text:p>44</text:p>
          </table:table-cell>
          <table:table-cell table:style-name="ce35"/>
          <table:table-cell ns41:value-type="float" table:style-name="ce35" office:value="140" office:value-type="float">
            <text:p>140</text:p>
          </table:table-cell>
          <table:table-cell ns41:value-type="float" table:style-name="ce67" office:value="236" office:value-type="float">
            <text:p>2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6" office:value="74" office:value-type="float">
            <text:p>74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74" office:value-type="float">
            <text:p>74</text:p>
          </table:table-cell>
          <table:table-cell ns41:value-type="float" table:style-name="ce35" office:value="54" office:value-type="float">
            <text:p>54</text:p>
          </table:table-cell>
          <table:table-cell table:style-name="ce35"/>
          <table:table-cell ns41:value-type="float" table:style-name="ce35" office:value="128" office:value-type="float">
            <text:p>128</text:p>
          </table:table-cell>
          <table:table-cell ns41:value-type="float" table:style-name="ce67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6" office:value="79" office:value-type="float">
            <text:p>79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67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6" office:value="64" office:value-type="float">
            <text:p>6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67" office:value="206" office:value-type="float">
            <text:p>2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6" office:value="45" office:value-type="float">
            <text:p>45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67" office:value="196" office:value-type="float">
            <text:p>1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6" office:value="43" office:value-type="float">
            <text:p>4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67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6" office:value="44" office:value-type="float">
            <text:p>44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67" office:value="216" office:value-type="float">
            <text:p>2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6" office:value="36" office:value-type="float">
            <text:p>36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67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6" office:value="33" office:value-type="float">
            <text:p>33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67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6" office:value="29" office:value-type="float">
            <text:p>29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67" office:value="189" office:value-type="float">
            <text:p>1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6" office:value="22" office:value-type="float">
            <text:p>22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67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6" office:value="23" office:value-type="float">
            <text:p>2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67" office:value="199" office:value-type="float">
            <text:p>1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6" office:value="31" office:value-type="float">
            <text:p>31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67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6" office:value="21" office:value-type="float">
            <text:p>21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67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6" office:value="18" office:value-type="float">
            <text:p>18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67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67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6" office:value="12" office:value-type="float">
            <text:p>12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67" office:value="153" office:value-type="float">
            <text:p>1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6" office:value="10" office:value-type="float">
            <text:p>10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89" office:value-type="float">
            <text:p>89</text:p>
          </table:table-cell>
          <table:table-cell ns41:value-type="float" table:style-name="ce67" office:value="165" office:value-type="float">
            <text:p>1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6" office:value="17" office:value-type="float">
            <text:p>17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67" office:value="169" office:value-type="float">
            <text:p>1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67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67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6" office:value="15" office:value-type="float">
            <text:p>15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67" office:value="196" office:value-type="float">
            <text:p>19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67" office:value="185" office:value-type="float">
            <text:p>1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table:style-name="ce15"/>
          <table:table-cell ns41:value-type="string" table:style-name="ce22" office:value-type="string">
            <text:p>Over te brengen.</text:p>
          </table:table-cell>
          <table:table-cell table:style-name="Default"/>
          <table:table-cell ns41:value-type="float" table:style-name="ce29" office:value="4747" office:value-type="float">
            <text:p>4,747</text:p>
          </table:table-cell>
          <table:table-cell ns41:value-type="float" table:style-name="ce36" office:value="1405" office:value-type="float">
            <text:p>1,405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6" office:value="6219" office:value-type="float">
            <text:p>6,219</text:p>
          </table:table-cell>
          <table:table-cell ns41:value-type="float" table:style-name="ce36" office:value="4536" office:value-type="float">
            <text:p>4,536</text:p>
          </table:table-cell>
          <table:table-cell ns41:value-type="float" table:style-name="ce36" office:value="1513" office:value-type="float">
            <text:p>1,513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6" office:value="6235" office:value-type="float">
            <text:p>6,235</text:p>
          </table:table-cell>
          <table:table-cell ns41:value-type="float" table:style-name="ce45" office:value="12454" office:value-type="float">
            <text:p>12,4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67" office:value="127" office:value-type="float">
            <text:p>1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67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67" office:value="140" office:value-type="float">
            <text:p>1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67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67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67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table:style-name="ce66"/>
          <table:table-cell ns41:value-type="float" table:style-name="ce35" office:value="27" office:value-type="float">
            <text:p>2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67" office:value="104" office:value-type="float">
            <text:p>1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67" office:value="101" office:value-type="float">
            <text:p>1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67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67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67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6" office:value="9" office:value-type="float">
            <text:p>9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67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67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67" office:value="74" office:value-type="float">
            <text:p>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table:style-name="ce66"/>
          <table:table-cell ns41:value-type="float" table:style-name="ce35" office:value="15" office:value-type="float">
            <text:p>1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office:value="9" table:style-name="ce35" table:number-columns-repeated="2" office:value-type="float">
            <text:p>9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67" office:value="43" office:value-type="float">
            <text:p>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67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table:style-name="ce66"/>
          <table:table-cell ns41:value-type="float" table:style-name="ce35" office:value="15" office:value-type="float">
            <text:p>1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67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67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67" office:value="49" office:value-type="float">
            <text:p>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172" office:value-type="float">
            <text:p>11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8" office:value-type="float">
            <text:p>8</text:p>
          </table:table-cell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table:style-name="ce66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table:style-name="ce66"/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table:style-name="ce66"/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table:style-name="ce35" table:number-columns-repeated="2"/>
          <table:table-cell ns41:value-type="float" office:value="7" table:style-name="ce35" table:number-columns-repeated="2" office:value-type="float">
            <text:p>7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7" office:value-type="float">
            <text:p>7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table:style-name="ce66"/>
          <table:table-cell table:style-name="ce35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8" office:value-type="float">
            <text:p>8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4"/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table:style-name="ce66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table:style-name="ce66"/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table:style-name="ce35" table:number-columns-repeated="2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table:style-name="ce66"/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4"/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6"/>
          <table:table-cell table:style-name="ce35" table:number-columns-repeated="3"/>
          <table:table-cell ns41:value-type="float" table:style-name="ce35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ad BREDA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9" office:value="4847" office:value-type="float">
            <text:p>4,847</text:p>
          </table:table-cell>
          <table:table-cell ns41:value-type="float" table:style-name="ce36" office:value="2055" office:value-type="float">
            <text:p>2,055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36" office:value="7184" office:value-type="float">
            <text:p>7,184</text:p>
          </table:table-cell>
          <table:table-cell ns41:value-type="float" table:style-name="ce36" office:value="4809" office:value-type="float">
            <text:p>4,809</text:p>
          </table:table-cell>
          <table:table-cell ns41:value-type="float" table:style-name="ce36" office:value="2066" office:value-type="float">
            <text:p>2,066</text:p>
          </table:table-cell>
          <table:table-cell ns41:value-type="float" table:style-name="ce35" office:value="684" office:value-type="float">
            <text:p>684</text:p>
          </table:table-cell>
          <table:table-cell ns41:value-type="float" table:style-name="ce36" office:value="7559" office:value-type="float">
            <text:p>7,559</text:p>
          </table:table-cell>
          <table:table-cell ns41:value-type="float" table:style-name="ce45" office:value="14743" office:value-type="float">
            <text:p>14,7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66" office:value="870" office:value-type="float">
            <text:p>870</text:p>
          </table:table-cell>
          <table:table-cell table:style-name="ce35" table:number-columns-repeated="2"/>
          <table:table-cell ns41:value-type="float" table:style-name="ce35" office:value="870" office:value-type="float">
            <text:p>870</text:p>
          </table:table-cell>
          <table:table-cell ns41:value-type="float" table:style-name="ce35" office:value="861" office:value-type="float">
            <text:p>861</text:p>
          </table:table-cell>
          <table:table-cell table:style-name="ce35" table:number-columns-repeated="2"/>
          <table:table-cell ns41:value-type="float" table:style-name="ce35" office:value="861" office:value-type="float">
            <text:p>861</text:p>
          </table:table-cell>
          <table:table-cell ns41:value-type="float" table:style-name="ce45" office:value="1731" office:value-type="float">
            <text:p>1,7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66" office:value="782" office:value-type="float">
            <text:p>782</text:p>
          </table:table-cell>
          <table:table-cell table:style-name="ce35" table:number-columns-repeated="2"/>
          <table:table-cell ns41:value-type="float" table:style-name="ce35" office:value="782" office:value-type="float">
            <text:p>782</text:p>
          </table:table-cell>
          <table:table-cell ns41:value-type="float" table:style-name="ce35" office:value="770" office:value-type="float">
            <text:p>770</text:p>
          </table:table-cell>
          <table:table-cell table:style-name="ce35" table:number-columns-repeated="2"/>
          <table:table-cell ns41:value-type="float" table:style-name="ce35" office:value="770" office:value-type="float">
            <text:p>770</text:p>
          </table:table-cell>
          <table:table-cell ns41:value-type="float" table:style-name="ce45" office:value="1552" office:value-type="float">
            <text:p>1,5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66" office:value="807" office:value-type="float">
            <text:p>807</text:p>
          </table:table-cell>
          <table:table-cell table:style-name="ce35" table:number-columns-repeated="2"/>
          <table:table-cell ns41:value-type="float" table:style-name="ce35" office:value="807" office:value-type="float">
            <text:p>807</text:p>
          </table:table-cell>
          <table:table-cell ns41:value-type="float" table:style-name="ce35" office:value="826" office:value-type="float">
            <text:p>826</text:p>
          </table:table-cell>
          <table:table-cell table:style-name="ce35" table:number-columns-repeated="2"/>
          <table:table-cell ns41:value-type="float" table:style-name="ce35" office:value="826" office:value-type="float">
            <text:p>826</text:p>
          </table:table-cell>
          <table:table-cell ns41:value-type="float" table:style-name="ce45" office:value="1633" office:value-type="float">
            <text:p>1,6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66" office:value="738" office:value-type="float">
            <text:p>738</text:p>
          </table:table-cell>
          <table:table-cell table:style-name="ce35" table:number-columns-repeated="2"/>
          <table:table-cell ns41:value-type="float" table:style-name="ce35" office:value="738" office:value-type="float">
            <text:p>738</text:p>
          </table:table-cell>
          <table:table-cell ns41:value-type="float" table:style-name="ce35" office:value="731" office:value-type="float">
            <text:p>731</text:p>
          </table:table-cell>
          <table:table-cell table:style-name="ce35" table:number-columns-repeated="2"/>
          <table:table-cell ns41:value-type="float" table:style-name="ce35" office:value="731" office:value-type="float">
            <text:p>731</text:p>
          </table:table-cell>
          <table:table-cell ns41:value-type="float" table:style-name="ce45" office:value="1469" office:value-type="float">
            <text:p>1,4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66" office:value="864" office:value-type="float">
            <text:p>864</text:p>
          </table:table-cell>
          <table:table-cell table:style-name="ce35" table:number-columns-repeated="2"/>
          <table:table-cell ns41:value-type="float" table:style-name="ce35" office:value="864" office:value-type="float">
            <text:p>864</text:p>
          </table:table-cell>
          <table:table-cell ns41:value-type="float" table:style-name="ce35" office:value="825" office:value-type="float">
            <text:p>825</text:p>
          </table:table-cell>
          <table:table-cell table:style-name="ce35" table:number-columns-repeated="2"/>
          <table:table-cell ns41:value-type="float" table:style-name="ce35" office:value="825" office:value-type="float">
            <text:p>825</text:p>
          </table:table-cell>
          <table:table-cell ns41:value-type="float" table:style-name="ce45" office:value="1689" office:value-type="float">
            <text:p>1,6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66" office:value="890" office:value-type="float">
            <text:p>890</text:p>
          </table:table-cell>
          <table:table-cell table:style-name="ce35" table:number-columns-repeated="2"/>
          <table:table-cell ns41:value-type="float" table:style-name="ce35" office:value="890" office:value-type="float">
            <text:p>890</text:p>
          </table:table-cell>
          <table:table-cell ns41:value-type="float" table:style-name="ce35" office:value="869" office:value-type="float">
            <text:p>869</text:p>
          </table:table-cell>
          <table:table-cell table:style-name="ce35" table:number-columns-repeated="2"/>
          <table:table-cell ns41:value-type="float" table:style-name="ce35" office:value="869" office:value-type="float">
            <text:p>869</text:p>
          </table:table-cell>
          <table:table-cell ns41:value-type="float" table:style-name="ce45" office:value="1759" office:value-type="float">
            <text:p>1,7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66" office:value="817" office:value-type="float">
            <text:p>817</text:p>
          </table:table-cell>
          <table:table-cell table:style-name="ce35" table:number-columns-repeated="2"/>
          <table:table-cell ns41:value-type="float" table:style-name="ce35" office:value="817" office:value-type="float">
            <text:p>817</text:p>
          </table:table-cell>
          <table:table-cell ns41:value-type="float" table:style-name="ce35" office:value="824" office:value-type="float">
            <text:p>824</text:p>
          </table:table-cell>
          <table:table-cell table:style-name="ce35" table:number-columns-repeated="2"/>
          <table:table-cell ns41:value-type="float" table:style-name="ce35" office:value="824" office:value-type="float">
            <text:p>824</text:p>
          </table:table-cell>
          <table:table-cell ns41:value-type="float" table:style-name="ce45" office:value="1641" office:value-type="float">
            <text:p>1,6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66" office:value="933" office:value-type="float">
            <text:p>933</text:p>
          </table:table-cell>
          <table:table-cell table:style-name="ce35" table:number-columns-repeated="2"/>
          <table:table-cell ns41:value-type="float" table:style-name="ce35" office:value="933" office:value-type="float">
            <text:p>933</text:p>
          </table:table-cell>
          <table:table-cell ns41:value-type="float" table:style-name="ce35" office:value="822" office:value-type="float">
            <text:p>822</text:p>
          </table:table-cell>
          <table:table-cell table:style-name="ce35" table:number-columns-repeated="2"/>
          <table:table-cell ns41:value-type="float" table:style-name="ce35" office:value="822" office:value-type="float">
            <text:p>822</text:p>
          </table:table-cell>
          <table:table-cell ns41:value-type="float" table:style-name="ce45" office:value="1755" office:value-type="float">
            <text:p>1,7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66" office:value="835" office:value-type="float">
            <text:p>835</text:p>
          </table:table-cell>
          <table:table-cell table:style-name="ce35" table:number-columns-repeated="2"/>
          <table:table-cell ns41:value-type="float" table:style-name="ce35" office:value="835" office:value-type="float">
            <text:p>835</text:p>
          </table:table-cell>
          <table:table-cell ns41:value-type="float" table:style-name="ce35" office:value="825" office:value-type="float">
            <text:p>825</text:p>
          </table:table-cell>
          <table:table-cell table:style-name="ce35" table:number-columns-repeated="2"/>
          <table:table-cell ns41:value-type="float" table:style-name="ce35" office:value="825" office:value-type="float">
            <text:p>825</text:p>
          </table:table-cell>
          <table:table-cell ns41:value-type="float" table:style-name="ce45" office:value="1660" office:value-type="float">
            <text:p>1,6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66" office:value="827" office:value-type="float">
            <text:p>827</text:p>
          </table:table-cell>
          <table:table-cell table:style-name="ce35" table:number-columns-repeated="2"/>
          <table:table-cell ns41:value-type="float" table:style-name="ce35" office:value="827" office:value-type="float">
            <text:p>827</text:p>
          </table:table-cell>
          <table:table-cell ns41:value-type="float" table:style-name="ce35" office:value="858" office:value-type="float">
            <text:p>858</text:p>
          </table:table-cell>
          <table:table-cell table:style-name="ce35" table:number-columns-repeated="2"/>
          <table:table-cell ns41:value-type="float" table:style-name="ce35" office:value="858" office:value-type="float">
            <text:p>858</text:p>
          </table:table-cell>
          <table:table-cell ns41:value-type="float" table:style-name="ce45" office:value="1685" office:value-type="float">
            <text:p>1,6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66" office:value="850" office:value-type="float">
            <text:p>850</text:p>
          </table:table-cell>
          <table:table-cell table:style-name="ce35" table:number-columns-repeated="2"/>
          <table:table-cell ns41:value-type="float" table:style-name="ce35" office:value="850" office:value-type="float">
            <text:p>850</text:p>
          </table:table-cell>
          <table:table-cell ns41:value-type="float" table:style-name="ce35" office:value="821" office:value-type="float">
            <text:p>821</text:p>
          </table:table-cell>
          <table:table-cell table:style-name="ce35" table:number-columns-repeated="2"/>
          <table:table-cell ns41:value-type="float" table:style-name="ce35" office:value="821" office:value-type="float">
            <text:p>821</text:p>
          </table:table-cell>
          <table:table-cell ns41:value-type="float" table:style-name="ce45" office:value="1671" office:value-type="float">
            <text:p>1,6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66" office:value="846" office:value-type="float">
            <text:p>846</text:p>
          </table:table-cell>
          <table:table-cell table:style-name="ce35" table:number-columns-repeated="2"/>
          <table:table-cell ns41:value-type="float" table:style-name="ce35" office:value="846" office:value-type="float">
            <text:p>846</text:p>
          </table:table-cell>
          <table:table-cell ns41:value-type="float" table:style-name="ce35" office:value="828" office:value-type="float">
            <text:p>828</text:p>
          </table:table-cell>
          <table:table-cell table:style-name="ce35" table:number-columns-repeated="2"/>
          <table:table-cell ns41:value-type="float" table:style-name="ce35" office:value="828" office:value-type="float">
            <text:p>828</text:p>
          </table:table-cell>
          <table:table-cell ns41:value-type="float" table:style-name="ce45" office:value="1674" office:value-type="float">
            <text:p>1,6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66" office:value="822" office:value-type="float">
            <text:p>822</text:p>
          </table:table-cell>
          <table:table-cell table:style-name="ce35" table:number-columns-repeated="2"/>
          <table:table-cell ns41:value-type="float" table:style-name="ce35" office:value="822" office:value-type="float">
            <text:p>822</text:p>
          </table:table-cell>
          <table:table-cell ns41:value-type="float" table:style-name="ce35" office:value="820" office:value-type="float">
            <text:p>820</text:p>
          </table:table-cell>
          <table:table-cell table:style-name="ce35" table:number-columns-repeated="2"/>
          <table:table-cell ns41:value-type="float" table:style-name="ce35" office:value="820" office:value-type="float">
            <text:p>820</text:p>
          </table:table-cell>
          <table:table-cell ns41:value-type="float" table:style-name="ce45" office:value="1642" office:value-type="float">
            <text:p>1,6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66" office:value="830" office:value-type="float">
            <text:p>830</text:p>
          </table:table-cell>
          <table:table-cell table:style-name="ce35" table:number-columns-repeated="2"/>
          <table:table-cell ns41:value-type="float" table:style-name="ce35" office:value="830" office:value-type="float">
            <text:p>830</text:p>
          </table:table-cell>
          <table:table-cell ns41:value-type="float" table:style-name="ce35" office:value="760" office:value-type="float">
            <text:p>760</text:p>
          </table:table-cell>
          <table:table-cell table:style-name="ce35" table:number-columns-repeated="2"/>
          <table:table-cell ns41:value-type="float" table:style-name="ce35" office:value="760" office:value-type="float">
            <text:p>760</text:p>
          </table:table-cell>
          <table:table-cell ns41:value-type="float" table:style-name="ce45" office:value="1590" office:value-type="float">
            <text:p>1,5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66" office:value="838" office:value-type="float">
            <text:p>838</text:p>
          </table:table-cell>
          <table:table-cell table:style-name="ce35" table:number-columns-repeated="2"/>
          <table:table-cell ns41:value-type="float" table:style-name="ce35" office:value="838" office:value-type="float">
            <text:p>838</text:p>
          </table:table-cell>
          <table:table-cell ns41:value-type="float" table:style-name="ce35" office:value="756" office:value-type="float">
            <text:p>756</text:p>
          </table:table-cell>
          <table:table-cell table:style-name="ce35" table:number-columns-repeated="2"/>
          <table:table-cell ns41:value-type="float" table:style-name="ce35" office:value="756" office:value-type="float">
            <text:p>756</text:p>
          </table:table-cell>
          <table:table-cell ns41:value-type="float" table:style-name="ce45" office:value="1594" office:value-type="float">
            <text:p>1,5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66" office:value="777" office:value-type="float">
            <text:p>777</text:p>
          </table:table-cell>
          <table:table-cell table:style-name="ce35" table:number-columns-repeated="2"/>
          <table:table-cell ns41:value-type="float" table:style-name="ce35" office:value="777" office:value-type="float">
            <text:p>777</text:p>
          </table:table-cell>
          <table:table-cell ns41:value-type="float" table:style-name="ce35" office:value="676" office:value-type="float">
            <text:p>676</text:p>
          </table:table-cell>
          <table:table-cell table:style-name="ce35" table:number-columns-repeated="2"/>
          <table:table-cell ns41:value-type="float" table:style-name="ce35" office:value="676" office:value-type="float">
            <text:p>676</text:p>
          </table:table-cell>
          <table:table-cell ns41:value-type="float" table:style-name="ce45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66" office:value="690" office:value-type="float">
            <text:p>690</text:p>
          </table:table-cell>
          <table:table-cell table:style-name="ce35" table:number-columns-repeated="2"/>
          <table:table-cell ns41:value-type="float" table:style-name="ce35" office:value="690" office:value-type="float">
            <text:p>690</text:p>
          </table:table-cell>
          <table:table-cell ns41:value-type="float" table:style-name="ce35" office:value="758" office:value-type="float">
            <text:p>758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759" office:value-type="float">
            <text:p>759</text:p>
          </table:table-cell>
          <table:table-cell ns41:value-type="float" table:style-name="ce45" office:value="1449" office:value-type="float">
            <text:p>1,4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66" office:value="616" office:value-type="float">
            <text:p>616</text:p>
          </table:table-cell>
          <table:table-cell table:style-name="ce35" table:number-columns-repeated="2"/>
          <table:table-cell ns41:value-type="float" table:style-name="ce35" office:value="616" office:value-type="float">
            <text:p>616</text:p>
          </table:table-cell>
          <table:table-cell ns41:value-type="float" table:style-name="ce35" office:value="710" office:value-type="float">
            <text:p>710</text:p>
          </table:table-cell>
          <table:table-cell table:style-name="ce35" table:number-columns-repeated="2"/>
          <table:table-cell ns41:value-type="float" table:style-name="ce35" office:value="710" office:value-type="float">
            <text:p>710</text:p>
          </table:table-cell>
          <table:table-cell ns41:value-type="float" table:style-name="ce45" office:value="1326" office:value-type="float">
            <text:p>1,3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66" office:value="616" office:value-type="float">
            <text:p>616</text:p>
          </table:table-cell>
          <table:table-cell table:style-name="ce35" table:number-columns-repeated="2"/>
          <table:table-cell ns41:value-type="float" table:style-name="ce35" office:value="616" office:value-type="float">
            <text:p>616</text:p>
          </table:table-cell>
          <table:table-cell ns41:value-type="float" table:style-name="ce35" office:value="630" office:value-type="float">
            <text:p>630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633" office:value-type="float">
            <text:p>633</text:p>
          </table:table-cell>
          <table:table-cell ns41:value-type="float" table:style-name="ce45" office:value="1249" office:value-type="float">
            <text:p>1,2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66" office:value="786" office:value-type="float">
            <text:p>786</text:p>
          </table:table-cell>
          <table:table-cell ns41:value-type="float" table:style-name="ce35" office:value="5" office:value-type="float">
            <text:p>5</text:p>
          </table:table-cell>
          <table:table-cell table:style-name="ce35"/>
          <table:table-cell ns41:value-type="float" table:style-name="ce35" office:value="791" office:value-type="float">
            <text:p>791</text:p>
          </table:table-cell>
          <table:table-cell ns41:value-type="float" table:style-name="ce35" office:value="719" office:value-type="float">
            <text:p>719</text:p>
          </table:table-cell>
          <table:table-cell ns41:value-type="float" table:style-name="ce35" office:value="5" office:value-type="float">
            <text:p>5</text:p>
          </table:table-cell>
          <table:table-cell table:style-name="ce35"/>
          <table:table-cell ns41:value-type="float" table:style-name="ce35" office:value="724" office:value-type="float">
            <text:p>724</text:p>
          </table:table-cell>
          <table:table-cell ns41:value-type="float" table:style-name="ce45" office:value="1515" office:value-type="float">
            <text:p>1,5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66" office:value="815" office:value-type="float">
            <text:p>815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20" office:value-type="float">
            <text:p>820</text:p>
          </table:table-cell>
          <table:table-cell ns41:value-type="float" table:style-name="ce35" office:value="728" office:value-type="float">
            <text:p>728</text:p>
          </table:table-cell>
          <table:table-cell ns41:value-type="float" table:style-name="ce35" office:value="18" office:value-type="float">
            <text:p>18</text:p>
          </table:table-cell>
          <table:table-cell table:style-name="ce35"/>
          <table:table-cell ns41:value-type="float" table:style-name="ce35" office:value="746" office:value-type="float">
            <text:p>746</text:p>
          </table:table-cell>
          <table:table-cell ns41:value-type="float" table:style-name="ce45" office:value="1566" office:value-type="float">
            <text:p>1,5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66" office:value="797" office:value-type="float">
            <text:p>797</text:p>
          </table:table-cell>
          <table:table-cell ns41:value-type="float" table:style-name="ce35" office:value="6" office:value-type="float">
            <text:p>6</text:p>
          </table:table-cell>
          <table:table-cell table:style-name="ce35"/>
          <table:table-cell ns41:value-type="float" table:style-name="ce35" office:value="803" office:value-type="float">
            <text:p>803</text:p>
          </table:table-cell>
          <table:table-cell ns41:value-type="float" table:style-name="ce35" office:value="630" office:value-type="float">
            <text:p>630</text:p>
          </table:table-cell>
          <table:table-cell ns41:value-type="float" table:style-name="ce35" office:value="47" office:value-type="float">
            <text:p>47</text:p>
          </table:table-cell>
          <table:table-cell table:style-name="ce35"/>
          <table:table-cell ns41:value-type="float" table:style-name="ce35" office:value="677" office:value-type="float">
            <text:p>677</text:p>
          </table:table-cell>
          <table:table-cell ns41:value-type="float" table:style-name="ce45" office:value="1480" office:value-type="float">
            <text:p>1,4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66" office:value="775" office:value-type="float">
            <text:p>775</text:p>
          </table:table-cell>
          <table:table-cell ns41:value-type="float" table:style-name="ce35" office:value="17" office:value-type="float">
            <text:p>17</text:p>
          </table:table-cell>
          <table:table-cell table:style-name="ce35"/>
          <table:table-cell ns41:value-type="float" table:style-name="ce35" office:value="792" office:value-type="float">
            <text:p>792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709" office:value-type="float">
            <text:p>709</text:p>
          </table:table-cell>
          <table:table-cell ns41:value-type="float" table:style-name="ce45" office:value="1501" office:value-type="float">
            <text:p>1,50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66" office:value="822" office:value-type="float">
            <text:p>822</text:p>
          </table:table-cell>
          <table:table-cell ns41:value-type="float" table:style-name="ce35" office:value="46" office:value-type="float">
            <text:p>46</text:p>
          </table:table-cell>
          <table:table-cell table:style-name="ce35"/>
          <table:table-cell ns41:value-type="float" table:style-name="ce35" office:value="868" office:value-type="float">
            <text:p>868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45" office:value="1668" office:value-type="float">
            <text:p>1,6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66" office:value="768" office:value-type="float">
            <text:p>768</text:p>
          </table:table-cell>
          <table:table-cell ns41:value-type="float" table:style-name="ce35" office:value="65" office:value-type="float">
            <text:p>65</text:p>
          </table:table-cell>
          <table:table-cell table:style-name="ce35"/>
          <table:table-cell ns41:value-type="float" table:style-name="ce35" office:value="833" office:value-type="float">
            <text:p>833</text:p>
          </table:table-cell>
          <table:table-cell ns41:value-type="float" table:style-name="ce35" office:value="649" office:value-type="float">
            <text:p>649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773" office:value-type="float">
            <text:p>773</text:p>
          </table:table-cell>
          <table:table-cell ns41:value-type="float" table:style-name="ce45" office:value="1606" office:value-type="float">
            <text:p>1,6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66" office:value="707" office:value-type="float">
            <text:p>707</text:p>
          </table:table-cell>
          <table:table-cell ns41:value-type="float" table:style-name="ce35" office:value="126" office:value-type="float">
            <text:p>12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50" office:value-type="float">
            <text:p>750</text:p>
          </table:table-cell>
          <table:table-cell ns41:value-type="float" table:style-name="ce45" office:value="1585" office:value-type="float">
            <text:p>1,5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66" office:value="560" office:value-type="float">
            <text:p>560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710" office:value-type="float">
            <text:p>710</text:p>
          </table:table-cell>
          <table:table-cell ns41:value-type="float" table:style-name="ce35" office:value="537" office:value-type="float">
            <text:p>537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54" office:value-type="float">
            <text:p>754</text:p>
          </table:table-cell>
          <table:table-cell ns41:value-type="float" table:style-name="ce45" office:value="1464" office:value-type="float">
            <text:p>1,46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66" office:value="482" office:value-type="float">
            <text:p>482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35" office:value="457" office:value-type="float">
            <text:p>457</text:p>
          </table:table-cell>
          <table:table-cell ns41:value-type="float" table:style-name="ce35" office:value="213" office:value-type="float">
            <text:p>21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671" office:value-type="float">
            <text:p>671</text:p>
          </table:table-cell>
          <table:table-cell ns41:value-type="float" table:style-name="ce45" office:value="1323" office:value-type="float">
            <text:p>1,3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66" office:value="414" office:value-type="float">
            <text:p>414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95" office:value-type="float">
            <text:p>595</text:p>
          </table:table-cell>
          <table:table-cell ns41:value-type="float" table:style-name="ce35" office:value="460" office:value-type="float">
            <text:p>460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45" office:value="1291" office:value-type="float">
            <text:p>1,2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66" office:value="394" office:value-type="float">
            <text:p>394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05" office:value-type="float">
            <text:p>605</text:p>
          </table:table-cell>
          <table:table-cell ns41:value-type="float" table:style-name="ce35" office:value="364" office:value-type="float">
            <text:p>364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637" office:value-type="float">
            <text:p>637</text:p>
          </table:table-cell>
          <table:table-cell ns41:value-type="float" table:style-name="ce45" office:value="1242" office:value-type="float">
            <text:p>1,2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66" office:value="380" office:value-type="float">
            <text:p>380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625" office:value-type="float">
            <text:p>625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693" office:value-type="float">
            <text:p>693</text:p>
          </table:table-cell>
          <table:table-cell ns41:value-type="float" table:style-name="ce45" office:value="1318" office:value-type="float">
            <text:p>1,3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66" office:value="321" office:value-type="float">
            <text:p>321</text:p>
          </table:table-cell>
          <table:table-cell ns41:value-type="float" table:style-name="ce35" office:value="253" office:value-type="float">
            <text:p>25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581" office:value-type="float">
            <text:p>581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300" office:value-type="float">
            <text:p>300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45" office:value="1141" office:value-type="float">
            <text:p>1,1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66" office:value="253" office:value-type="float">
            <text:p>253</text:p>
          </table:table-cell>
          <table:table-cell ns41:value-type="float" table:style-name="ce35" office:value="270" office:value-type="float">
            <text:p>27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35" office:value-type="float">
            <text:p>535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585" office:value-type="float">
            <text:p>585</text:p>
          </table:table-cell>
          <table:table-cell ns41:value-type="float" table:style-name="ce45" office:value="1120" office:value-type="float">
            <text:p>1,1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66" office:value="241" office:value-type="float">
            <text:p>241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90" office:value-type="float">
            <text:p>590</text:p>
          </table:table-cell>
          <table:table-cell ns41:value-type="float" table:style-name="ce35" office:value="271" office:value-type="float">
            <text:p>271</text:p>
          </table:table-cell>
          <table:table-cell ns41:value-type="float" table:style-name="ce35" office:value="361" office:value-type="float">
            <text:p>361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659" office:value-type="float">
            <text:p>659</text:p>
          </table:table-cell>
          <table:table-cell ns41:value-type="float" table:style-name="ce45" office:value="1249" office:value-type="float">
            <text:p>1,2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66" office:value="233" office:value-type="float">
            <text:p>233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580" office:value-type="float">
            <text:p>580</text:p>
          </table:table-cell>
          <table:table-cell ns41:value-type="float" table:style-name="ce45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6" office:value="187" office:value-type="float">
            <text:p>187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582" office:value-type="float">
            <text:p>582</text:p>
          </table:table-cell>
          <table:table-cell ns41:value-type="float" table:style-name="ce45" office:value="1113" office:value-type="float">
            <text:p>1,1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6" office:value="171" office:value-type="float">
            <text:p>171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5" office:value="385" office:value-type="float">
            <text:p>385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605" office:value-type="float">
            <text:p>605</text:p>
          </table:table-cell>
          <table:table-cell ns41:value-type="float" table:style-name="ce45" office:value="1124" office:value-type="float">
            <text:p>1,12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6" office:value="146" office:value-type="float">
            <text:p>146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512" office:value-type="float">
            <text:p>512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276" office:value-type="float">
            <text:p>276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460" office:value-type="float">
            <text:p>460</text:p>
          </table:table-cell>
          <table:table-cell ns41:value-type="float" table:style-name="ce67" office:value="972" office:value-type="float">
            <text:p>9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6" office:value="148" office:value-type="float">
            <text:p>148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368" office:value-type="float">
            <text:p>368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574" office:value-type="float">
            <text:p>574</text:p>
          </table:table-cell>
          <table:table-cell ns41:value-type="float" table:style-name="ce45" office:value="1093" office:value-type="float">
            <text:p>1,09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6" office:value="126" office:value-type="float">
            <text:p>126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500" office:value-type="float">
            <text:p>500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45" office:value="1014" office:value-type="float">
            <text:p>1,0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6" office:value="144" office:value-type="float">
            <text:p>144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534" office:value-type="float">
            <text:p>534</text:p>
          </table:table-cell>
          <table:table-cell ns41:value-type="float" table:style-name="ce45" office:value="1039" office:value-type="float">
            <text:p>1,0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6" office:value="107" office:value-type="float">
            <text:p>107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378" office:value-type="float">
            <text:p>378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438" office:value-type="float">
            <text:p>438</text:p>
          </table:table-cell>
          <table:table-cell ns41:value-type="float" table:style-name="ce67" office:value="816" office:value-type="float">
            <text:p>8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6" office:value="91" office:value-type="float">
            <text:p>91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432" office:value-type="float">
            <text:p>432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504" office:value-type="float">
            <text:p>504</text:p>
          </table:table-cell>
          <table:table-cell ns41:value-type="float" table:style-name="ce67" office:value="936" office:value-type="float">
            <text:p>93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6" office:value="74" office:value-type="float">
            <text:p>74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464" office:value-type="float">
            <text:p>464</text:p>
          </table:table-cell>
          <table:table-cell ns41:value-type="float" table:style-name="ce67" office:value="892" office:value-type="float">
            <text:p>8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6" office:value="81" office:value-type="float">
            <text:p>81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439" office:value-type="float">
            <text:p>439</text:p>
          </table:table-cell>
          <table:table-cell ns41:value-type="float" table:style-name="ce35" office:value="114" office:value-type="float">
            <text:p>114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479" office:value-type="float">
            <text:p>479</text:p>
          </table:table-cell>
          <table:table-cell ns41:value-type="float" table:style-name="ce67" office:value="918" office:value-type="float">
            <text:p>9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6" office:value="79" office:value-type="float">
            <text:p>79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62" office:value-type="float">
            <text:p>462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473" office:value-type="float">
            <text:p>473</text:p>
          </table:table-cell>
          <table:table-cell ns41:value-type="float" table:style-name="ce67" office:value="935" office:value-type="float">
            <text:p>9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6" office:value="75" office:value-type="float">
            <text:p>75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10" office:value-type="float">
            <text:p>410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67" office:value="886" office:value-type="float">
            <text:p>8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6" office:value="59" office:value-type="float">
            <text:p>59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429" office:value-type="float">
            <text:p>429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318" office:value-type="float">
            <text:p>318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67" office:value="905" office:value-type="float">
            <text:p>9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6" office:value="65" office:value-type="float">
            <text:p>65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424" office:value-type="float">
            <text:p>424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479" office:value-type="float">
            <text:p>479</text:p>
          </table:table-cell>
          <table:table-cell ns41:value-type="float" table:style-name="ce67" office:value="903" office:value-type="float">
            <text:p>9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6" office:value="68" office:value-type="float">
            <text:p>68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50" office:value-type="float">
            <text:p>450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502" office:value-type="float">
            <text:p>502</text:p>
          </table:table-cell>
          <table:table-cell ns41:value-type="float" table:style-name="ce67" office:value="952" office:value-type="float">
            <text:p>9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6" office:value="52" office:value-type="float">
            <text:p>52</text:p>
          </table:table-cell>
          <table:table-cell ns41:value-type="float" table:style-name="ce35" office:value="339" office:value-type="float">
            <text:p>339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432" office:value-type="float">
            <text:p>432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35" office:value="106" office:value-type="float">
            <text:p>106</text:p>
          </table:table-cell>
          <table:table-cell ns41:value-type="float" table:style-name="ce35" office:value="541" office:value-type="float">
            <text:p>541</text:p>
          </table:table-cell>
          <table:table-cell ns41:value-type="float" table:style-name="ce67" office:value="973" office:value-type="float">
            <text:p>9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table:style-name="ce15"/>
          <table:table-cell ns41:value-type="string" table:style-name="ce22" office:value-type="string">
            <text:p>Over te brengen.</text:p>
          </table:table-cell>
          <table:table-cell table:style-name="Default"/>
          <table:table-cell ns41:value-type="float" table:style-name="ce29" office:value="25669" office:value-type="float">
            <text:p>25,669</text:p>
          </table:table-cell>
          <table:table-cell ns41:value-type="float" table:style-name="ce36" office:value="7790" office:value-type="float">
            <text:p>7,790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6" office:value="33829" office:value-type="float">
            <text:p>33,829</text:p>
          </table:table-cell>
          <table:table-cell ns41:value-type="float" table:style-name="ce36" office:value="24899" office:value-type="float">
            <text:p>24,899</text:p>
          </table:table-cell>
          <table:table-cell ns41:value-type="float" table:style-name="ce36" office:value="8283" office:value-type="float">
            <text:p>8,283</text:p>
          </table:table-cell>
          <table:table-cell ns41:value-type="float" table:style-name="ce35" office:value="907" office:value-type="float">
            <text:p>907</text:p>
          </table:table-cell>
          <table:table-cell ns41:value-type="float" table:style-name="ce36" office:value="34089" office:value-type="float">
            <text:p>34,089</text:p>
          </table:table-cell>
          <table:table-cell ns41:value-type="float" table:style-name="ce45" office:value="67918" office:value-type="float">
            <text:p>67,9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6" office:value="48" office:value-type="float">
            <text:p>48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383" office:value-type="float">
            <text:p>383</text:p>
          </table:table-cell>
          <table:table-cell ns41:value-type="float" table:style-name="ce67" office:value="748" office:value-type="float">
            <text:p>74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6" office:value="37" office:value-type="float">
            <text:p>37</text:p>
          </table:table-cell>
          <table:table-cell ns41:value-type="float" table:style-name="ce35" office:value="281" office:value-type="float">
            <text:p>28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57" office:value-type="float">
            <text:p>257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67" office:value="766" office:value-type="float">
            <text:p>7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6" office:value="36" office:value-type="float">
            <text:p>36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438" office:value-type="float">
            <text:p>438</text:p>
          </table:table-cell>
          <table:table-cell ns41:value-type="float" table:style-name="ce67" office:value="767" office:value-type="float">
            <text:p>7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6" office:value="38" office:value-type="float">
            <text:p>38</text:p>
          </table:table-cell>
          <table:table-cell ns41:value-type="float" table:style-name="ce35" office:value="228" office:value-type="float">
            <text:p>228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67" office:value="621" office:value-type="float">
            <text:p>6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6" office:value="45" office:value-type="float">
            <text:p>45</text:p>
          </table:table-cell>
          <table:table-cell ns41:value-type="float" table:style-name="ce35" office:value="232" office:value-type="float">
            <text:p>23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67" office:value="668" office:value-type="float">
            <text:p>66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6" office:value="29" office:value-type="float">
            <text:p>29</text:p>
          </table:table-cell>
          <table:table-cell ns41:value-type="float" table:style-name="ce35" office:value="206" office:value-type="float">
            <text:p>206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272" office:value-type="float">
            <text:p>272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67" office:value="613" office:value-type="float">
            <text:p>6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6" office:value="26" office:value-type="float">
            <text:p>26</text:p>
          </table:table-cell>
          <table:table-cell ns41:value-type="float" table:style-name="ce35" office:value="190" office:value-type="float">
            <text:p>190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67" office:value="591" office:value-type="float">
            <text:p>5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6" office:value="22" office:value-type="float">
            <text:p>22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39" office:value-type="float">
            <text:p>23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292" office:value-type="float">
            <text:p>292</text:p>
          </table:table-cell>
          <table:table-cell ns41:value-type="float" table:style-name="ce67" office:value="531" office:value-type="float">
            <text:p>5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6" office:value="26" office:value-type="float">
            <text:p>26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5" office:value="161" office:value-type="float">
            <text:p>161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67" office:value="589" office:value-type="float">
            <text:p>5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6" office:value="29" office:value-type="float">
            <text:p>29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209" office:value-type="float">
            <text:p>209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67" office:value="532" office:value-type="float">
            <text:p>5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6" office:value="23" office:value-type="float">
            <text:p>23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224" office:value-type="float">
            <text:p>224</text:p>
          </table:table-cell>
          <table:table-cell ns41:value-type="float" table:style-name="ce35" office:value="63" office:value-type="float">
            <text:p>63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282" office:value-type="float">
            <text:p>282</text:p>
          </table:table-cell>
          <table:table-cell ns41:value-type="float" table:style-name="ce67" office:value="506" office:value-type="float">
            <text:p>50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6" office:value="23" office:value-type="float">
            <text:p>23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292" office:value-type="float">
            <text:p>292</text:p>
          </table:table-cell>
          <table:table-cell ns41:value-type="float" table:style-name="ce67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6" office:value="24" office:value-type="float">
            <text:p>24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175" office:value-type="float">
            <text:p>175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67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6" office:value="23" office:value-type="float">
            <text:p>23</text:p>
          </table:table-cell>
          <table:table-cell ns41:value-type="float" table:style-name="ce35" office:value="93" office:value-type="float">
            <text:p>93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67" office:value="388" office:value-type="float">
            <text:p>3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67" office:value="357" office:value-type="float">
            <text:p>3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6" office:value="18" office:value-type="float">
            <text:p>18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67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67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152" office:value-type="float">
            <text:p>152</text:p>
          </table:table-cell>
          <table:table-cell ns41:value-type="float" table:style-name="ce67" office:value="259" office:value-type="float">
            <text:p>2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67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6" office:value="9" office:value-type="float">
            <text:p>9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67" office:value="280" office:value-type="float">
            <text:p>2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6" office:value="18" office:value-type="float">
            <text:p>18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56" office:value-type="float">
            <text:p>56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67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6" office:value="12" office:value-type="float">
            <text:p>12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100" office:value-type="float">
            <text:p>100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67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96" office:value-type="float">
            <text:p>96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27" office:value-type="float">
            <text:p>127</text:p>
          </table:table-cell>
          <table:table-cell ns41:value-type="float" table:style-name="ce67" office:value="223" office:value-type="float">
            <text:p>2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77" office:value-type="float">
            <text:p>77</text:p>
          </table:table-cell>
          <table:table-cell ns41:value-type="float" office:value="25" table:style-name="ce35" table:number-columns-repeated="2" office:value-type="float">
            <text:p>2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67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112" office:value-type="float">
            <text:p>112</text:p>
          </table:table-cell>
          <table:table-cell ns41:value-type="float" table:style-name="ce67" office:value="191" office:value-type="float">
            <text:p>1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6" office:value="10" office:value-type="float">
            <text:p>10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67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office:value="24" table:style-name="ce35" table:number-columns-repeated="2" office:value-type="float">
            <text:p>24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67" office:value="156" office:value-type="float">
            <text:p>1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67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67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8" office:value-type="float">
            <text:p>58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67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67" office:value="53" office:value-type="float">
            <text:p>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office:value="13" table:style-name="ce35" table:number-columns-repeated="2" office:value-type="float">
            <text:p>13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67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5" office:value-type="float">
            <text:p>5</text:p>
          </table:table-cell>
          <table:table-cell table:style-name="ce35"/>
          <table:table-cell ns41:value-type="float" table:style-name="ce35" office:value="35" office:value-type="float">
            <text:p>35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15" office:value-type="float">
            <text:p>15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table:style-name="ce66"/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13" office:value-type="float">
            <text:p>1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8" office:value-type="float">
            <text:p>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9" office:value-type="float">
            <text:p>9</text:p>
          </table:table-cell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67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table:style-name="ce66"/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table:style-name="ce66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table:style-name="ce66"/>
          <table:table-cell table:style-name="ce35"/>
          <table:table-cell ns41:value-type="float" office:value="2" table:style-name="ce35" table:number-columns-repeated="2" office:value-type="float">
            <text:p>2</text:p>
          </table:table-cell>
          <table:table-cell table:style-name="ce35" table:number-columns-repeated="2"/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6"/>
          <table:table-cell table:style-name="ce35" table:number-columns-repeated="3"/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table:style-name="ce66"/>
          <table:table-cell table:style-name="ce35" table:number-columns-repeated="3"/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3" office:value-type="float">
            <text:p>1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6"/>
          <table:table-cell table:style-name="ce35" table:number-columns-repeated="4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table:style-name="ce35" table:number-columns-repeated="2"/>
          <table:table-cell ns41:value-type="string" table:style-name="ce41" office:value-type="string">
            <text:p>4\1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TIEN STEDEN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9" office:value="26272" office:value-type="float">
            <text:p>26,272</text:p>
          </table:table-cell>
          <table:table-cell ns41:value-type="float" table:style-name="ce36" office:value="11323" office:value-type="float">
            <text:p>11,323</text:p>
          </table:table-cell>
          <table:table-cell ns41:value-type="float" table:style-name="ce36" office:value="1484" office:value-type="float">
            <text:p>1,484</text:p>
          </table:table-cell>
          <table:table-cell ns41:value-type="float" table:style-name="ce36" office:value="39079" office:value-type="float">
            <text:p>39,079</text:p>
          </table:table-cell>
          <table:table-cell ns41:value-type="float" table:style-name="ce36" office:value="26255" office:value-type="float">
            <text:p>26,255</text:p>
          </table:table-cell>
          <table:table-cell ns41:value-type="float" table:style-name="ce36" office:value="11349" office:value-type="float">
            <text:p>11,349</text:p>
          </table:table-cell>
          <table:table-cell ns41:value-type="float" table:style-name="ce36" office:value="3499" office:value-type="float">
            <text:p>3,499</text:p>
          </table:table-cell>
          <table:table-cell ns41:value-type="float" table:style-name="ce36" office:value="41104" office:value-type="float">
            <text:p>41,104</text:p>
          </table:table-cell>
          <table:table-cell ns41:value-type="float" table:style-name="ce45" office:value="80183" office:value-type="float">
            <text:p>80,1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29" office:value="3634" office:value-type="float">
            <text:p>3,634</text:p>
          </table:table-cell>
          <table:table-cell table:style-name="ce35" table:number-columns-repeated="2"/>
          <table:table-cell ns41:value-type="float" table:style-name="ce36" office:value="3634" office:value-type="float">
            <text:p>3,634</text:p>
          </table:table-cell>
          <table:table-cell ns41:value-type="float" table:style-name="ce36" office:value="3520" office:value-type="float">
            <text:p>3,520</text:p>
          </table:table-cell>
          <table:table-cell table:style-name="ce35" table:number-columns-repeated="2"/>
          <table:table-cell ns41:value-type="float" table:style-name="ce36" office:value="3520" office:value-type="float">
            <text:p>3,520</text:p>
          </table:table-cell>
          <table:table-cell ns41:value-type="float" table:style-name="ce45" office:value="7154" office:value-type="float">
            <text:p>7,1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29" office:value="3016" office:value-type="float">
            <text:p>3,016</text:p>
          </table:table-cell>
          <table:table-cell table:style-name="ce35" table:number-columns-repeated="2"/>
          <table:table-cell ns41:value-type="float" table:style-name="ce36" office:value="3016" office:value-type="float">
            <text:p>3,016</text:p>
          </table:table-cell>
          <table:table-cell ns41:value-type="float" table:style-name="ce36" office:value="3001" office:value-type="float">
            <text:p>3,001</text:p>
          </table:table-cell>
          <table:table-cell table:style-name="ce35" table:number-columns-repeated="2"/>
          <table:table-cell ns41:value-type="float" table:style-name="ce36" office:value="3001" office:value-type="float">
            <text:p>3,001</text:p>
          </table:table-cell>
          <table:table-cell ns41:value-type="float" table:style-name="ce45" office:value="6017" office:value-type="float">
            <text:p>6,0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29" office:value="3098" office:value-type="float">
            <text:p>3,098</text:p>
          </table:table-cell>
          <table:table-cell table:style-name="ce35" table:number-columns-repeated="2"/>
          <table:table-cell ns41:value-type="float" table:style-name="ce36" office:value="3098" office:value-type="float">
            <text:p>3,098</text:p>
          </table:table-cell>
          <table:table-cell ns41:value-type="float" table:style-name="ce36" office:value="3036" office:value-type="float">
            <text:p>3,036</text:p>
          </table:table-cell>
          <table:table-cell table:style-name="ce35" table:number-columns-repeated="2"/>
          <table:table-cell ns41:value-type="float" table:style-name="ce36" office:value="3036" office:value-type="float">
            <text:p>3,036</text:p>
          </table:table-cell>
          <table:table-cell ns41:value-type="float" table:style-name="ce45" office:value="6134" office:value-type="float">
            <text:p>6,1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29" office:value="3090" office:value-type="float">
            <text:p>3,090</text:p>
          </table:table-cell>
          <table:table-cell table:style-name="ce35" table:number-columns-repeated="2"/>
          <table:table-cell ns41:value-type="float" table:style-name="ce36" office:value="3090" office:value-type="float">
            <text:p>3,090</text:p>
          </table:table-cell>
          <table:table-cell ns41:value-type="float" table:style-name="ce36" office:value="2980" office:value-type="float">
            <text:p>2,980</text:p>
          </table:table-cell>
          <table:table-cell table:style-name="ce35" table:number-columns-repeated="2"/>
          <table:table-cell ns41:value-type="float" table:style-name="ce36" office:value="2980" office:value-type="float">
            <text:p>2,980</text:p>
          </table:table-cell>
          <table:table-cell ns41:value-type="float" table:style-name="ce45" office:value="6070" office:value-type="float">
            <text:p>6,0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29" office:value="3408" office:value-type="float">
            <text:p>3,408</text:p>
          </table:table-cell>
          <table:table-cell table:style-name="ce35" table:number-columns-repeated="2"/>
          <table:table-cell ns41:value-type="float" table:style-name="ce36" office:value="3408" office:value-type="float">
            <text:p>3,408</text:p>
          </table:table-cell>
          <table:table-cell ns41:value-type="float" table:style-name="ce36" office:value="3365" office:value-type="float">
            <text:p>3,365</text:p>
          </table:table-cell>
          <table:table-cell table:style-name="ce35" table:number-columns-repeated="2"/>
          <table:table-cell ns41:value-type="float" table:style-name="ce36" office:value="3365" office:value-type="float">
            <text:p>3,365</text:p>
          </table:table-cell>
          <table:table-cell ns41:value-type="float" table:style-name="ce45" office:value="6773" office:value-type="float">
            <text:p>6,7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29" office:value="3595" office:value-type="float">
            <text:p>3,595</text:p>
          </table:table-cell>
          <table:table-cell table:style-name="ce35" table:number-columns-repeated="2"/>
          <table:table-cell ns41:value-type="float" table:style-name="ce36" office:value="3595" office:value-type="float">
            <text:p>3,595</text:p>
          </table:table-cell>
          <table:table-cell ns41:value-type="float" table:style-name="ce36" office:value="3466" office:value-type="float">
            <text:p>3,466</text:p>
          </table:table-cell>
          <table:table-cell table:style-name="ce35" table:number-columns-repeated="2"/>
          <table:table-cell ns41:value-type="float" table:style-name="ce36" office:value="3466" office:value-type="float">
            <text:p>3,466</text:p>
          </table:table-cell>
          <table:table-cell ns41:value-type="float" table:style-name="ce45" office:value="7061" office:value-type="float">
            <text:p>7,0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29" office:value="3523" office:value-type="float">
            <text:p>3,523</text:p>
          </table:table-cell>
          <table:table-cell table:style-name="ce35" table:number-columns-repeated="2"/>
          <table:table-cell ns41:value-type="float" table:style-name="ce36" office:value="3523" office:value-type="float">
            <text:p>3,523</text:p>
          </table:table-cell>
          <table:table-cell ns41:value-type="float" table:style-name="ce36" office:value="3282" office:value-type="float">
            <text:p>3,282</text:p>
          </table:table-cell>
          <table:table-cell table:style-name="ce35" table:number-columns-repeated="2"/>
          <table:table-cell ns41:value-type="float" table:style-name="ce36" office:value="3282" office:value-type="float">
            <text:p>3,282</text:p>
          </table:table-cell>
          <table:table-cell ns41:value-type="float" table:style-name="ce45" office:value="6805" office:value-type="float">
            <text:p>6,8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29" office:value="3565" office:value-type="float">
            <text:p>3,565</text:p>
          </table:table-cell>
          <table:table-cell table:style-name="ce35" table:number-columns-repeated="2"/>
          <table:table-cell ns41:value-type="float" table:style-name="ce36" office:value="3565" office:value-type="float">
            <text:p>3,565</text:p>
          </table:table-cell>
          <table:table-cell ns41:value-type="float" table:style-name="ce36" office:value="3447" office:value-type="float">
            <text:p>3,447</text:p>
          </table:table-cell>
          <table:table-cell table:style-name="ce35" table:number-columns-repeated="2"/>
          <table:table-cell ns41:value-type="float" table:style-name="ce36" office:value="3447" office:value-type="float">
            <text:p>3,447</text:p>
          </table:table-cell>
          <table:table-cell ns41:value-type="float" table:style-name="ce45" office:value="7012" office:value-type="float">
            <text:p>7,0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29" office:value="3535" office:value-type="float">
            <text:p>3,535</text:p>
          </table:table-cell>
          <table:table-cell table:style-name="ce35" table:number-columns-repeated="2"/>
          <table:table-cell ns41:value-type="float" table:style-name="ce36" office:value="3535" office:value-type="float">
            <text:p>3,535</text:p>
          </table:table-cell>
          <table:table-cell ns41:value-type="float" table:style-name="ce36" office:value="3427" office:value-type="float">
            <text:p>3,427</text:p>
          </table:table-cell>
          <table:table-cell table:style-name="ce35" table:number-columns-repeated="2"/>
          <table:table-cell ns41:value-type="float" table:style-name="ce36" office:value="3427" office:value-type="float">
            <text:p>3,427</text:p>
          </table:table-cell>
          <table:table-cell ns41:value-type="float" table:style-name="ce45" office:value="6962" office:value-type="float">
            <text:p>6,9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29" office:value="3601" office:value-type="float">
            <text:p>3,601</text:p>
          </table:table-cell>
          <table:table-cell table:style-name="ce35" table:number-columns-repeated="2"/>
          <table:table-cell ns41:value-type="float" table:style-name="ce36" office:value="3601" office:value-type="float">
            <text:p>3,601</text:p>
          </table:table-cell>
          <table:table-cell ns41:value-type="float" table:style-name="ce36" office:value="3302" office:value-type="float">
            <text:p>3,302</text:p>
          </table:table-cell>
          <table:table-cell table:style-name="ce35" table:number-columns-repeated="2"/>
          <table:table-cell ns41:value-type="float" table:style-name="ce36" office:value="3302" office:value-type="float">
            <text:p>3,302</text:p>
          </table:table-cell>
          <table:table-cell ns41:value-type="float" table:style-name="ce45" office:value="6903" office:value-type="float">
            <text:p>6,9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29" office:value="3561" office:value-type="float">
            <text:p>3,561</text:p>
          </table:table-cell>
          <table:table-cell table:style-name="ce35" table:number-columns-repeated="2"/>
          <table:table-cell ns41:value-type="float" table:style-name="ce36" office:value="3561" office:value-type="float">
            <text:p>3,561</text:p>
          </table:table-cell>
          <table:table-cell ns41:value-type="float" table:style-name="ce36" office:value="3470" office:value-type="float">
            <text:p>3,470</text:p>
          </table:table-cell>
          <table:table-cell table:style-name="ce35" table:number-columns-repeated="2"/>
          <table:table-cell ns41:value-type="float" table:style-name="ce36" office:value="3470" office:value-type="float">
            <text:p>3,470</text:p>
          </table:table-cell>
          <table:table-cell ns41:value-type="float" table:style-name="ce45" office:value="7031" office:value-type="float">
            <text:p>7,0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29" office:value="3439" office:value-type="float">
            <text:p>3,439</text:p>
          </table:table-cell>
          <table:table-cell table:style-name="ce35" table:number-columns-repeated="2"/>
          <table:table-cell ns41:value-type="float" table:style-name="ce36" office:value="3439" office:value-type="float">
            <text:p>3,439</text:p>
          </table:table-cell>
          <table:table-cell ns41:value-type="float" table:style-name="ce36" office:value="3431" office:value-type="float">
            <text:p>3,431</text:p>
          </table:table-cell>
          <table:table-cell table:style-name="ce35" table:number-columns-repeated="2"/>
          <table:table-cell ns41:value-type="float" table:style-name="ce36" office:value="3431" office:value-type="float">
            <text:p>3,431</text:p>
          </table:table-cell>
          <table:table-cell ns41:value-type="float" table:style-name="ce45" office:value="6870" office:value-type="float">
            <text:p>6,8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29" office:value="3475" office:value-type="float">
            <text:p>3,475</text:p>
          </table:table-cell>
          <table:table-cell table:style-name="ce35" table:number-columns-repeated="2"/>
          <table:table-cell ns41:value-type="float" table:style-name="ce36" office:value="3475" office:value-type="float">
            <text:p>3,475</text:p>
          </table:table-cell>
          <table:table-cell ns41:value-type="float" table:style-name="ce36" office:value="3405" office:value-type="float">
            <text:p>3,405</text:p>
          </table:table-cell>
          <table:table-cell table:style-name="ce35" table:number-columns-repeated="2"/>
          <table:table-cell ns41:value-type="float" table:style-name="ce36" office:value="3405" office:value-type="float">
            <text:p>3,405</text:p>
          </table:table-cell>
          <table:table-cell ns41:value-type="float" table:style-name="ce45" office:value="6880" office:value-type="float">
            <text:p>6,8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29" office:value="3557" office:value-type="float">
            <text:p>3,557</text:p>
          </table:table-cell>
          <table:table-cell table:style-name="ce35" table:number-columns-repeated="2"/>
          <table:table-cell ns41:value-type="float" table:style-name="ce36" office:value="3557" office:value-type="float">
            <text:p>3,557</text:p>
          </table:table-cell>
          <table:table-cell ns41:value-type="float" table:style-name="ce36" office:value="3326" office:value-type="float">
            <text:p>3,326</text:p>
          </table:table-cell>
          <table:table-cell table:style-name="ce35" table:number-columns-repeated="2"/>
          <table:table-cell ns41:value-type="float" table:style-name="ce36" office:value="3326" office:value-type="float">
            <text:p>3,326</text:p>
          </table:table-cell>
          <table:table-cell ns41:value-type="float" table:style-name="ce45" office:value="6883" office:value-type="float">
            <text:p>6,8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29" office:value="3628" office:value-type="float">
            <text:p>3,628</text:p>
          </table:table-cell>
          <table:table-cell table:style-name="ce35" table:number-columns-repeated="2"/>
          <table:table-cell ns41:value-type="float" table:style-name="ce36" office:value="3628" office:value-type="float">
            <text:p>3,628</text:p>
          </table:table-cell>
          <table:table-cell ns41:value-type="float" table:style-name="ce36" office:value="3419" office:value-type="float">
            <text:p>3,419</text:p>
          </table:table-cell>
          <table:table-cell table:style-name="ce35" table:number-columns-repeated="2"/>
          <table:table-cell ns41:value-type="float" table:style-name="ce36" office:value="3419" office:value-type="float">
            <text:p>3,419</text:p>
          </table:table-cell>
          <table:table-cell ns41:value-type="float" table:style-name="ce45" office:value="7047" office:value-type="float">
            <text:p>7,04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29" office:value="3168" office:value-type="float">
            <text:p>3,168</text:p>
          </table:table-cell>
          <table:table-cell table:style-name="ce35" table:number-columns-repeated="2"/>
          <table:table-cell ns41:value-type="float" table:style-name="ce36" office:value="3168" office:value-type="float">
            <text:p>3,168</text:p>
          </table:table-cell>
          <table:table-cell ns41:value-type="float" table:style-name="ce36" office:value="2983" office:value-type="float">
            <text:p>2,983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6" office:value="2984" office:value-type="float">
            <text:p>2,984</text:p>
          </table:table-cell>
          <table:table-cell ns41:value-type="float" table:style-name="ce45" office:value="6152" office:value-type="float">
            <text:p>6,1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29" office:value="3191" office:value-type="float">
            <text:p>3,191</text:p>
          </table:table-cell>
          <table:table-cell table:style-name="ce35" table:number-columns-repeated="2"/>
          <table:table-cell ns41:value-type="float" table:style-name="ce36" office:value="3191" office:value-type="float">
            <text:p>3,191</text:p>
          </table:table-cell>
          <table:table-cell ns41:value-type="float" table:style-name="ce36" office:value="3012" office:value-type="float">
            <text:p>3,012</text:p>
          </table:table-cell>
          <table:table-cell table:style-name="ce35" table:number-columns-repeated="2"/>
          <table:table-cell ns41:value-type="float" table:style-name="ce36" office:value="3012" office:value-type="float">
            <text:p>3,012</text:p>
          </table:table-cell>
          <table:table-cell ns41:value-type="float" table:style-name="ce45" office:value="6203" office:value-type="float">
            <text:p>6,2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29" office:value="2658" office:value-type="float">
            <text:p>2,658</text:p>
          </table:table-cell>
          <table:table-cell table:style-name="ce35" table:number-columns-repeated="2"/>
          <table:table-cell ns41:value-type="float" table:style-name="ce36" office:value="2658" office:value-type="float">
            <text:p>2,658</text:p>
          </table:table-cell>
          <table:table-cell ns41:value-type="float" table:style-name="ce36" office:value="2641" office:value-type="float">
            <text:p>2,641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6" office:value="2644" office:value-type="float">
            <text:p>2,644</text:p>
          </table:table-cell>
          <table:table-cell ns41:value-type="float" table:style-name="ce45" office:value="5302" office:value-type="float">
            <text:p>5,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29" office:value="2611" office:value-type="float">
            <text:p>2,611</text:p>
          </table:table-cell>
          <table:table-cell table:style-name="ce35" table:number-columns-repeated="2"/>
          <table:table-cell ns41:value-type="float" table:style-name="ce36" office:value="2611" office:value-type="float">
            <text:p>2,611</text:p>
          </table:table-cell>
          <table:table-cell ns41:value-type="float" table:style-name="ce36" office:value="2524" office:value-type="float">
            <text:p>2,524</text:p>
          </table:table-cell>
          <table:table-cell ns41:value-type="float" table:style-name="ce35" office:value="10" office:value-type="float">
            <text:p>10</text:p>
          </table:table-cell>
          <table:table-cell table:style-name="ce35"/>
          <table:table-cell ns41:value-type="float" table:style-name="ce36" office:value="2534" office:value-type="float">
            <text:p>2,534</text:p>
          </table:table-cell>
          <table:table-cell ns41:value-type="float" table:style-name="ce45" office:value="5145" office:value-type="float">
            <text:p>5,1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29" office:value="2596" office:value-type="float">
            <text:p>2,596</text:p>
          </table:table-cell>
          <table:table-cell ns41:value-type="float" table:style-name="ce35" office:value="8" office:value-type="float">
            <text:p>8</text:p>
          </table:table-cell>
          <table:table-cell table:style-name="ce35"/>
          <table:table-cell ns41:value-type="float" table:style-name="ce36" office:value="2604" office:value-type="float">
            <text:p>2,604</text:p>
          </table:table-cell>
          <table:table-cell ns41:value-type="float" table:style-name="ce36" office:value="2646" office:value-type="float">
            <text:p>2,646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2675" office:value-type="float">
            <text:p>2,675</text:p>
          </table:table-cell>
          <table:table-cell ns41:value-type="float" table:style-name="ce45" office:value="5279" office:value-type="float">
            <text:p>5,2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29" office:value="2729" office:value-type="float">
            <text:p>2,729</text:p>
          </table:table-cell>
          <table:table-cell ns41:value-type="float" table:style-name="ce35" office:value="9" office:value-type="float">
            <text:p>9</text:p>
          </table:table-cell>
          <table:table-cell table:style-name="ce35"/>
          <table:table-cell ns41:value-type="float" table:style-name="ce36" office:value="2738" office:value-type="float">
            <text:p>2,738</text:p>
          </table:table-cell>
          <table:table-cell ns41:value-type="float" table:style-name="ce36" office:value="2798" office:value-type="float">
            <text:p>2,798</text:p>
          </table:table-cell>
          <table:table-cell ns41:value-type="float" table:style-name="ce35" office:value="53" office:value-type="float">
            <text:p>53</text:p>
          </table:table-cell>
          <table:table-cell table:style-name="ce35"/>
          <table:table-cell ns41:value-type="float" table:style-name="ce36" office:value="2851" office:value-type="float">
            <text:p>2,851</text:p>
          </table:table-cell>
          <table:table-cell ns41:value-type="float" table:style-name="ce45" office:value="5589" office:value-type="float">
            <text:p>5,58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29" office:value="2533" office:value-type="float">
            <text:p>2,533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2550" office:value-type="float">
            <text:p>2,550</text:p>
          </table:table-cell>
          <table:table-cell ns41:value-type="float" table:style-name="ce36" office:value="2492" office:value-type="float">
            <text:p>2,492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2578" office:value-type="float">
            <text:p>2,578</text:p>
          </table:table-cell>
          <table:table-cell ns41:value-type="float" table:style-name="ce45" office:value="5128" office:value-type="float">
            <text:p>5,1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29" office:value="2610" office:value-type="float">
            <text:p>2,610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2654" office:value-type="float">
            <text:p>2,654</text:p>
          </table:table-cell>
          <table:table-cell ns41:value-type="float" table:style-name="ce36" office:value="2639" office:value-type="float">
            <text:p>2,639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2816" office:value-type="float">
            <text:p>2,816</text:p>
          </table:table-cell>
          <table:table-cell ns41:value-type="float" table:style-name="ce45" office:value="5470" office:value-type="float">
            <text:p>5,4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29" office:value="2888" office:value-type="float">
            <text:p>2,888</text:p>
          </table:table-cell>
          <table:table-cell ns41:value-type="float" table:style-name="ce35" office:value="108" office:value-type="float">
            <text:p>108</text:p>
          </table:table-cell>
          <table:table-cell table:style-name="ce35"/>
          <table:table-cell ns41:value-type="float" table:style-name="ce36" office:value="2996" office:value-type="float">
            <text:p>2,996</text:p>
          </table:table-cell>
          <table:table-cell ns41:value-type="float" table:style-name="ce36" office:value="2585" office:value-type="float">
            <text:p>2,585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2855" office:value-type="float">
            <text:p>2,855</text:p>
          </table:table-cell>
          <table:table-cell ns41:value-type="float" table:style-name="ce45" office:value="5851" office:value-type="float">
            <text:p>5,8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29" office:value="2658" office:value-type="float">
            <text:p>2,658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2860" office:value-type="float">
            <text:p>2,860</text:p>
          </table:table-cell>
          <table:table-cell ns41:value-type="float" table:style-name="ce36" office:value="2525" office:value-type="float">
            <text:p>2,525</text:p>
          </table:table-cell>
          <table:table-cell ns41:value-type="float" table:style-name="ce35" office:value="387" office:value-type="float">
            <text:p>387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6" office:value="2917" office:value-type="float">
            <text:p>2,917</text:p>
          </table:table-cell>
          <table:table-cell ns41:value-type="float" table:style-name="ce45" office:value="5777" office:value-type="float">
            <text:p>5,7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29" office:value="2580" office:value-type="float">
            <text:p>2,580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2907" office:value-type="float">
            <text:p>2,907</text:p>
          </table:table-cell>
          <table:table-cell ns41:value-type="float" table:style-name="ce36" office:value="2261" office:value-type="float">
            <text:p>2,261</text:p>
          </table:table-cell>
          <table:table-cell ns41:value-type="float" table:style-name="ce35" office:value="524" office:value-type="float">
            <text:p>52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6" office:value="2800" office:value-type="float">
            <text:p>2,800</text:p>
          </table:table-cell>
          <table:table-cell ns41:value-type="float" table:style-name="ce45" office:value="5707" office:value-type="float">
            <text:p>5,7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29" office:value="2178" office:value-type="float">
            <text:p>2,178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6" office:value="2559" office:value-type="float">
            <text:p>2,559</text:p>
          </table:table-cell>
          <table:table-cell ns41:value-type="float" table:style-name="ce36" office:value="2056" office:value-type="float">
            <text:p>2,056</text:p>
          </table:table-cell>
          <table:table-cell ns41:value-type="float" table:style-name="ce35" office:value="602" office:value-type="float">
            <text:p>602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6" office:value="2676" office:value-type="float">
            <text:p>2,676</text:p>
          </table:table-cell>
          <table:table-cell ns41:value-type="float" table:style-name="ce45" office:value="5235" office:value-type="float">
            <text:p>5,2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29" office:value="2062" office:value-type="float">
            <text:p>2,062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6" office:value="2553" office:value-type="float">
            <text:p>2,553</text:p>
          </table:table-cell>
          <table:table-cell ns41:value-type="float" table:style-name="ce36" office:value="1726" office:value-type="float">
            <text:p>1,726</text:p>
          </table:table-cell>
          <table:table-cell ns41:value-type="float" table:style-name="ce35" office:value="783" office:value-type="float">
            <text:p>783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6" office:value="2527" office:value-type="float">
            <text:p>2,527</text:p>
          </table:table-cell>
          <table:table-cell ns41:value-type="float" table:style-name="ce45" office:value="5080" office:value-type="float">
            <text:p>5,08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29" office:value="1776" office:value-type="float">
            <text:p>1,776</text:p>
          </table:table-cell>
          <table:table-cell ns41:value-type="float" table:style-name="ce35" office:value="623" office:value-type="float">
            <text:p>62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6" office:value="2409" office:value-type="float">
            <text:p>2,409</text:p>
          </table:table-cell>
          <table:table-cell ns41:value-type="float" table:style-name="ce36" office:value="1683" office:value-type="float">
            <text:p>1,683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36" office:value="2532" office:value-type="float">
            <text:p>2,532</text:p>
          </table:table-cell>
          <table:table-cell ns41:value-type="float" table:style-name="ce45" office:value="4941" office:value-type="float">
            <text:p>4,9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29" office:value="1558" office:value-type="float">
            <text:p>1,558</text:p>
          </table:table-cell>
          <table:table-cell ns41:value-type="float" table:style-name="ce35" office:value="625" office:value-type="float">
            <text:p>625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6" office:value="2195" office:value-type="float">
            <text:p>2,195</text:p>
          </table:table-cell>
          <table:table-cell ns41:value-type="float" table:style-name="ce36" office:value="1306" office:value-type="float">
            <text:p>1,306</text:p>
          </table:table-cell>
          <table:table-cell ns41:value-type="float" table:style-name="ce35" office:value="859" office:value-type="float">
            <text:p>85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6" office:value="2195" office:value-type="float">
            <text:p>2,195</text:p>
          </table:table-cell>
          <table:table-cell ns41:value-type="float" table:style-name="ce45" office:value="4390" office:value-type="float">
            <text:p>4,39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29" office:value="1692" office:value-type="float">
            <text:p>1,692</text:p>
          </table:table-cell>
          <table:table-cell ns41:value-type="float" table:style-name="ce35" office:value="894" office:value-type="float">
            <text:p>894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6" office:value="2609" office:value-type="float">
            <text:p>2,609</text:p>
          </table:table-cell>
          <table:table-cell ns41:value-type="float" table:style-name="ce36" office:value="1364" office:value-type="float">
            <text:p>1,364</text:p>
          </table:table-cell>
          <table:table-cell ns41:value-type="float" table:style-name="ce36" office:value="1135" office:value-type="float">
            <text:p>1,135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6" office:value="2536" office:value-type="float">
            <text:p>2,536</text:p>
          </table:table-cell>
          <table:table-cell ns41:value-type="float" table:style-name="ce45" office:value="5145" office:value-type="float">
            <text:p>5,1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29" office:value="1202" office:value-type="float">
            <text:p>1,202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6" office:value="2048" office:value-type="float">
            <text:p>2,048</text:p>
          </table:table-cell>
          <table:table-cell ns41:value-type="float" table:style-name="ce35" office:value="913" office:value-type="float">
            <text:p>913</text:p>
          </table:table-cell>
          <table:table-cell ns41:value-type="float" table:style-name="ce36" office:value="1048" office:value-type="float">
            <text:p>1,048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6" office:value="1995" office:value-type="float">
            <text:p>1,995</text:p>
          </table:table-cell>
          <table:table-cell ns41:value-type="float" table:style-name="ce45" office:value="4043" office:value-type="float">
            <text:p>4,0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29" office:value="1076" office:value-type="float">
            <text:p>1,076</text:p>
          </table:table-cell>
          <table:table-cell ns41:value-type="float" table:style-name="ce35" office:value="962" office:value-type="float">
            <text:p>962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6" office:value="2058" office:value-type="float">
            <text:p>2,058</text:p>
          </table:table-cell>
          <table:table-cell ns41:value-type="float" table:style-name="ce36" office:value="1021" office:value-type="float">
            <text:p>1,021</text:p>
          </table:table-cell>
          <table:table-cell ns41:value-type="float" table:style-name="ce36" office:value="1109" office:value-type="float">
            <text:p>1,109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6" office:value="2165" office:value-type="float">
            <text:p>2,165</text:p>
          </table:table-cell>
          <table:table-cell ns41:value-type="float" table:style-name="ce45" office:value="4223" office:value-type="float">
            <text:p>4,22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29" office:value="1240" office:value-type="float">
            <text:p>1,240</text:p>
          </table:table-cell>
          <table:table-cell ns41:value-type="float" table:style-name="ce36" office:value="1181" office:value-type="float">
            <text:p>1,181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6" office:value="2458" office:value-type="float">
            <text:p>2,458</text:p>
          </table:table-cell>
          <table:table-cell ns41:value-type="float" table:style-name="ce36" office:value="1078" office:value-type="float">
            <text:p>1,078</text:p>
          </table:table-cell>
          <table:table-cell ns41:value-type="float" table:style-name="ce36" office:value="1466" office:value-type="float">
            <text:p>1,466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6" office:value="2615" office:value-type="float">
            <text:p>2,615</text:p>
          </table:table-cell>
          <table:table-cell ns41:value-type="float" table:style-name="ce45" office:value="5073" office:value-type="float">
            <text:p>5,0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29" office:value="1071" office:value-type="float">
            <text:p>1,071</text:p>
          </table:table-cell>
          <table:table-cell ns41:value-type="float" table:style-name="ce36" office:value="1172" office:value-type="float">
            <text:p>1,17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6" office:value="2272" office:value-type="float">
            <text:p>2,272</text:p>
          </table:table-cell>
          <table:table-cell ns41:value-type="float" table:style-name="ce35" office:value="829" office:value-type="float">
            <text:p>829</text:p>
          </table:table-cell>
          <table:table-cell ns41:value-type="float" table:style-name="ce36" office:value="1277" office:value-type="float">
            <text:p>1,277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6" office:value="2155" office:value-type="float">
            <text:p>2,155</text:p>
          </table:table-cell>
          <table:table-cell ns41:value-type="float" table:style-name="ce45" office:value="4427" office:value-type="float">
            <text:p>4,42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66" office:value="829" office:value-type="float">
            <text:p>829</text:p>
          </table:table-cell>
          <table:table-cell ns41:value-type="float" table:style-name="ce36" office:value="1198" office:value-type="float">
            <text:p>1,19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6" office:value="2070" office:value-type="float">
            <text:p>2,070</text:p>
          </table:table-cell>
          <table:table-cell ns41:value-type="float" table:style-name="ce35" office:value="718" office:value-type="float">
            <text:p>718</text:p>
          </table:table-cell>
          <table:table-cell ns41:value-type="float" table:style-name="ce36" office:value="1395" office:value-type="float">
            <text:p>1,395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6" office:value="2182" office:value-type="float">
            <text:p>2,182</text:p>
          </table:table-cell>
          <table:table-cell ns41:value-type="float" table:style-name="ce45" office:value="4252" office:value-type="float">
            <text:p>4,2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6" office:value="786" office:value-type="float">
            <text:p>786</text:p>
          </table:table-cell>
          <table:table-cell ns41:value-type="float" table:style-name="ce36" office:value="1256" office:value-type="float">
            <text:p>1,256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6" office:value="2086" office:value-type="float">
            <text:p>2,086</text:p>
          </table:table-cell>
          <table:table-cell ns41:value-type="float" table:style-name="ce35" office:value="638" office:value-type="float">
            <text:p>638</text:p>
          </table:table-cell>
          <table:table-cell ns41:value-type="float" table:style-name="ce36" office:value="1325" office:value-type="float">
            <text:p>1,325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6" office:value="2039" office:value-type="float">
            <text:p>2,039</text:p>
          </table:table-cell>
          <table:table-cell ns41:value-type="float" table:style-name="ce45" office:value="4125" office:value-type="float">
            <text:p>4,1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6" office:value="617" office:value-type="float">
            <text:p>617</text:p>
          </table:table-cell>
          <table:table-cell ns41:value-type="float" table:style-name="ce36" office:value="1227" office:value-type="float">
            <text:p>1,227</text:p>
          </table:table-cell>
          <table:table-cell ns41:value-type="float" table:style-name="ce35" office:value="54" office:value-type="float">
            <text:p>54</text:p>
          </table:table-cell>
          <table:table-cell ns41:value-type="float" table:style-name="ce36" office:value="1898" office:value-type="float">
            <text:p>1,898</text:p>
          </table:table-cell>
          <table:table-cell ns41:value-type="float" table:style-name="ce35" office:value="532" office:value-type="float">
            <text:p>532</text:p>
          </table:table-cell>
          <table:table-cell ns41:value-type="float" table:style-name="ce36" office:value="1270" office:value-type="float">
            <text:p>1,270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6" office:value="1884" office:value-type="float">
            <text:p>1,884</text:p>
          </table:table-cell>
          <table:table-cell ns41:value-type="float" table:style-name="ce45" office:value="3782" office:value-type="float">
            <text:p>3,78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6" office:value="600" office:value-type="float">
            <text:p>600</text:p>
          </table:table-cell>
          <table:table-cell ns41:value-type="float" table:style-name="ce36" office:value="1391" office:value-type="float">
            <text:p>1,391</text:p>
          </table:table-cell>
          <table:table-cell ns41:value-type="float" table:style-name="ce35" office:value="70" office:value-type="float">
            <text:p>70</text:p>
          </table:table-cell>
          <table:table-cell ns41:value-type="float" table:style-name="ce36" office:value="2061" office:value-type="float">
            <text:p>2,061</text:p>
          </table:table-cell>
          <table:table-cell ns41:value-type="float" table:style-name="ce35" office:value="553" office:value-type="float">
            <text:p>553</text:p>
          </table:table-cell>
          <table:table-cell ns41:value-type="float" table:style-name="ce36" office:value="1383" office:value-type="float">
            <text:p>1,383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6" office:value="2034" office:value-type="float">
            <text:p>2,034</text:p>
          </table:table-cell>
          <table:table-cell ns41:value-type="float" table:style-name="ce45" office:value="4095" office:value-type="float">
            <text:p>4,0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6" office:value="527" office:value-type="float">
            <text:p>527</text:p>
          </table:table-cell>
          <table:table-cell ns41:value-type="float" table:style-name="ce36" office:value="1257" office:value-type="float">
            <text:p>1,257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6" office:value="1833" office:value-type="float">
            <text:p>1,833</text:p>
          </table:table-cell>
          <table:table-cell ns41:value-type="float" table:style-name="ce35" office:value="465" office:value-type="float">
            <text:p>465</text:p>
          </table:table-cell>
          <table:table-cell ns41:value-type="float" table:style-name="ce36" office:value="1304" office:value-type="float">
            <text:p>1,304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6" office:value="1879" office:value-type="float">
            <text:p>1,879</text:p>
          </table:table-cell>
          <table:table-cell ns41:value-type="float" table:style-name="ce45" office:value="3712" office:value-type="float">
            <text:p>3,7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6" office:value="555" office:value-type="float">
            <text:p>555</text:p>
          </table:table-cell>
          <table:table-cell ns41:value-type="float" table:style-name="ce36" office:value="1423" office:value-type="float">
            <text:p>1,42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6" office:value="2062" office:value-type="float">
            <text:p>2,062</text:p>
          </table:table-cell>
          <table:table-cell ns41:value-type="float" table:style-name="ce35" office:value="527" office:value-type="float">
            <text:p>527</text:p>
          </table:table-cell>
          <table:table-cell ns41:value-type="float" table:style-name="ce36" office:value="1449" office:value-type="float">
            <text:p>1,449</text:p>
          </table:table-cell>
          <table:table-cell ns41:value-type="float" table:style-name="ce35" office:value="140" office:value-type="float">
            <text:p>140</text:p>
          </table:table-cell>
          <table:table-cell ns41:value-type="float" table:style-name="ce36" office:value="2116" office:value-type="float">
            <text:p>2,116</text:p>
          </table:table-cell>
          <table:table-cell ns41:value-type="float" table:style-name="ce45" office:value="4178" office:value-type="float">
            <text:p>4,1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6" office:value="419" office:value-type="float">
            <text:p>419</text:p>
          </table:table-cell>
          <table:table-cell ns41:value-type="float" table:style-name="ce36" office:value="1163" office:value-type="float">
            <text:p>1,163</text:p>
          </table:table-cell>
          <table:table-cell ns41:value-type="float" table:style-name="ce35" office:value="65" office:value-type="float">
            <text:p>65</text:p>
          </table:table-cell>
          <table:table-cell ns41:value-type="float" table:style-name="ce36" office:value="1647" office:value-type="float">
            <text:p>1,647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6" office:value="1162" office:value-type="float">
            <text:p>1,162</text:p>
          </table:table-cell>
          <table:table-cell ns41:value-type="float" table:style-name="ce35" office:value="104" office:value-type="float">
            <text:p>104</text:p>
          </table:table-cell>
          <table:table-cell ns41:value-type="float" table:style-name="ce36" office:value="1599" office:value-type="float">
            <text:p>1,599</text:p>
          </table:table-cell>
          <table:table-cell ns41:value-type="float" table:style-name="ce45" office:value="3246" office:value-type="float">
            <text:p>3,2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6" office:value="411" office:value-type="float">
            <text:p>411</text:p>
          </table:table-cell>
          <table:table-cell ns41:value-type="float" table:style-name="ce36" office:value="1316" office:value-type="float">
            <text:p>1,316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6" office:value="1821" office:value-type="float">
            <text:p>1,821</text:p>
          </table:table-cell>
          <table:table-cell ns41:value-type="float" table:style-name="ce35" office:value="402" office:value-type="float">
            <text:p>402</text:p>
          </table:table-cell>
          <table:table-cell ns41:value-type="float" table:style-name="ce36" office:value="1304" office:value-type="float">
            <text:p>1,304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6" office:value="1826" office:value-type="float">
            <text:p>1,826</text:p>
          </table:table-cell>
          <table:table-cell ns41:value-type="float" table:style-name="ce45" office:value="3647" office:value-type="float">
            <text:p>3,64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6" office:value="378" office:value-type="float">
            <text:p>378</text:p>
          </table:table-cell>
          <table:table-cell ns41:value-type="float" table:style-name="ce36" office:value="1231" office:value-type="float">
            <text:p>1,231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6" office:value="1689" office:value-type="float">
            <text:p>1,689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6" office:value="1296" office:value-type="float">
            <text:p>1,296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36" office:value="1780" office:value-type="float">
            <text:p>1,780</text:p>
          </table:table-cell>
          <table:table-cell ns41:value-type="float" table:style-name="ce45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6" office:value="369" office:value-type="float">
            <text:p>369</text:p>
          </table:table-cell>
          <table:table-cell ns41:value-type="float" table:style-name="ce36" office:value="1338" office:value-type="float">
            <text:p>1,338</text:p>
          </table:table-cell>
          <table:table-cell ns41:value-type="float" table:style-name="ce35" office:value="105" office:value-type="float">
            <text:p>105</text:p>
          </table:table-cell>
          <table:table-cell ns41:value-type="float" table:style-name="ce36" office:value="1812" office:value-type="float">
            <text:p>1,812</text:p>
          </table:table-cell>
          <table:table-cell ns41:value-type="float" table:style-name="ce35" office:value="384" office:value-type="float">
            <text:p>384</text:p>
          </table:table-cell>
          <table:table-cell ns41:value-type="float" table:style-name="ce36" office:value="1285" office:value-type="float">
            <text:p>1,285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6" office:value="1827" office:value-type="float">
            <text:p>1,827</text:p>
          </table:table-cell>
          <table:table-cell ns41:value-type="float" table:style-name="ce45" office:value="3639" office:value-type="float">
            <text:p>3,6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6" office:value="387" office:value-type="float">
            <text:p>387</text:p>
          </table:table-cell>
          <table:table-cell ns41:value-type="float" table:style-name="ce36" office:value="1259" office:value-type="float">
            <text:p>1,259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6" office:value="1744" office:value-type="float">
            <text:p>1,744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36" office:value="1280" office:value-type="float">
            <text:p>1,280</text:p>
          </table:table-cell>
          <table:table-cell ns41:value-type="float" table:style-name="ce35" office:value="160" office:value-type="float">
            <text:p>160</text:p>
          </table:table-cell>
          <table:table-cell ns41:value-type="float" table:style-name="ce36" office:value="1781" office:value-type="float">
            <text:p>1,781</text:p>
          </table:table-cell>
          <table:table-cell ns41:value-type="float" table:style-name="ce45" office:value="3525" office:value-type="float">
            <text:p>3,5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6" office:value="340" office:value-type="float">
            <text:p>340</text:p>
          </table:table-cell>
          <table:table-cell ns41:value-type="float" table:style-name="ce36" office:value="1311" office:value-type="float">
            <text:p>1,311</text:p>
          </table:table-cell>
          <table:table-cell ns41:value-type="float" table:style-name="ce35" office:value="99" office:value-type="float">
            <text:p>99</text:p>
          </table:table-cell>
          <table:table-cell ns41:value-type="float" table:style-name="ce36" office:value="1750" office:value-type="float">
            <text:p>1,750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6" office:value="1191" office:value-type="float">
            <text:p>1,191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6" office:value="1709" office:value-type="float">
            <text:p>1,709</text:p>
          </table:table-cell>
          <table:table-cell ns41:value-type="float" table:style-name="ce45" office:value="3459" office:value-type="float">
            <text:p>3,4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6" office:value="349" office:value-type="float">
            <text:p>349</text:p>
          </table:table-cell>
          <table:table-cell ns41:value-type="float" table:style-name="ce36" office:value="1310" office:value-type="float">
            <text:p>1,310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6" office:value="1767" office:value-type="float">
            <text:p>1,767</text:p>
          </table:table-cell>
          <table:table-cell ns41:value-type="float" table:style-name="ce35" office:value="301" office:value-type="float">
            <text:p>301</text:p>
          </table:table-cell>
          <table:table-cell ns41:value-type="float" table:style-name="ce36" office:value="1196" office:value-type="float">
            <text:p>1,196</text:p>
          </table:table-cell>
          <table:table-cell ns41:value-type="float" table:style-name="ce35" office:value="205" office:value-type="float">
            <text:p>205</text:p>
          </table:table-cell>
          <table:table-cell ns41:value-type="float" table:style-name="ce36" office:value="1702" office:value-type="float">
            <text:p>1,702</text:p>
          </table:table-cell>
          <table:table-cell ns41:value-type="float" table:style-name="ce45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6" office:value="333" office:value-type="float">
            <text:p>333</text:p>
          </table:table-cell>
          <table:table-cell ns41:value-type="float" table:style-name="ce36" office:value="1399" office:value-type="float">
            <text:p>1,399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6" office:value="1852" office:value-type="float">
            <text:p>1,852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6" office:value="1232" office:value-type="float">
            <text:p>1,232</text:p>
          </table:table-cell>
          <table:table-cell ns41:value-type="float" table:style-name="ce35" office:value="235" office:value-type="float">
            <text:p>235</text:p>
          </table:table-cell>
          <table:table-cell ns41:value-type="float" table:style-name="ce36" office:value="1796" office:value-type="float">
            <text:p>1,796</text:p>
          </table:table-cell>
          <table:table-cell ns41:value-type="float" table:style-name="ce45" office:value="3648" office:value-type="float">
            <text:p>3,64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6" office:value="306" office:value-type="float">
            <text:p>306</text:p>
          </table:table-cell>
          <table:table-cell ns41:value-type="float" table:style-name="ce36" office:value="1345" office:value-type="float">
            <text:p>1,345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6" office:value="1805" office:value-type="float">
            <text:p>1,805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36" office:value="1223" office:value-type="float">
            <text:p>1,223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6" office:value="1813" office:value-type="float">
            <text:p>1,813</text:p>
          </table:table-cell>
          <table:table-cell ns41:value-type="float" table:style-name="ce45" office:value="3618" office:value-type="float">
            <text:p>3,6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6" office:value="315" office:value-type="float">
            <text:p>315</text:p>
          </table:table-cell>
          <table:table-cell ns41:value-type="float" table:style-name="ce36" office:value="1367" office:value-type="float">
            <text:p>1,367</text:p>
          </table:table-cell>
          <table:table-cell ns41:value-type="float" table:style-name="ce35" office:value="178" office:value-type="float">
            <text:p>178</text:p>
          </table:table-cell>
          <table:table-cell ns41:value-type="float" table:style-name="ce36" office:value="1860" office:value-type="float">
            <text:p>1,860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36" office:value="1234" office:value-type="float">
            <text:p>1,234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36" office:value="1874" office:value-type="float">
            <text:p>1,874</text:p>
          </table:table-cell>
          <table:table-cell ns41:value-type="float" table:style-name="ce45" office:value="3734" office:value-type="float">
            <text:p>3,7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table:style-name="ce15"/>
          <table:table-cell ns41:value-type="string" table:style-name="ce22" office:value-type="string">
            <text:p>Over te brengen.</text:p>
          </table:table-cell>
          <table:table-cell table:style-name="Default"/>
          <table:table-cell ns41:value-type="float" table:style-name="ce29" office:value="103323" office:value-type="float">
            <text:p>103,323</text:p>
          </table:table-cell>
          <table:table-cell ns41:value-type="float" table:style-name="ce36" office:value="28644" office:value-type="float">
            <text:p>28,644</text:p>
          </table:table-cell>
          <table:table-cell ns41:value-type="float" table:style-name="ce36" office:value="1613" office:value-type="float">
            <text:p>1,613</text:p>
          </table:table-cell>
          <table:table-cell ns41:value-type="float" table:style-name="ce36" office:value="133580" office:value-type="float">
            <text:p>133,580</text:p>
          </table:table-cell>
          <table:table-cell ns41:value-type="float" table:style-name="ce36" office:value="97828" office:value-type="float">
            <text:p>97,828</text:p>
          </table:table-cell>
          <table:table-cell ns41:value-type="float" table:style-name="ce36" office:value="31174" office:value-type="float">
            <text:p>31,174</text:p>
          </table:table-cell>
          <table:table-cell ns41:value-type="float" table:style-name="ce36" office:value="2778" office:value-type="float">
            <text:p>2,778</text:p>
          </table:table-cell>
          <table:table-cell ns41:value-type="float" table:style-name="ce36" office:value="131780" office:value-type="float">
            <text:p>131,780</text:p>
          </table:table-cell>
          <table:table-cell ns41:value-type="float" table:style-name="ce45" office:value="265360" office:value-type="float">
            <text:p>265,3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6" office:value="252" office:value-type="float">
            <text:p>252</text:p>
          </table:table-cell>
          <table:table-cell ns41:value-type="float" table:style-name="ce36" office:value="1144" office:value-type="float">
            <text:p>1,144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6" office:value="1565" office:value-type="float">
            <text:p>1,565</text:p>
          </table:table-cell>
          <table:table-cell ns41:value-type="float" table:style-name="ce35" office:value="251" office:value-type="float">
            <text:p>251</text:p>
          </table:table-cell>
          <table:table-cell ns41:value-type="float" table:style-name="ce36" office:value="1001" office:value-type="float">
            <text:p>1,001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6" office:value="1502" office:value-type="float">
            <text:p>1,502</text:p>
          </table:table-cell>
          <table:table-cell ns41:value-type="float" table:style-name="ce45" office:value="3067" office:value-type="float">
            <text:p>3,0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6" office:value="239" office:value-type="float">
            <text:p>239</text:p>
          </table:table-cell>
          <table:table-cell ns41:value-type="float" table:style-name="ce36" office:value="1172" office:value-type="float">
            <text:p>1,172</text:p>
          </table:table-cell>
          <table:table-cell ns41:value-type="float" table:style-name="ce35" office:value="157" office:value-type="float">
            <text:p>157</text:p>
          </table:table-cell>
          <table:table-cell ns41:value-type="float" table:style-name="ce36" office:value="1568" office:value-type="float">
            <text:p>1,568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6" office:value="1029" office:value-type="float">
            <text:p>1,029</text:p>
          </table:table-cell>
          <table:table-cell ns41:value-type="float" table:style-name="ce35" office:value="285" office:value-type="float">
            <text:p>285</text:p>
          </table:table-cell>
          <table:table-cell ns41:value-type="float" table:style-name="ce36" office:value="1576" office:value-type="float">
            <text:p>1,576</text:p>
          </table:table-cell>
          <table:table-cell ns41:value-type="float" table:style-name="ce45" office:value="3144" office:value-type="float">
            <text:p>3,1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6" office:value="216" office:value-type="float">
            <text:p>216</text:p>
          </table:table-cell>
          <table:table-cell ns41:value-type="float" table:style-name="ce35" office:value="991" office:value-type="float">
            <text:p>991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6" office:value="1375" office:value-type="float">
            <text:p>1,375</text:p>
          </table:table-cell>
          <table:table-cell ns41:value-type="float" table:style-name="ce35" office:value="259" office:value-type="float">
            <text:p>259</text:p>
          </table:table-cell>
          <table:table-cell ns41:value-type="float" table:style-name="ce35" office:value="904" office:value-type="float">
            <text:p>904</text:p>
          </table:table-cell>
          <table:table-cell ns41:value-type="float" table:style-name="ce35" office:value="261" office:value-type="float">
            <text:p>261</text:p>
          </table:table-cell>
          <table:table-cell ns41:value-type="float" table:style-name="ce36" office:value="1424" office:value-type="float">
            <text:p>1,424</text:p>
          </table:table-cell>
          <table:table-cell ns41:value-type="float" table:style-name="ce45" office:value="2799" office:value-type="float">
            <text:p>2,7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6" office:value="204" office:value-type="float">
            <text:p>204</text:p>
          </table:table-cell>
          <table:table-cell ns41:value-type="float" table:style-name="ce35" office:value="875" office:value-type="float">
            <text:p>875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6" office:value="1222" office:value-type="float">
            <text:p>1,222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848" office:value-type="float">
            <text:p>848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6" office:value="1389" office:value-type="float">
            <text:p>1,389</text:p>
          </table:table-cell>
          <table:table-cell ns41:value-type="float" table:style-name="ce45" office:value="2611" office:value-type="float">
            <text:p>2,6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6" office:value="234" office:value-type="float">
            <text:p>234</text:p>
          </table:table-cell>
          <table:table-cell ns41:value-type="float" table:style-name="ce35" office:value="877" office:value-type="float">
            <text:p>877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6" office:value="1274" office:value-type="float">
            <text:p>1,274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36" office:value="1392" office:value-type="float">
            <text:p>1,392</text:p>
          </table:table-cell>
          <table:table-cell ns41:value-type="float" table:style-name="ce45" office:value="2666" office:value-type="float">
            <text:p>2,6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6" office:value="195" office:value-type="float">
            <text:p>195</text:p>
          </table:table-cell>
          <table:table-cell ns41:value-type="float" table:style-name="ce35" office:value="866" office:value-type="float">
            <text:p>866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6" office:value="1226" office:value-type="float">
            <text:p>1,226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800" office:value-type="float">
            <text:p>800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36" office:value="1331" office:value-type="float">
            <text:p>1,331</text:p>
          </table:table-cell>
          <table:table-cell ns41:value-type="float" table:style-name="ce45" office:value="2557" office:value-type="float">
            <text:p>2,5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6" office:value="154" office:value-type="float">
            <text:p>154</text:p>
          </table:table-cell>
          <table:table-cell ns41:value-type="float" table:style-name="ce35" office:value="822" office:value-type="float">
            <text:p>822</text:p>
          </table:table-cell>
          <table:table-cell ns41:value-type="float" table:style-name="ce35" office:value="138" office:value-type="float">
            <text:p>138</text:p>
          </table:table-cell>
          <table:table-cell ns41:value-type="float" table:style-name="ce36" office:value="1114" office:value-type="float">
            <text:p>1,114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712" office:value-type="float">
            <text:p>712</text:p>
          </table:table-cell>
          <table:table-cell ns41:value-type="float" table:style-name="ce35" office:value="304" office:value-type="float">
            <text:p>304</text:p>
          </table:table-cell>
          <table:table-cell ns41:value-type="float" table:style-name="ce36" office:value="1190" office:value-type="float">
            <text:p>1,190</text:p>
          </table:table-cell>
          <table:table-cell ns41:value-type="float" table:style-name="ce45" office:value="2304" office:value-type="float">
            <text:p>2,30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6" office:value="160" office:value-type="float">
            <text:p>160</text:p>
          </table:table-cell>
          <table:table-cell ns41:value-type="float" table:style-name="ce35" office:value="778" office:value-type="float">
            <text:p>778</text:p>
          </table:table-cell>
          <table:table-cell ns41:value-type="float" table:style-name="ce35" office:value="166" office:value-type="float">
            <text:p>166</text:p>
          </table:table-cell>
          <table:table-cell ns41:value-type="float" table:style-name="ce36" office:value="1104" office:value-type="float">
            <text:p>1,104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695" office:value-type="float">
            <text:p>695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6" office:value="1187" office:value-type="float">
            <text:p>1,187</text:p>
          </table:table-cell>
          <table:table-cell ns41:value-type="float" table:style-name="ce45" office:value="2291" office:value-type="float">
            <text:p>2,2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6" office:value="150" office:value-type="float">
            <text:p>150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35" office:value="186" office:value-type="float">
            <text:p>186</text:p>
          </table:table-cell>
          <table:table-cell ns41:value-type="float" table:style-name="ce35" office:value="989" office:value-type="float">
            <text:p>989</text:p>
          </table:table-cell>
          <table:table-cell ns41:value-type="float" table:style-name="ce35" office:value="177" office:value-type="float">
            <text:p>177</text:p>
          </table:table-cell>
          <table:table-cell ns41:value-type="float" table:style-name="ce35" office:value="640" office:value-type="float">
            <text:p>640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6" office:value="1167" office:value-type="float">
            <text:p>1,167</text:p>
          </table:table-cell>
          <table:table-cell ns41:value-type="float" table:style-name="ce45" office:value="2156" office:value-type="float">
            <text:p>2,15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6" office:value="142" office:value-type="float">
            <text:p>142</text:p>
          </table:table-cell>
          <table:table-cell ns41:value-type="float" table:style-name="ce35" office:value="647" office:value-type="float">
            <text:p>647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972" office:value-type="float">
            <text:p>972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654" office:value-type="float">
            <text:p>654</text:p>
          </table:table-cell>
          <table:table-cell ns41:value-type="float" table:style-name="ce35" office:value="419" office:value-type="float">
            <text:p>419</text:p>
          </table:table-cell>
          <table:table-cell ns41:value-type="float" table:style-name="ce36" office:value="1256" office:value-type="float">
            <text:p>1,256</text:p>
          </table:table-cell>
          <table:table-cell ns41:value-type="float" table:style-name="ce45" office:value="2228" office:value-type="float">
            <text:p>2,2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6" office:value="149" office:value-type="float">
            <text:p>149</text:p>
          </table:table-cell>
          <table:table-cell ns41:value-type="float" table:style-name="ce35" office:value="640" office:value-type="float">
            <text:p>640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999" office:value-type="float">
            <text:p>999</text:p>
          </table:table-cell>
          <table:table-cell ns41:value-type="float" table:style-name="ce35" office:value="168" office:value-type="float">
            <text:p>168</text:p>
          </table:table-cell>
          <table:table-cell ns41:value-type="float" table:style-name="ce35" office:value="594" office:value-type="float">
            <text:p>594</text:p>
          </table:table-cell>
          <table:table-cell ns41:value-type="float" table:style-name="ce35" office:value="393" office:value-type="float">
            <text:p>393</text:p>
          </table:table-cell>
          <table:table-cell ns41:value-type="float" table:style-name="ce36" office:value="1155" office:value-type="float">
            <text:p>1,155</text:p>
          </table:table-cell>
          <table:table-cell ns41:value-type="float" table:style-name="ce45" office:value="2154" office:value-type="float">
            <text:p>2,1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6" office:value="141" office:value-type="float">
            <text:p>141</text:p>
          </table:table-cell>
          <table:table-cell ns41:value-type="float" table:style-name="ce35" office:value="733" office:value-type="float">
            <text:p>733</text:p>
          </table:table-cell>
          <table:table-cell ns41:value-type="float" table:style-name="ce35" office:value="244" office:value-type="float">
            <text:p>244</text:p>
          </table:table-cell>
          <table:table-cell ns41:value-type="float" table:style-name="ce36" office:value="1118" office:value-type="float">
            <text:p>1,118</text:p>
          </table:table-cell>
          <table:table-cell ns41:value-type="float" table:style-name="ce35" office:value="160" office:value-type="float">
            <text:p>160</text:p>
          </table:table-cell>
          <table:table-cell ns41:value-type="float" table:style-name="ce35" office:value="514" office:value-type="float">
            <text:p>514</text:p>
          </table:table-cell>
          <table:table-cell ns41:value-type="float" table:style-name="ce35" office:value="382" office:value-type="float">
            <text:p>382</text:p>
          </table:table-cell>
          <table:table-cell ns41:value-type="float" table:style-name="ce36" office:value="1056" office:value-type="float">
            <text:p>1,056</text:p>
          </table:table-cell>
          <table:table-cell ns41:value-type="float" table:style-name="ce45" office:value="2174" office:value-type="float">
            <text:p>2,1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6" office:value="121" office:value-type="float">
            <text:p>121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443" office:value-type="float">
            <text:p>443</text:p>
          </table:table-cell>
          <table:table-cell ns41:value-type="float" table:style-name="ce35" office:value="406" office:value-type="float">
            <text:p>406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45" office:value="1875" office:value-type="float">
            <text:p>1,8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6" office:value="122" office:value-type="float">
            <text:p>122</text:p>
          </table:table-cell>
          <table:table-cell ns41:value-type="float" table:style-name="ce35" office:value="488" office:value-type="float">
            <text:p>488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809" office:value-type="float">
            <text:p>809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430" office:value-type="float">
            <text:p>430</text:p>
          </table:table-cell>
          <table:table-cell ns41:value-type="float" table:style-name="ce35" office:value="395" office:value-type="float">
            <text:p>395</text:p>
          </table:table-cell>
          <table:table-cell ns41:value-type="float" table:style-name="ce35" office:value="962" office:value-type="float">
            <text:p>962</text:p>
          </table:table-cell>
          <table:table-cell ns41:value-type="float" table:style-name="ce45" office:value="1771" office:value-type="float">
            <text:p>1,7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6" office:value="105" office:value-type="float">
            <text:p>105</text:p>
          </table:table-cell>
          <table:table-cell ns41:value-type="float" table:style-name="ce35" office:value="490" office:value-type="float">
            <text:p>490</text:p>
          </table:table-cell>
          <table:table-cell ns41:value-type="float" table:style-name="ce35" office:value="200" office:value-type="float">
            <text:p>200</text:p>
          </table:table-cell>
          <table:table-cell ns41:value-type="float" table:style-name="ce35" office:value="795" office:value-type="float">
            <text:p>795</text:p>
          </table:table-cell>
          <table:table-cell ns41:value-type="float" table:style-name="ce35" office:value="136" office:value-type="float">
            <text:p>136</text:p>
          </table:table-cell>
          <table:table-cell ns41:value-type="float" table:style-name="ce35" office:value="380" office:value-type="float">
            <text:p>380</text:p>
          </table:table-cell>
          <table:table-cell ns41:value-type="float" table:style-name="ce35" office:value="384" office:value-type="float">
            <text:p>384</text:p>
          </table:table-cell>
          <table:table-cell ns41:value-type="float" table:style-name="ce35" office:value="900" office:value-type="float">
            <text:p>900</text:p>
          </table:table-cell>
          <table:table-cell ns41:value-type="float" table:style-name="ce45" office:value="1695" office:value-type="float">
            <text:p>1,6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6" office:value="94" office:value-type="float">
            <text:p>94</text:p>
          </table:table-cell>
          <table:table-cell ns41:value-type="float" table:style-name="ce35" office:value="470" office:value-type="float">
            <text:p>470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755" office:value-type="float">
            <text:p>755</text:p>
          </table:table-cell>
          <table:table-cell ns41:value-type="float" table:style-name="ce35" office:value="121" office:value-type="float">
            <text:p>12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378" office:value-type="float">
            <text:p>378</text:p>
          </table:table-cell>
          <table:table-cell ns41:value-type="float" table:style-name="ce35" office:value="820" office:value-type="float">
            <text:p>820</text:p>
          </table:table-cell>
          <table:table-cell ns41:value-type="float" table:style-name="ce45" office:value="1575" office:value-type="float">
            <text:p>1,5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6" office:value="96" office:value-type="float">
            <text:p>96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631" office:value-type="float">
            <text:p>631</text:p>
          </table:table-cell>
          <table:table-cell ns41:value-type="float" table:style-name="ce35" office:value="94" office:value-type="float">
            <text:p>94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35" office:value="734" office:value-type="float">
            <text:p>734</text:p>
          </table:table-cell>
          <table:table-cell ns41:value-type="float" table:style-name="ce45" office:value="1365" office:value-type="float">
            <text:p>1,3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6" office:value="87" office:value-type="float">
            <text:p>87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546" office:value-type="float">
            <text:p>546</text:p>
          </table:table-cell>
          <table:table-cell ns41:value-type="float" table:style-name="ce35" office:value="86" office:value-type="float">
            <text:p>86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35" office:value="652" office:value-type="float">
            <text:p>652</text:p>
          </table:table-cell>
          <table:table-cell ns41:value-type="float" table:style-name="ce45" office:value="1198" office:value-type="float">
            <text:p>1,19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6" office:value="77" office:value-type="float">
            <text:p>77</text:p>
          </table:table-cell>
          <table:table-cell ns41:value-type="float" table:style-name="ce35" office:value="359" office:value-type="float">
            <text:p>359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646" office:value-type="float">
            <text:p>646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35" office:value="377" office:value-type="float">
            <text:p>377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45" office:value="1353" office:value-type="float">
            <text:p>1,35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6" office:value="84" office:value-type="float">
            <text:p>84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614" office:value-type="float">
            <text:p>614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217" office:value-type="float">
            <text:p>217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719" office:value-type="float">
            <text:p>719</text:p>
          </table:table-cell>
          <table:table-cell ns41:value-type="float" table:style-name="ce45" office:value="1333" office:value-type="float">
            <text:p>1,3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6" office:value="53" office:value-type="float">
            <text:p>53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162" office:value-type="float">
            <text:p>162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276" office:value-type="float">
            <text:p>276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67" office:value="932" office:value-type="float">
            <text:p>9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6" office:value="74" office:value-type="float">
            <text:p>74</text:p>
          </table:table-cell>
          <table:table-cell ns41:value-type="float" table:style-name="ce35" office:value="265" office:value-type="float">
            <text:p>265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560" office:value-type="float">
            <text:p>560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554" office:value-type="float">
            <text:p>554</text:p>
          </table:table-cell>
          <table:table-cell ns41:value-type="float" table:style-name="ce45" office:value="1114" office:value-type="float">
            <text:p>1,11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6" office:value="51" office:value-type="float">
            <text:p>51</text:p>
          </table:table-cell>
          <table:table-cell ns41:value-type="float" table:style-name="ce35" office:value="211" office:value-type="float">
            <text:p>211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436" office:value-type="float">
            <text:p>436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5" office:value="277" office:value-type="float">
            <text:p>277</text:p>
          </table:table-cell>
          <table:table-cell ns41:value-type="float" table:style-name="ce35" office:value="449" office:value-type="float">
            <text:p>449</text:p>
          </table:table-cell>
          <table:table-cell ns41:value-type="float" table:style-name="ce67" office:value="885" office:value-type="float">
            <text:p>8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6" office:value="60" office:value-type="float">
            <text:p>60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176" office:value-type="float">
            <text:p>176</text:p>
          </table:table-cell>
          <table:table-cell ns41:value-type="float" table:style-name="ce35" office:value="417" office:value-type="float">
            <text:p>417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267" office:value-type="float">
            <text:p>267</text:p>
          </table:table-cell>
          <table:table-cell ns41:value-type="float" table:style-name="ce35" office:value="429" office:value-type="float">
            <text:p>429</text:p>
          </table:table-cell>
          <table:table-cell ns41:value-type="float" table:style-name="ce67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6" office:value="53" office:value-type="float">
            <text:p>53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35" office:value="244" office:value-type="float">
            <text:p>244</text:p>
          </table:table-cell>
          <table:table-cell ns41:value-type="float" table:style-name="ce35" office:value="373" office:value-type="float">
            <text:p>373</text:p>
          </table:table-cell>
          <table:table-cell ns41:value-type="float" table:style-name="ce67" office:value="731" office:value-type="float">
            <text:p>7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6" office:value="44" office:value-type="float">
            <text:p>44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135" office:value-type="float">
            <text:p>135</text:p>
          </table:table-cell>
          <table:table-cell ns41:value-type="float" table:style-name="ce35" office:value="298" office:value-type="float">
            <text:p>298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67" office:value="622" office:value-type="float">
            <text:p>6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6" office:value="39" office:value-type="float">
            <text:p>39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296" office:value-type="float">
            <text:p>296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61" office:value-type="float">
            <text:p>61</text:p>
          </table:table-cell>
          <table:table-cell ns41:value-type="float" table:style-name="ce35" office:value="169" office:value-type="float">
            <text:p>169</text:p>
          </table:table-cell>
          <table:table-cell ns41:value-type="float" table:style-name="ce35" office:value="274" office:value-type="float">
            <text:p>274</text:p>
          </table:table-cell>
          <table:table-cell ns41:value-type="float" table:style-name="ce67" office:value="570" office:value-type="float">
            <text:p>5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6" office:value="27" office:value-type="float">
            <text:p>27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67" office:value="438" office:value-type="float">
            <text:p>43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ns41:value-type="float" table:style-name="ce66" office:value="38" office:value-type="float">
            <text:p>38</text:p>
          </table:table-cell>
          <table:table-cell ns41:value-type="float" table:style-name="ce35" office:value="87" office:value-type="float">
            <text:p>87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44" office:value-type="float">
            <text:p>44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5" office:value="174" office:value-type="float">
            <text:p>174</text:p>
          </table:table-cell>
          <table:table-cell ns41:value-type="float" table:style-name="ce35" office:value="261" office:value-type="float">
            <text:p>261</text:p>
          </table:table-cell>
          <table:table-cell ns41:value-type="float" table:style-name="ce67" office:value="502" office:value-type="float">
            <text:p>5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6" office:value="31" office:value-type="float">
            <text:p>31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203" office:value-type="float">
            <text:p>203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230" office:value-type="float">
            <text:p>230</text:p>
          </table:table-cell>
          <table:table-cell ns41:value-type="float" table:style-name="ce67" office:value="433" office:value-type="float">
            <text:p>43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ns41:value-type="float" table:style-name="ce66" office:value="15" office:value-type="float">
            <text:p>15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139" office:value-type="float">
            <text:p>139</text:p>
          </table:table-cell>
          <table:table-cell ns41:value-type="float" table:style-name="ce67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6" office:value="16" office:value-type="float">
            <text:p>16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122" office:value-type="float">
            <text:p>12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81" office:value-type="float">
            <text:p>81</text:p>
          </table:table-cell>
          <table:table-cell ns41:value-type="float" table:style-name="ce35" office:value="113" office:value-type="float">
            <text:p>113</text:p>
          </table:table-cell>
          <table:table-cell ns41:value-type="float" table:style-name="ce67" office:value="235" office:value-type="float">
            <text:p>23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6" office:value="10" office:value-type="float">
            <text:p>10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125" office:value-type="float">
            <text:p>125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67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85" office:value-type="float">
            <text:p>85</text:p>
          </table:table-cell>
          <table:table-cell ns41:value-type="float" office:value="9" table:style-name="ce35" table:number-columns-repeated="2" office:value-type="float">
            <text:p>9</text:p>
          </table:table-cell>
          <table:table-cell ns41:value-type="float" table:style-name="ce35" office:value="72" office:value-type="float">
            <text:p>72</text:p>
          </table:table-cell>
          <table:table-cell ns41:value-type="float" table:style-name="ce35" office:value="90" office:value-type="float">
            <text:p>90</text:p>
          </table:table-cell>
          <table:table-cell ns41:value-type="float" table:style-name="ce67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35" office:value="85" office:value-type="float">
            <text:p>85</text:p>
          </table:table-cell>
          <table:table-cell ns41:value-type="float" table:style-name="ce67" office:value="151" office:value-type="float">
            <text:p>1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67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ns41:value-type="float" table:style-name="ce66" office:value="7" office:value-type="float">
            <text:p>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40" office:value-type="float">
            <text:p>40</text:p>
          </table:table-cell>
          <table:table-cell ns41:value-type="float" office:value="7" table:style-name="ce35" table:number-columns-repeated="2" office:value-type="float">
            <text:p>7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67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67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6" office:value-type="float">
            <text:p>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67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table:style-name="ce35" table:number-columns-repeated="2"/>
          <table:table-cell ns41:value-type="float" office:value="4" table:style-name="ce35" table:number-columns-repeated="2" office:value-type="float">
            <text:p>4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6"/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 table:number-columns-repeated="2"/>
          <table:table-cell ns41:value-type="float" office:value="3" table:style-name="ce35" table:number-columns-repeated="2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1" office:value-type="float">
            <text:p>1</text:p>
          </table:table-cell>
          <table:table-cell table:style-name="ce35" table:number-columns-repeated="4"/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5" table:number-columns-repeated="2"/>
          <table:table-cell ns41:value-type="float" table:style-name="ce35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HONDERD VIJF EN ZEVENTIG GEMEENTEN TEN PLATTEN LANDE.</text:p>
          </table:table-cell>
          <table:table-cell table:style-name="ce15"/>
          <table:table-cell ns41:value-type="string" table:style-name="ce22" office:value-type="string">
            <text:p>TOTAAL.</text:p>
          </table:table-cell>
          <table:table-cell table:style-name="Default"/>
          <table:table-cell ns41:value-type="float" table:style-name="ce29" office:value="106905" office:value-type="float">
            <text:p>106,905</text:p>
          </table:table-cell>
          <table:table-cell ns41:value-type="float" table:style-name="ce36" office:value="43839" office:value-type="float">
            <text:p>43,839</text:p>
          </table:table-cell>
          <table:table-cell ns41:value-type="float" table:style-name="ce36" office:value="7216" office:value-type="float">
            <text:p>7,216</text:p>
          </table:table-cell>
          <table:table-cell ns41:value-type="float" table:style-name="ce36" office:value="157960" office:value-type="float">
            <text:p>157,960</text:p>
          </table:table-cell>
          <table:table-cell ns41:value-type="float" table:style-name="ce36" office:value="101871" office:value-type="float">
            <text:p>101,871</text:p>
          </table:table-cell>
          <table:table-cell ns41:value-type="float" table:style-name="ce36" office:value="43919" office:value-type="float">
            <text:p>43,919</text:p>
          </table:table-cell>
          <table:table-cell ns41:value-type="float" table:style-name="ce36" office:value="12487" office:value-type="float">
            <text:p>12,487</text:p>
          </table:table-cell>
          <table:table-cell ns41:value-type="float" table:style-name="ce36" office:value="158277" office:value-type="float">
            <text:p>158,277</text:p>
          </table:table-cell>
          <table:table-cell ns41:value-type="float" table:style-name="ce45" office:value="316237" office:value-type="float">
            <text:p>316,23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9" office:value-type="float">
            <text:p>1849</text:p>
          </table:table-cell>
          <table:table-cell ns41:value-type="string" table:style-name="ce22" office:value-type="string">
            <text:p>Beneden het jaar.</text:p>
          </table:table-cell>
          <table:table-cell table:style-name="Default"/>
          <table:table-cell ns41:value-type="float" table:style-name="ce29" office:value="4504" office:value-type="float">
            <text:p>4,504</text:p>
          </table:table-cell>
          <table:table-cell table:style-name="ce35" table:number-columns-repeated="2"/>
          <table:table-cell ns41:value-type="float" table:style-name="ce36" office:value="4504" office:value-type="float">
            <text:p>4,504</text:p>
          </table:table-cell>
          <table:table-cell ns41:value-type="float" table:style-name="ce36" office:value="4381" office:value-type="float">
            <text:p>4,381</text:p>
          </table:table-cell>
          <table:table-cell table:style-name="ce35" table:number-columns-repeated="2"/>
          <table:table-cell ns41:value-type="float" table:style-name="ce36" office:value="4381" office:value-type="float">
            <text:p>4,381</text:p>
          </table:table-cell>
          <table:table-cell ns41:value-type="float" table:style-name="ce45" office:value="8885" office:value-type="float">
            <text:p>8,88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8" office:value-type="float">
            <text:p>1848</text:p>
          </table:table-cell>
          <table:table-cell ns41:value-type="string" table:style-name="ce22" office:value-type="string">
            <text:p>Van 1 tot 2 jaren.</text:p>
          </table:table-cell>
          <table:table-cell table:style-name="Default"/>
          <table:table-cell ns41:value-type="float" table:style-name="ce29" office:value="3798" office:value-type="float">
            <text:p>3,798</text:p>
          </table:table-cell>
          <table:table-cell table:style-name="ce35" table:number-columns-repeated="2"/>
          <table:table-cell ns41:value-type="float" table:style-name="ce36" office:value="3798" office:value-type="float">
            <text:p>3,798</text:p>
          </table:table-cell>
          <table:table-cell ns41:value-type="float" table:style-name="ce36" office:value="3771" office:value-type="float">
            <text:p>3,771</text:p>
          </table:table-cell>
          <table:table-cell table:style-name="ce35" table:number-columns-repeated="2"/>
          <table:table-cell ns41:value-type="float" table:style-name="ce36" office:value="3771" office:value-type="float">
            <text:p>3,771</text:p>
          </table:table-cell>
          <table:table-cell ns41:value-type="float" table:style-name="ce45" office:value="7569" office:value-type="float">
            <text:p>7,56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7" office:value-type="float">
            <text:p>1847</text:p>
          </table:table-cell>
          <table:table-cell ns41:value-type="string" table:style-name="ce22" office:value-type="string">
            <text:p>Van 2 tot 3 jaren.</text:p>
          </table:table-cell>
          <table:table-cell table:style-name="Default"/>
          <table:table-cell ns41:value-type="float" table:style-name="ce29" office:value="3905" office:value-type="float">
            <text:p>3,905</text:p>
          </table:table-cell>
          <table:table-cell table:style-name="ce35" table:number-columns-repeated="2"/>
          <table:table-cell ns41:value-type="float" table:style-name="ce36" office:value="3905" office:value-type="float">
            <text:p>3,905</text:p>
          </table:table-cell>
          <table:table-cell ns41:value-type="float" table:style-name="ce36" office:value="3862" office:value-type="float">
            <text:p>3,862</text:p>
          </table:table-cell>
          <table:table-cell table:style-name="ce35" table:number-columns-repeated="2"/>
          <table:table-cell ns41:value-type="float" table:style-name="ce36" office:value="3862" office:value-type="float">
            <text:p>3,862</text:p>
          </table:table-cell>
          <table:table-cell ns41:value-type="float" table:style-name="ce45" office:value="7767" office:value-type="float">
            <text:p>7,7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6" office:value-type="float">
            <text:p>1846</text:p>
          </table:table-cell>
          <table:table-cell ns41:value-type="string" table:style-name="ce22" office:value-type="string">
            <text:p>Van 3 tot 4 jaren.</text:p>
          </table:table-cell>
          <table:table-cell table:style-name="Default"/>
          <table:table-cell ns41:value-type="float" table:style-name="ce29" office:value="3828" office:value-type="float">
            <text:p>3,828</text:p>
          </table:table-cell>
          <table:table-cell table:style-name="ce35" table:number-columns-repeated="2"/>
          <table:table-cell ns41:value-type="float" table:style-name="ce36" office:value="3828" office:value-type="float">
            <text:p>3,828</text:p>
          </table:table-cell>
          <table:table-cell ns41:value-type="float" table:style-name="ce36" office:value="3711" office:value-type="float">
            <text:p>3,711</text:p>
          </table:table-cell>
          <table:table-cell table:style-name="ce35" table:number-columns-repeated="2"/>
          <table:table-cell ns41:value-type="float" table:style-name="ce36" office:value="3711" office:value-type="float">
            <text:p>3,711</text:p>
          </table:table-cell>
          <table:table-cell ns41:value-type="float" table:style-name="ce45" office:value="7539" office:value-type="float">
            <text:p>7,53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5" office:value-type="float">
            <text:p>1845</text:p>
          </table:table-cell>
          <table:table-cell ns41:value-type="string" table:style-name="ce22" office:value-type="string">
            <text:p>Van 4 tot 5 jaren.</text:p>
          </table:table-cell>
          <table:table-cell table:style-name="Default"/>
          <table:table-cell ns41:value-type="float" table:style-name="ce29" office:value="4272" office:value-type="float">
            <text:p>4,272</text:p>
          </table:table-cell>
          <table:table-cell table:style-name="ce35" table:number-columns-repeated="2"/>
          <table:table-cell ns41:value-type="float" table:style-name="ce36" office:value="4272" office:value-type="float">
            <text:p>4,272</text:p>
          </table:table-cell>
          <table:table-cell ns41:value-type="float" table:style-name="ce36" office:value="4190" office:value-type="float">
            <text:p>4,190</text:p>
          </table:table-cell>
          <table:table-cell table:style-name="ce35" table:number-columns-repeated="2"/>
          <table:table-cell ns41:value-type="float" table:style-name="ce36" office:value="4190" office:value-type="float">
            <text:p>4,190</text:p>
          </table:table-cell>
          <table:table-cell ns41:value-type="float" table:style-name="ce45" office:value="8462" office:value-type="float">
            <text:p>8,4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4" office:value-type="float">
            <text:p>1844</text:p>
          </table:table-cell>
          <table:table-cell ns41:value-type="string" table:style-name="ce22" office:value-type="string">
            <text:p>Van 5 tot 6 jaren.</text:p>
          </table:table-cell>
          <table:table-cell table:style-name="Default"/>
          <table:table-cell ns41:value-type="float" table:style-name="ce29" office:value="4485" office:value-type="float">
            <text:p>4,485</text:p>
          </table:table-cell>
          <table:table-cell table:style-name="ce35" table:number-columns-repeated="2"/>
          <table:table-cell ns41:value-type="float" table:style-name="ce36" office:value="4485" office:value-type="float">
            <text:p>4,485</text:p>
          </table:table-cell>
          <table:table-cell ns41:value-type="float" table:style-name="ce36" office:value="4335" office:value-type="float">
            <text:p>4,335</text:p>
          </table:table-cell>
          <table:table-cell table:style-name="ce35" table:number-columns-repeated="2"/>
          <table:table-cell ns41:value-type="float" table:style-name="ce36" office:value="4335" office:value-type="float">
            <text:p>4,335</text:p>
          </table:table-cell>
          <table:table-cell ns41:value-type="float" table:style-name="ce45" office:value="8820" office:value-type="float">
            <text:p>8,8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3" office:value-type="float">
            <text:p>1843</text:p>
          </table:table-cell>
          <table:table-cell ns41:value-type="string" table:style-name="ce22" office:value-type="string">
            <text:p>Van 6 tot 7 jaren.</text:p>
          </table:table-cell>
          <table:table-cell table:style-name="Default"/>
          <table:table-cell ns41:value-type="float" table:style-name="ce29" office:value="4340" office:value-type="float">
            <text:p>4,340</text:p>
          </table:table-cell>
          <table:table-cell table:style-name="ce35" table:number-columns-repeated="2"/>
          <table:table-cell ns41:value-type="float" table:style-name="ce36" office:value="4340" office:value-type="float">
            <text:p>4,340</text:p>
          </table:table-cell>
          <table:table-cell ns41:value-type="float" table:style-name="ce36" office:value="4106" office:value-type="float">
            <text:p>4,106</text:p>
          </table:table-cell>
          <table:table-cell table:style-name="ce35" table:number-columns-repeated="2"/>
          <table:table-cell ns41:value-type="float" table:style-name="ce36" office:value="4106" office:value-type="float">
            <text:p>4,106</text:p>
          </table:table-cell>
          <table:table-cell ns41:value-type="float" table:style-name="ce45" office:value="8446" office:value-type="float">
            <text:p>8,4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2" office:value-type="float">
            <text:p>1842</text:p>
          </table:table-cell>
          <table:table-cell ns41:value-type="string" table:style-name="ce22" office:value-type="string">
            <text:p>Van 7 tot 8 jaren.</text:p>
          </table:table-cell>
          <table:table-cell table:style-name="Default"/>
          <table:table-cell ns41:value-type="float" table:style-name="ce29" office:value="4498" office:value-type="float">
            <text:p>4,498</text:p>
          </table:table-cell>
          <table:table-cell table:style-name="ce35" table:number-columns-repeated="2"/>
          <table:table-cell ns41:value-type="float" table:style-name="ce36" office:value="4498" office:value-type="float">
            <text:p>4,498</text:p>
          </table:table-cell>
          <table:table-cell ns41:value-type="float" table:style-name="ce36" office:value="4269" office:value-type="float">
            <text:p>4,269</text:p>
          </table:table-cell>
          <table:table-cell table:style-name="ce35" table:number-columns-repeated="2"/>
          <table:table-cell ns41:value-type="float" table:style-name="ce36" office:value="4269" office:value-type="float">
            <text:p>4,269</text:p>
          </table:table-cell>
          <table:table-cell ns41:value-type="float" table:style-name="ce45" office:value="8767" office:value-type="float">
            <text:p>8,76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1" office:value-type="float">
            <text:p>1841</text:p>
          </table:table-cell>
          <table:table-cell ns41:value-type="string" table:style-name="ce22" office:value-type="string">
            <text:p>Van 8 tot 9 jaren.</text:p>
          </table:table-cell>
          <table:table-cell table:style-name="Default"/>
          <table:table-cell ns41:value-type="float" table:style-name="ce29" office:value="4370" office:value-type="float">
            <text:p>4,370</text:p>
          </table:table-cell>
          <table:table-cell table:style-name="ce35" table:number-columns-repeated="2"/>
          <table:table-cell ns41:value-type="float" table:style-name="ce36" office:value="4370" office:value-type="float">
            <text:p>4,370</text:p>
          </table:table-cell>
          <table:table-cell ns41:value-type="float" table:style-name="ce36" office:value="4252" office:value-type="float">
            <text:p>4,252</text:p>
          </table:table-cell>
          <table:table-cell table:style-name="ce35" table:number-columns-repeated="2"/>
          <table:table-cell ns41:value-type="float" table:style-name="ce36" office:value="4252" office:value-type="float">
            <text:p>4,252</text:p>
          </table:table-cell>
          <table:table-cell ns41:value-type="float" table:style-name="ce45" office:value="8622" office:value-type="float">
            <text:p>8,6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40" office:value-type="float">
            <text:p>1840</text:p>
          </table:table-cell>
          <table:table-cell ns41:value-type="string" table:style-name="ce22" office:value-type="string">
            <text:p>Van 9 tot 10 jaren.</text:p>
          </table:table-cell>
          <table:table-cell table:style-name="Default"/>
          <table:table-cell ns41:value-type="float" table:style-name="ce29" office:value="4428" office:value-type="float">
            <text:p>4,428</text:p>
          </table:table-cell>
          <table:table-cell table:style-name="ce35" table:number-columns-repeated="2"/>
          <table:table-cell ns41:value-type="float" table:style-name="ce36" office:value="4428" office:value-type="float">
            <text:p>4,428</text:p>
          </table:table-cell>
          <table:table-cell ns41:value-type="float" table:style-name="ce36" office:value="4160" office:value-type="float">
            <text:p>4,160</text:p>
          </table:table-cell>
          <table:table-cell table:style-name="ce35" table:number-columns-repeated="2"/>
          <table:table-cell ns41:value-type="float" table:style-name="ce36" office:value="4160" office:value-type="float">
            <text:p>4,160</text:p>
          </table:table-cell>
          <table:table-cell ns41:value-type="float" table:style-name="ce45" office:value="8588" office:value-type="float">
            <text:p>8,5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9" office:value-type="float">
            <text:p>1839</text:p>
          </table:table-cell>
          <table:table-cell ns41:value-type="string" table:style-name="ce22" office:value-type="string">
            <text:p>Van 10 tot 11 jaren.</text:p>
          </table:table-cell>
          <table:table-cell table:style-name="Default"/>
          <table:table-cell ns41:value-type="float" table:style-name="ce29" office:value="4411" office:value-type="float">
            <text:p>4,411</text:p>
          </table:table-cell>
          <table:table-cell table:style-name="ce35" table:number-columns-repeated="2"/>
          <table:table-cell ns41:value-type="float" table:style-name="ce36" office:value="4411" office:value-type="float">
            <text:p>4,411</text:p>
          </table:table-cell>
          <table:table-cell ns41:value-type="float" table:style-name="ce36" office:value="4291" office:value-type="float">
            <text:p>4,291</text:p>
          </table:table-cell>
          <table:table-cell table:style-name="ce35" table:number-columns-repeated="2"/>
          <table:table-cell ns41:value-type="float" table:style-name="ce36" office:value="4291" office:value-type="float">
            <text:p>4,291</text:p>
          </table:table-cell>
          <table:table-cell ns41:value-type="float" table:style-name="ce45" office:value="8702" office:value-type="float">
            <text:p>8,7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8" office:value-type="float">
            <text:p>1838</text:p>
          </table:table-cell>
          <table:table-cell ns41:value-type="string" table:style-name="ce22" office:value-type="string">
            <text:p>Van 11 tot 12 jaren.</text:p>
          </table:table-cell>
          <table:table-cell table:style-name="Default"/>
          <table:table-cell ns41:value-type="float" table:style-name="ce29" office:value="4285" office:value-type="float">
            <text:p>4,285</text:p>
          </table:table-cell>
          <table:table-cell table:style-name="ce35" table:number-columns-repeated="2"/>
          <table:table-cell ns41:value-type="float" table:style-name="ce36" office:value="4285" office:value-type="float">
            <text:p>4,285</text:p>
          </table:table-cell>
          <table:table-cell ns41:value-type="float" table:style-name="ce36" office:value="4259" office:value-type="float">
            <text:p>4,259</text:p>
          </table:table-cell>
          <table:table-cell table:style-name="ce35" table:number-columns-repeated="2"/>
          <table:table-cell ns41:value-type="float" table:style-name="ce36" office:value="4259" office:value-type="float">
            <text:p>4,259</text:p>
          </table:table-cell>
          <table:table-cell ns41:value-type="float" table:style-name="ce45" office:value="8544" office:value-type="float">
            <text:p>8,54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7" office:value-type="float">
            <text:p>1837</text:p>
          </table:table-cell>
          <table:table-cell ns41:value-type="string" table:style-name="ce22" office:value-type="string">
            <text:p>Van 12 tot 13 jaren.</text:p>
          </table:table-cell>
          <table:table-cell table:style-name="Default"/>
          <table:table-cell ns41:value-type="float" table:style-name="ce29" office:value="4297" office:value-type="float">
            <text:p>4,297</text:p>
          </table:table-cell>
          <table:table-cell table:style-name="ce35" table:number-columns-repeated="2"/>
          <table:table-cell ns41:value-type="float" table:style-name="ce36" office:value="4297" office:value-type="float">
            <text:p>4,297</text:p>
          </table:table-cell>
          <table:table-cell ns41:value-type="float" table:style-name="ce36" office:value="4225" office:value-type="float">
            <text:p>4,225</text:p>
          </table:table-cell>
          <table:table-cell table:style-name="ce35" table:number-columns-repeated="2"/>
          <table:table-cell ns41:value-type="float" table:style-name="ce36" office:value="4225" office:value-type="float">
            <text:p>4,225</text:p>
          </table:table-cell>
          <table:table-cell ns41:value-type="float" table:style-name="ce45" office:value="8522" office:value-type="float">
            <text:p>8,5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6" office:value-type="float">
            <text:p>1836</text:p>
          </table:table-cell>
          <table:table-cell ns41:value-type="string" table:style-name="ce22" office:value-type="string">
            <text:p>Van 13 tot 14 jaren.</text:p>
          </table:table-cell>
          <table:table-cell table:style-name="Default"/>
          <table:table-cell ns41:value-type="float" table:style-name="ce29" office:value="4387" office:value-type="float">
            <text:p>4,387</text:p>
          </table:table-cell>
          <table:table-cell table:style-name="ce35" table:number-columns-repeated="2"/>
          <table:table-cell ns41:value-type="float" table:style-name="ce36" office:value="4387" office:value-type="float">
            <text:p>4,387</text:p>
          </table:table-cell>
          <table:table-cell ns41:value-type="float" table:style-name="ce36" office:value="4086" office:value-type="float">
            <text:p>4,086</text:p>
          </table:table-cell>
          <table:table-cell table:style-name="ce35" table:number-columns-repeated="2"/>
          <table:table-cell ns41:value-type="float" table:style-name="ce36" office:value="4086" office:value-type="float">
            <text:p>4,086</text:p>
          </table:table-cell>
          <table:table-cell ns41:value-type="float" table:style-name="ce45" office:value="8473" office:value-type="float">
            <text:p>8,47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5" office:value-type="float">
            <text:p>1835</text:p>
          </table:table-cell>
          <table:table-cell ns41:value-type="string" table:style-name="ce22" office:value-type="string">
            <text:p>Van 14 tot 15 jaren.</text:p>
          </table:table-cell>
          <table:table-cell table:style-name="Default"/>
          <table:table-cell ns41:value-type="float" table:style-name="ce29" office:value="4466" office:value-type="float">
            <text:p>4,466</text:p>
          </table:table-cell>
          <table:table-cell table:style-name="ce35" table:number-columns-repeated="2"/>
          <table:table-cell ns41:value-type="float" table:style-name="ce36" office:value="4466" office:value-type="float">
            <text:p>4,466</text:p>
          </table:table-cell>
          <table:table-cell ns41:value-type="float" table:style-name="ce36" office:value="4175" office:value-type="float">
            <text:p>4,175</text:p>
          </table:table-cell>
          <table:table-cell table:style-name="ce35" table:number-columns-repeated="2"/>
          <table:table-cell ns41:value-type="float" table:style-name="ce36" office:value="4175" office:value-type="float">
            <text:p>4,175</text:p>
          </table:table-cell>
          <table:table-cell ns41:value-type="float" table:style-name="ce45" office:value="8641" office:value-type="float">
            <text:p>8,64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4" office:value-type="float">
            <text:p>1834</text:p>
          </table:table-cell>
          <table:table-cell ns41:value-type="string" table:style-name="ce22" office:value-type="string">
            <text:p>Van 15 tot 16 jaren.</text:p>
          </table:table-cell>
          <table:table-cell table:style-name="Default"/>
          <table:table-cell ns41:value-type="float" table:style-name="ce29" office:value="3945" office:value-type="float">
            <text:p>3,945</text:p>
          </table:table-cell>
          <table:table-cell table:style-name="ce35" table:number-columns-repeated="2"/>
          <table:table-cell ns41:value-type="float" table:style-name="ce36" office:value="3945" office:value-type="float">
            <text:p>3,945</text:p>
          </table:table-cell>
          <table:table-cell ns41:value-type="float" table:style-name="ce36" office:value="3659" office:value-type="float">
            <text:p>3,659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6" office:value="3660" office:value-type="float">
            <text:p>3,660</text:p>
          </table:table-cell>
          <table:table-cell ns41:value-type="float" table:style-name="ce45" office:value="7605" office:value-type="float">
            <text:p>7,60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3" office:value-type="float">
            <text:p>1833</text:p>
          </table:table-cell>
          <table:table-cell ns41:value-type="string" table:style-name="ce22" office:value-type="string">
            <text:p>Van 16 tot 17 jaren.</text:p>
          </table:table-cell>
          <table:table-cell table:style-name="Default"/>
          <table:table-cell ns41:value-type="float" table:style-name="ce29" office:value="3881" office:value-type="float">
            <text:p>3,881</text:p>
          </table:table-cell>
          <table:table-cell table:style-name="ce35" table:number-columns-repeated="2"/>
          <table:table-cell ns41:value-type="float" table:style-name="ce36" office:value="3881" office:value-type="float">
            <text:p>3,881</text:p>
          </table:table-cell>
          <table:table-cell ns41:value-type="float" table:style-name="ce36" office:value="3770" office:value-type="float">
            <text:p>3,770</text:p>
          </table:table-cell>
          <table:table-cell ns41:value-type="float" table:style-name="ce35" office:value="1" office:value-type="float">
            <text:p>1</text:p>
          </table:table-cell>
          <table:table-cell table:style-name="ce35"/>
          <table:table-cell ns41:value-type="float" table:style-name="ce36" office:value="3771" office:value-type="float">
            <text:p>3,771</text:p>
          </table:table-cell>
          <table:table-cell ns41:value-type="float" table:style-name="ce45" office:value="7652" office:value-type="float">
            <text:p>7,6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2" office:value-type="float">
            <text:p>1832</text:p>
          </table:table-cell>
          <table:table-cell ns41:value-type="string" table:style-name="ce22" office:value-type="string">
            <text:p>Van 17 tot 18 jaren.</text:p>
          </table:table-cell>
          <table:table-cell table:style-name="Default"/>
          <table:table-cell ns41:value-type="float" table:style-name="ce29" office:value="3274" office:value-type="float">
            <text:p>3,274</text:p>
          </table:table-cell>
          <table:table-cell table:style-name="ce35" table:number-columns-repeated="2"/>
          <table:table-cell ns41:value-type="float" table:style-name="ce36" office:value="3274" office:value-type="float">
            <text:p>3,274</text:p>
          </table:table-cell>
          <table:table-cell ns41:value-type="float" table:style-name="ce36" office:value="3351" office:value-type="float">
            <text:p>3,351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6" office:value="3354" office:value-type="float">
            <text:p>3,354</text:p>
          </table:table-cell>
          <table:table-cell ns41:value-type="float" table:style-name="ce45" office:value="6628" office:value-type="float">
            <text:p>6,62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1" office:value-type="float">
            <text:p>1831</text:p>
          </table:table-cell>
          <table:table-cell ns41:value-type="string" table:style-name="ce22" office:value-type="string">
            <text:p>Van 18 tot 19 jaren.</text:p>
          </table:table-cell>
          <table:table-cell table:style-name="Default"/>
          <table:table-cell ns41:value-type="float" table:style-name="ce29" office:value="3227" office:value-type="float">
            <text:p>3,227</text:p>
          </table:table-cell>
          <table:table-cell table:style-name="ce35" table:number-columns-repeated="2"/>
          <table:table-cell ns41:value-type="float" table:style-name="ce36" office:value="3227" office:value-type="float">
            <text:p>3,227</text:p>
          </table:table-cell>
          <table:table-cell ns41:value-type="float" table:style-name="ce36" office:value="3154" office:value-type="float">
            <text:p>3,154</text:p>
          </table:table-cell>
          <table:table-cell ns41:value-type="float" table:style-name="ce35" office:value="13" office:value-type="float">
            <text:p>13</text:p>
          </table:table-cell>
          <table:table-cell table:style-name="ce35"/>
          <table:table-cell ns41:value-type="float" table:style-name="ce36" office:value="3167" office:value-type="float">
            <text:p>3,167</text:p>
          </table:table-cell>
          <table:table-cell ns41:value-type="float" table:style-name="ce45" office:value="6394" office:value-type="float">
            <text:p>6,3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30" office:value-type="float">
            <text:p>1830</text:p>
          </table:table-cell>
          <table:table-cell ns41:value-type="string" table:style-name="ce22" office:value-type="string">
            <text:p>Van 19 tot 20 jaren.</text:p>
          </table:table-cell>
          <table:table-cell table:style-name="Default"/>
          <table:table-cell ns41:value-type="float" table:style-name="ce29" office:value="3382" office:value-type="float">
            <text:p>3,382</text:p>
          </table:table-cell>
          <table:table-cell ns41:value-type="float" table:style-name="ce35" office:value="13" office:value-type="float">
            <text:p>13</text:p>
          </table:table-cell>
          <table:table-cell table:style-name="ce35"/>
          <table:table-cell ns41:value-type="float" table:style-name="ce36" office:value="3395" office:value-type="float">
            <text:p>3,395</text:p>
          </table:table-cell>
          <table:table-cell ns41:value-type="float" table:style-name="ce36" office:value="3365" office:value-type="float">
            <text:p>3,365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3399" office:value-type="float">
            <text:p>3,399</text:p>
          </table:table-cell>
          <table:table-cell ns41:value-type="float" table:style-name="ce45" office:value="6794" office:value-type="float">
            <text:p>6,7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9" office:value-type="float">
            <text:p>1829</text:p>
          </table:table-cell>
          <table:table-cell ns41:value-type="string" table:style-name="ce22" office:value-type="string">
            <text:p>Van 20 tot 21 jaren.</text:p>
          </table:table-cell>
          <table:table-cell table:style-name="Default"/>
          <table:table-cell ns41:value-type="float" table:style-name="ce29" office:value="3544" office:value-type="float">
            <text:p>3,544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3558" office:value-type="float">
            <text:p>3,558</text:p>
          </table:table-cell>
          <table:table-cell ns41:value-type="float" table:style-name="ce36" office:value="3526" office:value-type="float">
            <text:p>3,526</text:p>
          </table:table-cell>
          <table:table-cell ns41:value-type="float" table:style-name="ce35" office:value="71" office:value-type="float">
            <text:p>71</text:p>
          </table:table-cell>
          <table:table-cell table:style-name="ce35"/>
          <table:table-cell ns41:value-type="float" table:style-name="ce36" office:value="3597" office:value-type="float">
            <text:p>3,597</text:p>
          </table:table-cell>
          <table:table-cell ns41:value-type="float" table:style-name="ce45" office:value="7155" office:value-type="float">
            <text:p>7,1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8" office:value-type="float">
            <text:p>1828</text:p>
          </table:table-cell>
          <table:table-cell ns41:value-type="string" table:style-name="ce22" office:value-type="string">
            <text:p>Van 21 tot 22 jaren.</text:p>
          </table:table-cell>
          <table:table-cell table:style-name="Default"/>
          <table:table-cell ns41:value-type="float" table:style-name="ce29" office:value="3330" office:value-type="float">
            <text:p>3,330</text:p>
          </table:table-cell>
          <table:table-cell ns41:value-type="float" table:style-name="ce35" office:value="22" office:value-type="float">
            <text:p>2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3353" office:value-type="float">
            <text:p>3,353</text:p>
          </table:table-cell>
          <table:table-cell ns41:value-type="float" table:style-name="ce36" office:value="3122" office:value-type="float">
            <text:p>3,122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3255" office:value-type="float">
            <text:p>3,255</text:p>
          </table:table-cell>
          <table:table-cell ns41:value-type="float" table:style-name="ce45" office:value="6608" office:value-type="float">
            <text:p>6,6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7" office:value-type="float">
            <text:p>1827</text:p>
          </table:table-cell>
          <table:table-cell ns41:value-type="string" table:style-name="ce22" office:value-type="string">
            <text:p>Van 22 tot 23 jaren.</text:p>
          </table:table-cell>
          <table:table-cell table:style-name="Default"/>
          <table:table-cell ns41:value-type="float" table:style-name="ce29" office:value="3385" office:value-type="float">
            <text:p>3,385</text:p>
          </table:table-cell>
          <table:table-cell ns41:value-type="float" table:style-name="ce35" office:value="60" office:value-type="float">
            <text:p>6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6" office:value="3446" office:value-type="float">
            <text:p>3,446</text:p>
          </table:table-cell>
          <table:table-cell ns41:value-type="float" table:style-name="ce36" office:value="3288" office:value-type="float">
            <text:p>3,288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6" office:value="3525" office:value-type="float">
            <text:p>3,525</text:p>
          </table:table-cell>
          <table:table-cell ns41:value-type="float" table:style-name="ce45" office:value="6971" office:value-type="float">
            <text:p>6,97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6" office:value-type="float">
            <text:p>1826</text:p>
          </table:table-cell>
          <table:table-cell ns41:value-type="string" table:style-name="ce22" office:value-type="string">
            <text:p>Van 23 tot 24 jaren.</text:p>
          </table:table-cell>
          <table:table-cell table:style-name="Default"/>
          <table:table-cell ns41:value-type="float" table:style-name="ce29" office:value="3710" office:value-type="float">
            <text:p>3,710</text:p>
          </table:table-cell>
          <table:table-cell ns41:value-type="float" table:style-name="ce35" office:value="154" office:value-type="float">
            <text:p>154</text:p>
          </table:table-cell>
          <table:table-cell table:style-name="ce35"/>
          <table:table-cell ns41:value-type="float" table:style-name="ce36" office:value="3864" office:value-type="float">
            <text:p>3,864</text:p>
          </table:table-cell>
          <table:table-cell ns41:value-type="float" table:style-name="ce36" office:value="3280" office:value-type="float">
            <text:p>3,280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6" office:value="3655" office:value-type="float">
            <text:p>3,655</text:p>
          </table:table-cell>
          <table:table-cell ns41:value-type="float" table:style-name="ce45" office:value="7519" office:value-type="float">
            <text:p>7,5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5" office:value-type="float">
            <text:p>1825</text:p>
          </table:table-cell>
          <table:table-cell ns41:value-type="string" table:style-name="ce22" office:value-type="string">
            <text:p>Van 24 tot 25 jaren.</text:p>
          </table:table-cell>
          <table:table-cell table:style-name="Default"/>
          <table:table-cell ns41:value-type="float" table:style-name="ce29" office:value="3426" office:value-type="float">
            <text:p>3,426</text:p>
          </table:table-cell>
          <table:table-cell ns41:value-type="float" table:style-name="ce35" office:value="264" office:value-type="float">
            <text:p>26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3693" office:value-type="float">
            <text:p>3,693</text:p>
          </table:table-cell>
          <table:table-cell ns41:value-type="float" table:style-name="ce36" office:value="3174" office:value-type="float">
            <text:p>3,174</text:p>
          </table:table-cell>
          <table:table-cell ns41:value-type="float" table:style-name="ce35" office:value="505" office:value-type="float">
            <text:p>50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6" office:value="3690" office:value-type="float">
            <text:p>3,690</text:p>
          </table:table-cell>
          <table:table-cell ns41:value-type="float" table:style-name="ce45" office:value="7383" office:value-type="float">
            <text:p>7,3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4" office:value-type="float">
            <text:p>1824</text:p>
          </table:table-cell>
          <table:table-cell ns41:value-type="string" table:style-name="ce22" office:value-type="string">
            <text:p>Van 25 tot 26 jaren.</text:p>
          </table:table-cell>
          <table:table-cell table:style-name="Default"/>
          <table:table-cell ns41:value-type="float" table:style-name="ce29" office:value="3287" office:value-type="float">
            <text:p>3,287</text:p>
          </table:table-cell>
          <table:table-cell ns41:value-type="float" table:style-name="ce35" office:value="452" office:value-type="float">
            <text:p>452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6" office:value="3742" office:value-type="float">
            <text:p>3,742</text:p>
          </table:table-cell>
          <table:table-cell ns41:value-type="float" table:style-name="ce36" office:value="2837" office:value-type="float">
            <text:p>2,837</text:p>
          </table:table-cell>
          <table:table-cell ns41:value-type="float" table:style-name="ce35" office:value="696" office:value-type="float">
            <text:p>696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6" office:value="3550" office:value-type="float">
            <text:p>3,550</text:p>
          </table:table-cell>
          <table:table-cell ns41:value-type="float" table:style-name="ce45" office:value="7292" office:value-type="float">
            <text:p>7,29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3" office:value-type="float">
            <text:p>1823</text:p>
          </table:table-cell>
          <table:table-cell ns41:value-type="string" table:style-name="ce22" office:value-type="string">
            <text:p>Van 26 tot 27 jaren.</text:p>
          </table:table-cell>
          <table:table-cell table:style-name="Default"/>
          <table:table-cell ns41:value-type="float" table:style-name="ce29" office:value="2738" office:value-type="float">
            <text:p>2,738</text:p>
          </table:table-cell>
          <table:table-cell ns41:value-type="float" table:style-name="ce35" office:value="520" office:value-type="float">
            <text:p>520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6" office:value="3269" office:value-type="float">
            <text:p>3,269</text:p>
          </table:table-cell>
          <table:table-cell ns41:value-type="float" table:style-name="ce36" office:value="2593" office:value-type="float">
            <text:p>2,593</text:p>
          </table:table-cell>
          <table:table-cell ns41:value-type="float" table:style-name="ce35" office:value="817" office:value-type="float">
            <text:p>81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6" office:value="3430" office:value-type="float">
            <text:p>3,430</text:p>
          </table:table-cell>
          <table:table-cell ns41:value-type="float" table:style-name="ce45" office:value="6699" office:value-type="float">
            <text:p>6,69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2" office:value-type="float">
            <text:p>1822</text:p>
          </table:table-cell>
          <table:table-cell ns41:value-type="string" table:style-name="ce22" office:value-type="string">
            <text:p>Van 27 tot 28 jaren.</text:p>
          </table:table-cell>
          <table:table-cell table:style-name="Default"/>
          <table:table-cell ns41:value-type="float" table:style-name="ce29" office:value="2544" office:value-type="float">
            <text:p>2,544</text:p>
          </table:table-cell>
          <table:table-cell ns41:value-type="float" table:style-name="ce35" office:value="648" office:value-type="float">
            <text:p>648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6" office:value="3205" office:value-type="float">
            <text:p>3,205</text:p>
          </table:table-cell>
          <table:table-cell ns41:value-type="float" table:style-name="ce36" office:value="2183" office:value-type="float">
            <text:p>2,183</text:p>
          </table:table-cell>
          <table:table-cell ns41:value-type="float" table:style-name="ce35" office:value="996" office:value-type="float">
            <text:p>996</text:p>
          </table:table-cell>
          <table:table-cell ns41:value-type="float" table:style-name="ce35" office:value="19" office:value-type="float">
            <text:p>19</text:p>
          </table:table-cell>
          <table:table-cell ns41:value-type="float" table:style-name="ce36" office:value="3198" office:value-type="float">
            <text:p>3,198</text:p>
          </table:table-cell>
          <table:table-cell ns41:value-type="float" table:style-name="ce45" office:value="6403" office:value-type="float">
            <text:p>6,40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1" office:value-type="float">
            <text:p>1821</text:p>
          </table:table-cell>
          <table:table-cell ns41:value-type="string" table:style-name="ce22" office:value-type="string">
            <text:p>Van 28 tot 29 jaren.</text:p>
          </table:table-cell>
          <table:table-cell table:style-name="Default"/>
          <table:table-cell ns41:value-type="float" table:style-name="ce29" office:value="2190" office:value-type="float">
            <text:p>2,190</text:p>
          </table:table-cell>
          <table:table-cell ns41:value-type="float" table:style-name="ce35" office:value="801" office:value-type="float">
            <text:p>80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36" office:value="3004" office:value-type="float">
            <text:p>3,004</text:p>
          </table:table-cell>
          <table:table-cell ns41:value-type="float" table:style-name="ce36" office:value="2143" office:value-type="float">
            <text:p>2,143</text:p>
          </table:table-cell>
          <table:table-cell ns41:value-type="float" table:style-name="ce36" office:value="1060" office:value-type="float">
            <text:p>1,060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6" office:value="3228" office:value-type="float">
            <text:p>3,228</text:p>
          </table:table-cell>
          <table:table-cell ns41:value-type="float" table:style-name="ce45" office:value="6232" office:value-type="float">
            <text:p>6,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20" office:value-type="float">
            <text:p>1820</text:p>
          </table:table-cell>
          <table:table-cell ns41:value-type="string" table:style-name="ce22" office:value-type="string">
            <text:p>Van 29 tot 30 jaren.</text:p>
          </table:table-cell>
          <table:table-cell table:style-name="Default"/>
          <table:table-cell ns41:value-type="float" table:style-name="ce29" office:value="1952" office:value-type="float">
            <text:p>1,952</text:p>
          </table:table-cell>
          <table:table-cell ns41:value-type="float" table:style-name="ce35" office:value="834" office:value-type="float">
            <text:p>834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6" office:value="2800" office:value-type="float">
            <text:p>2,800</text:p>
          </table:table-cell>
          <table:table-cell ns41:value-type="float" table:style-name="ce36" office:value="1670" office:value-type="float">
            <text:p>1,670</text:p>
          </table:table-cell>
          <table:table-cell ns41:value-type="float" table:style-name="ce36" office:value="1125" office:value-type="float">
            <text:p>1,125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6" office:value="2832" office:value-type="float">
            <text:p>2,832</text:p>
          </table:table-cell>
          <table:table-cell ns41:value-type="float" table:style-name="ce45" office:value="5632" office:value-type="float">
            <text:p>5,6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9" office:value-type="float">
            <text:p>1819</text:p>
          </table:table-cell>
          <table:table-cell ns41:value-type="string" table:style-name="ce22" office:value-type="string">
            <text:p>Van 30 tot 31 jaren.</text:p>
          </table:table-cell>
          <table:table-cell table:style-name="Default"/>
          <table:table-cell ns41:value-type="float" table:style-name="ce29" office:value="2072" office:value-type="float">
            <text:p>2,072</text:p>
          </table:table-cell>
          <table:table-cell ns41:value-type="float" table:style-name="ce36" office:value="1136" office:value-type="float">
            <text:p>1,136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6" office:value="3234" office:value-type="float">
            <text:p>3,234</text:p>
          </table:table-cell>
          <table:table-cell ns41:value-type="float" table:style-name="ce36" office:value="1740" office:value-type="float">
            <text:p>1,740</text:p>
          </table:table-cell>
          <table:table-cell ns41:value-type="float" table:style-name="ce36" office:value="1438" office:value-type="float">
            <text:p>1,43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6" office:value="3229" office:value-type="float">
            <text:p>3,229</text:p>
          </table:table-cell>
          <table:table-cell ns41:value-type="float" table:style-name="ce45" office:value="6463" office:value-type="float">
            <text:p>6,46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8" office:value-type="float">
            <text:p>1818</text:p>
          </table:table-cell>
          <table:table-cell ns41:value-type="string" table:style-name="ce22" office:value-type="string">
            <text:p>Van 31 tot 32 jaren.</text:p>
          </table:table-cell>
          <table:table-cell table:style-name="Default"/>
          <table:table-cell ns41:value-type="float" table:style-name="ce29" office:value="1523" office:value-type="float">
            <text:p>1,523</text:p>
          </table:table-cell>
          <table:table-cell ns41:value-type="float" table:style-name="ce36" office:value="1082" office:value-type="float">
            <text:p>1,08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6" office:value="2629" office:value-type="float">
            <text:p>2,629</text:p>
          </table:table-cell>
          <table:table-cell ns41:value-type="float" table:style-name="ce36" office:value="1164" office:value-type="float">
            <text:p>1,164</text:p>
          </table:table-cell>
          <table:table-cell ns41:value-type="float" table:style-name="ce36" office:value="1348" office:value-type="float">
            <text:p>1,348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6" office:value="2555" office:value-type="float">
            <text:p>2,555</text:p>
          </table:table-cell>
          <table:table-cell ns41:value-type="float" table:style-name="ce45" office:value="5184" office:value-type="float">
            <text:p>5,18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7" office:value-type="float">
            <text:p>1817</text:p>
          </table:table-cell>
          <table:table-cell ns41:value-type="string" table:style-name="ce22" office:value-type="string">
            <text:p>Van 32 tot 33 jaren.</text:p>
          </table:table-cell>
          <table:table-cell table:style-name="Default"/>
          <table:table-cell ns41:value-type="float" table:style-name="ce29" office:value="1329" office:value-type="float">
            <text:p>1,329</text:p>
          </table:table-cell>
          <table:table-cell ns41:value-type="float" table:style-name="ce36" office:value="1232" office:value-type="float">
            <text:p>1,232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36" office:value="2593" office:value-type="float">
            <text:p>2,593</text:p>
          </table:table-cell>
          <table:table-cell ns41:value-type="float" table:style-name="ce36" office:value="1272" office:value-type="float">
            <text:p>1,272</text:p>
          </table:table-cell>
          <table:table-cell ns41:value-type="float" table:style-name="ce36" office:value="1428" office:value-type="float">
            <text:p>1,428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6" office:value="2750" office:value-type="float">
            <text:p>2,750</text:p>
          </table:table-cell>
          <table:table-cell ns41:value-type="float" table:style-name="ce45" office:value="5343" office:value-type="float">
            <text:p>5,34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6" office:value-type="float">
            <text:p>1816</text:p>
          </table:table-cell>
          <table:table-cell ns41:value-type="string" table:style-name="ce22" office:value-type="string">
            <text:p>Van 33 tot 34 jaren.</text:p>
          </table:table-cell>
          <table:table-cell table:style-name="Default"/>
          <table:table-cell ns41:value-type="float" table:style-name="ce29" office:value="1481" office:value-type="float">
            <text:p>1,481</text:p>
          </table:table-cell>
          <table:table-cell ns41:value-type="float" table:style-name="ce36" office:value="1524" office:value-type="float">
            <text:p>1,524</text:p>
          </table:table-cell>
          <table:table-cell ns41:value-type="float" table:style-name="ce35" office:value="43" office:value-type="float">
            <text:p>43</text:p>
          </table:table-cell>
          <table:table-cell ns41:value-type="float" table:style-name="ce36" office:value="3048" office:value-type="float">
            <text:p>3,048</text:p>
          </table:table-cell>
          <table:table-cell ns41:value-type="float" table:style-name="ce36" office:value="1349" office:value-type="float">
            <text:p>1,349</text:p>
          </table:table-cell>
          <table:table-cell ns41:value-type="float" table:style-name="ce36" office:value="1827" office:value-type="float">
            <text:p>1,827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6" office:value="3274" office:value-type="float">
            <text:p>3,274</text:p>
          </table:table-cell>
          <table:table-cell ns41:value-type="float" table:style-name="ce45" office:value="6322" office:value-type="float">
            <text:p>6,3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5" office:value-type="float">
            <text:p>1815</text:p>
          </table:table-cell>
          <table:table-cell ns41:value-type="string" table:style-name="ce22" office:value-type="string">
            <text:p>Van 34 tot 35 jaren.</text:p>
          </table:table-cell>
          <table:table-cell table:style-name="Default"/>
          <table:table-cell ns41:value-type="float" table:style-name="ce29" office:value="1304" office:value-type="float">
            <text:p>1,304</text:p>
          </table:table-cell>
          <table:table-cell ns41:value-type="float" table:style-name="ce36" office:value="1507" office:value-type="float">
            <text:p>1,507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6" office:value="2848" office:value-type="float">
            <text:p>2,848</text:p>
          </table:table-cell>
          <table:table-cell ns41:value-type="float" table:style-name="ce36" office:value="1048" office:value-type="float">
            <text:p>1,048</text:p>
          </table:table-cell>
          <table:table-cell ns41:value-type="float" table:style-name="ce36" office:value="1618" office:value-type="float">
            <text:p>1,618</text:p>
          </table:table-cell>
          <table:table-cell ns41:value-type="float" table:style-name="ce35" office:value="69" office:value-type="float">
            <text:p>69</text:p>
          </table:table-cell>
          <table:table-cell ns41:value-type="float" table:style-name="ce36" office:value="2735" office:value-type="float">
            <text:p>2,735</text:p>
          </table:table-cell>
          <table:table-cell ns41:value-type="float" table:style-name="ce45" office:value="5583" office:value-type="float">
            <text:p>5,5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4" office:value-type="float">
            <text:p>1814</text:p>
          </table:table-cell>
          <table:table-cell ns41:value-type="string" table:style-name="ce22" office:value-type="string">
            <text:p>Van 35 tot 36 jaren.</text:p>
          </table:table-cell>
          <table:table-cell table:style-name="Default"/>
          <table:table-cell ns41:value-type="float" table:style-name="ce29" office:value="1016" office:value-type="float">
            <text:p>1,016</text:p>
          </table:table-cell>
          <table:table-cell ns41:value-type="float" table:style-name="ce36" office:value="1536" office:value-type="float">
            <text:p>1,536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6" office:value="2601" office:value-type="float">
            <text:p>2,601</text:p>
          </table:table-cell>
          <table:table-cell ns41:value-type="float" table:style-name="ce35" office:value="916" office:value-type="float">
            <text:p>916</text:p>
          </table:table-cell>
          <table:table-cell ns41:value-type="float" table:style-name="ce36" office:value="1757" office:value-type="float">
            <text:p>1,757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6" office:value="2764" office:value-type="float">
            <text:p>2,764</text:p>
          </table:table-cell>
          <table:table-cell ns41:value-type="float" table:style-name="ce45" office:value="5365" office:value-type="float">
            <text:p>5,36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3" office:value-type="float">
            <text:p>1813</text:p>
          </table:table-cell>
          <table:table-cell ns41:value-type="string" table:style-name="ce22" office:value-type="string">
            <text:p>Van 36 tot 37 jaren.</text:p>
          </table:table-cell>
          <table:table-cell table:style-name="Default"/>
          <table:table-cell ns41:value-type="float" table:style-name="ce66" office:value="957" office:value-type="float">
            <text:p>957</text:p>
          </table:table-cell>
          <table:table-cell ns41:value-type="float" table:style-name="ce36" office:value="1593" office:value-type="float">
            <text:p>1,59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6" office:value="2605" office:value-type="float">
            <text:p>2,605</text:p>
          </table:table-cell>
          <table:table-cell ns41:value-type="float" table:style-name="ce35" office:value="817" office:value-type="float">
            <text:p>817</text:p>
          </table:table-cell>
          <table:table-cell ns41:value-type="float" table:style-name="ce36" office:value="1710" office:value-type="float">
            <text:p>1,710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6" office:value="2644" office:value-type="float">
            <text:p>2,644</text:p>
          </table:table-cell>
          <table:table-cell ns41:value-type="float" table:style-name="ce45" office:value="5249" office:value-type="float">
            <text:p>5,24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2" office:value-type="float">
            <text:p>1812</text:p>
          </table:table-cell>
          <table:table-cell ns41:value-type="string" table:style-name="ce22" office:value-type="string">
            <text:p>Van 37 tot 38 jaren.</text:p>
          </table:table-cell>
          <table:table-cell table:style-name="Default"/>
          <table:table-cell ns41:value-type="float" table:style-name="ce66" office:value="763" office:value-type="float">
            <text:p>763</text:p>
          </table:table-cell>
          <table:table-cell ns41:value-type="float" table:style-name="ce36" office:value="1579" office:value-type="float">
            <text:p>1,579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6" office:value="2410" office:value-type="float">
            <text:p>2,410</text:p>
          </table:table-cell>
          <table:table-cell ns41:value-type="float" table:style-name="ce35" office:value="681" office:value-type="float">
            <text:p>681</text:p>
          </table:table-cell>
          <table:table-cell ns41:value-type="float" table:style-name="ce36" office:value="1546" office:value-type="float">
            <text:p>1,546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6" office:value="2344" office:value-type="float">
            <text:p>2,344</text:p>
          </table:table-cell>
          <table:table-cell ns41:value-type="float" table:style-name="ce45" office:value="4754" office:value-type="float">
            <text:p>4,75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1" office:value-type="float">
            <text:p>1811</text:p>
          </table:table-cell>
          <table:table-cell ns41:value-type="string" table:style-name="ce22" office:value-type="string">
            <text:p>Van 38 tot 39 jaren.</text:p>
          </table:table-cell>
          <table:table-cell table:style-name="Default"/>
          <table:table-cell ns41:value-type="float" table:style-name="ce66" office:value="748" office:value-type="float">
            <text:p>748</text:p>
          </table:table-cell>
          <table:table-cell ns41:value-type="float" table:style-name="ce36" office:value="1749" office:value-type="float">
            <text:p>1,749</text:p>
          </table:table-cell>
          <table:table-cell ns41:value-type="float" table:style-name="ce35" office:value="83" office:value-type="float">
            <text:p>83</text:p>
          </table:table-cell>
          <table:table-cell ns41:value-type="float" table:style-name="ce36" office:value="2580" office:value-type="float">
            <text:p>2,580</text:p>
          </table:table-cell>
          <table:table-cell ns41:value-type="float" table:style-name="ce35" office:value="724" office:value-type="float">
            <text:p>724</text:p>
          </table:table-cell>
          <table:table-cell ns41:value-type="float" table:style-name="ce36" office:value="1751" office:value-type="float">
            <text:p>1,751</text:p>
          </table:table-cell>
          <table:table-cell ns41:value-type="float" table:style-name="ce35" office:value="133" office:value-type="float">
            <text:p>133</text:p>
          </table:table-cell>
          <table:table-cell ns41:value-type="float" table:style-name="ce36" office:value="2608" office:value-type="float">
            <text:p>2,608</text:p>
          </table:table-cell>
          <table:table-cell ns41:value-type="float" table:style-name="ce45" office:value="5188" office:value-type="float">
            <text:p>5,1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10" office:value-type="float">
            <text:p>1810</text:p>
          </table:table-cell>
          <table:table-cell ns41:value-type="string" table:style-name="ce22" office:value-type="string">
            <text:p>Van 39 tot 40 jaren.</text:p>
          </table:table-cell>
          <table:table-cell table:style-name="Default"/>
          <table:table-cell ns41:value-type="float" table:style-name="ce66" office:value="653" office:value-type="float">
            <text:p>653</text:p>
          </table:table-cell>
          <table:table-cell ns41:value-type="float" table:style-name="ce36" office:value="1616" office:value-type="float">
            <text:p>1,616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6" office:value="2333" office:value-type="float">
            <text:p>2,333</text:p>
          </table:table-cell>
          <table:table-cell ns41:value-type="float" table:style-name="ce35" office:value="616" office:value-type="float">
            <text:p>616</text:p>
          </table:table-cell>
          <table:table-cell ns41:value-type="float" table:style-name="ce36" office:value="1630" office:value-type="float">
            <text:p>1,630</text:p>
          </table:table-cell>
          <table:table-cell ns41:value-type="float" table:style-name="ce35" office:value="147" office:value-type="float">
            <text:p>147</text:p>
          </table:table-cell>
          <table:table-cell ns41:value-type="float" table:style-name="ce36" office:value="2393" office:value-type="float">
            <text:p>2,393</text:p>
          </table:table-cell>
          <table:table-cell ns41:value-type="float" table:style-name="ce45" office:value="4726" office:value-type="float">
            <text:p>4,7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9" office:value-type="float">
            <text:p>1809</text:p>
          </table:table-cell>
          <table:table-cell ns41:value-type="string" table:style-name="ce22" office:value-type="string">
            <text:p>Van 40 tot 41 jaren.</text:p>
          </table:table-cell>
          <table:table-cell table:style-name="Default"/>
          <table:table-cell ns41:value-type="float" table:style-name="ce66" office:value="699" office:value-type="float">
            <text:p>699</text:p>
          </table:table-cell>
          <table:table-cell ns41:value-type="float" table:style-name="ce36" office:value="1770" office:value-type="float">
            <text:p>1,770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6" office:value="2567" office:value-type="float">
            <text:p>2,567</text:p>
          </table:table-cell>
          <table:table-cell ns41:value-type="float" table:style-name="ce35" office:value="669" office:value-type="float">
            <text:p>669</text:p>
          </table:table-cell>
          <table:table-cell ns41:value-type="float" table:style-name="ce36" office:value="1796" office:value-type="float">
            <text:p>1,796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6" office:value="2650" office:value-type="float">
            <text:p>2,650</text:p>
          </table:table-cell>
          <table:table-cell ns41:value-type="float" table:style-name="ce45" office:value="5217" office:value-type="float">
            <text:p>5,21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8" office:value-type="float">
            <text:p>1808</text:p>
          </table:table-cell>
          <table:table-cell ns41:value-type="string" table:style-name="ce22" office:value-type="string">
            <text:p>Van 41 tot 42 jaren.</text:p>
          </table:table-cell>
          <table:table-cell table:style-name="Default"/>
          <table:table-cell ns41:value-type="float" table:style-name="ce66" office:value="526" office:value-type="float">
            <text:p>526</text:p>
          </table:table-cell>
          <table:table-cell ns41:value-type="float" table:style-name="ce36" office:value="1421" office:value-type="float">
            <text:p>1,421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6" office:value="2025" office:value-type="float">
            <text:p>2,025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6" office:value="1446" office:value-type="float">
            <text:p>1,446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6" office:value="2037" office:value-type="float">
            <text:p>2,037</text:p>
          </table:table-cell>
          <table:table-cell ns41:value-type="float" table:style-name="ce45" office:value="4062" office:value-type="float">
            <text:p>4,06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7" office:value-type="float">
            <text:p>1807</text:p>
          </table:table-cell>
          <table:table-cell ns41:value-type="string" table:style-name="ce22" office:value-type="string">
            <text:p>Van 42 tot 43 jaren.</text:p>
          </table:table-cell>
          <table:table-cell table:style-name="Default"/>
          <table:table-cell ns41:value-type="float" table:style-name="ce66" office:value="502" office:value-type="float">
            <text:p>502</text:p>
          </table:table-cell>
          <table:table-cell ns41:value-type="float" table:style-name="ce36" office:value="1636" office:value-type="float">
            <text:p>1,636</text:p>
          </table:table-cell>
          <table:table-cell ns41:value-type="float" table:style-name="ce35" office:value="115" office:value-type="float">
            <text:p>115</text:p>
          </table:table-cell>
          <table:table-cell ns41:value-type="float" table:style-name="ce36" office:value="2253" office:value-type="float">
            <text:p>2,253</text:p>
          </table:table-cell>
          <table:table-cell ns41:value-type="float" table:style-name="ce35" office:value="522" office:value-type="float">
            <text:p>522</text:p>
          </table:table-cell>
          <table:table-cell ns41:value-type="float" table:style-name="ce36" office:value="1657" office:value-type="float">
            <text:p>1,657</text:p>
          </table:table-cell>
          <table:table-cell ns41:value-type="float" table:style-name="ce35" office:value="151" office:value-type="float">
            <text:p>151</text:p>
          </table:table-cell>
          <table:table-cell ns41:value-type="float" table:style-name="ce36" office:value="2330" office:value-type="float">
            <text:p>2,330</text:p>
          </table:table-cell>
          <table:table-cell ns41:value-type="float" table:style-name="ce45" office:value="4583" office:value-type="float">
            <text:p>4,58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6" office:value-type="float">
            <text:p>1806</text:p>
          </table:table-cell>
          <table:table-cell ns41:value-type="string" table:style-name="ce22" office:value-type="string">
            <text:p>Van 43 tot 44 jaren.</text:p>
          </table:table-cell>
          <table:table-cell table:style-name="Default"/>
          <table:table-cell ns41:value-type="float" table:style-name="ce66" office:value="452" office:value-type="float">
            <text:p>452</text:p>
          </table:table-cell>
          <table:table-cell ns41:value-type="float" table:style-name="ce36" office:value="1563" office:value-type="float">
            <text:p>1,563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6" office:value="2117" office:value-type="float">
            <text:p>2,117</text:p>
          </table:table-cell>
          <table:table-cell ns41:value-type="float" table:style-name="ce35" office:value="454" office:value-type="float">
            <text:p>454</text:p>
          </table:table-cell>
          <table:table-cell ns41:value-type="float" table:style-name="ce36" office:value="1611" office:value-type="float">
            <text:p>1,611</text:p>
          </table:table-cell>
          <table:table-cell ns41:value-type="float" table:style-name="ce35" office:value="179" office:value-type="float">
            <text:p>179</text:p>
          </table:table-cell>
          <table:table-cell ns41:value-type="float" table:style-name="ce36" office:value="2244" office:value-type="float">
            <text:p>2,244</text:p>
          </table:table-cell>
          <table:table-cell ns41:value-type="float" table:style-name="ce45" office:value="4361" office:value-type="float">
            <text:p>4,36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5" office:value-type="float">
            <text:p>1805</text:p>
          </table:table-cell>
          <table:table-cell ns41:value-type="string" table:style-name="ce22" office:value-type="string">
            <text:p>Van 44 tot 45 jaren.</text:p>
          </table:table-cell>
          <table:table-cell table:style-name="Default"/>
          <table:table-cell ns41:value-type="float" table:style-name="ce66" office:value="450" office:value-type="float">
            <text:p>450</text:p>
          </table:table-cell>
          <table:table-cell ns41:value-type="float" table:style-name="ce36" office:value="1672" office:value-type="float">
            <text:p>1,672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6" office:value="2251" office:value-type="float">
            <text:p>2,251</text:p>
          </table:table-cell>
          <table:table-cell ns41:value-type="float" table:style-name="ce35" office:value="498" office:value-type="float">
            <text:p>498</text:p>
          </table:table-cell>
          <table:table-cell ns41:value-type="float" table:style-name="ce36" office:value="1616" office:value-type="float">
            <text:p>1,616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6" office:value="2306" office:value-type="float">
            <text:p>2,306</text:p>
          </table:table-cell>
          <table:table-cell ns41:value-type="float" table:style-name="ce45" office:value="4557" office:value-type="float">
            <text:p>4,5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4" office:value-type="float">
            <text:p>1804</text:p>
          </table:table-cell>
          <table:table-cell ns41:value-type="string" table:style-name="ce22" office:value-type="string">
            <text:p>Van 45 tot 46 jaren.</text:p>
          </table:table-cell>
          <table:table-cell table:style-name="Default"/>
          <table:table-cell ns41:value-type="float" table:style-name="ce66" office:value="466" office:value-type="float">
            <text:p>466</text:p>
          </table:table-cell>
          <table:table-cell ns41:value-type="float" table:style-name="ce36" office:value="1624" office:value-type="float">
            <text:p>1,624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6" office:value="2206" office:value-type="float">
            <text:p>2,206</text:p>
          </table:table-cell>
          <table:table-cell ns41:value-type="float" table:style-name="ce35" office:value="444" office:value-type="float">
            <text:p>444</text:p>
          </table:table-cell>
          <table:table-cell ns41:value-type="float" table:style-name="ce36" office:value="1603" office:value-type="float">
            <text:p>1,603</text:p>
          </table:table-cell>
          <table:table-cell ns41:value-type="float" table:style-name="ce35" office:value="207" office:value-type="float">
            <text:p>207</text:p>
          </table:table-cell>
          <table:table-cell ns41:value-type="float" table:style-name="ce36" office:value="2254" office:value-type="float">
            <text:p>2,254</text:p>
          </table:table-cell>
          <table:table-cell ns41:value-type="float" table:style-name="ce45" office:value="4460" office:value-type="float">
            <text:p>4,4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3" office:value-type="float">
            <text:p>1803</text:p>
          </table:table-cell>
          <table:table-cell ns41:value-type="string" table:style-name="ce22" office:value-type="string">
            <text:p>Van 46 tot 47 jaren.</text:p>
          </table:table-cell>
          <table:table-cell table:style-name="Default"/>
          <table:table-cell ns41:value-type="float" table:style-name="ce66" office:value="415" office:value-type="float">
            <text:p>415</text:p>
          </table:table-cell>
          <table:table-cell ns41:value-type="float" table:style-name="ce36" office:value="1628" office:value-type="float">
            <text:p>1,628</text:p>
          </table:table-cell>
          <table:table-cell ns41:value-type="float" table:style-name="ce35" office:value="117" office:value-type="float">
            <text:p>117</text:p>
          </table:table-cell>
          <table:table-cell ns41:value-type="float" table:style-name="ce36" office:value="2160" office:value-type="float">
            <text:p>2,160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6" office:value="1501" office:value-type="float">
            <text:p>1,501</text:p>
          </table:table-cell>
          <table:table-cell ns41:value-type="float" table:style-name="ce35" office:value="256" office:value-type="float">
            <text:p>256</text:p>
          </table:table-cell>
          <table:table-cell ns41:value-type="float" table:style-name="ce36" office:value="2185" office:value-type="float">
            <text:p>2,185</text:p>
          </table:table-cell>
          <table:table-cell ns41:value-type="float" table:style-name="ce45" office:value="4345" office:value-type="float">
            <text:p>4,3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2" office:value-type="float">
            <text:p>1802</text:p>
          </table:table-cell>
          <table:table-cell ns41:value-type="string" table:style-name="ce22" office:value-type="string">
            <text:p>Van 47 tot 48 jaren.</text:p>
          </table:table-cell>
          <table:table-cell table:style-name="Default"/>
          <table:table-cell ns41:value-type="float" table:style-name="ce66" office:value="408" office:value-type="float">
            <text:p>408</text:p>
          </table:table-cell>
          <table:table-cell ns41:value-type="float" table:style-name="ce36" office:value="1646" office:value-type="float">
            <text:p>1,646</text:p>
          </table:table-cell>
          <table:table-cell ns41:value-type="float" table:style-name="ce35" office:value="142" office:value-type="float">
            <text:p>142</text:p>
          </table:table-cell>
          <table:table-cell ns41:value-type="float" table:style-name="ce36" office:value="2196" office:value-type="float">
            <text:p>2,196</text:p>
          </table:table-cell>
          <table:table-cell ns41:value-type="float" table:style-name="ce35" office:value="398" office:value-type="float">
            <text:p>398</text:p>
          </table:table-cell>
          <table:table-cell ns41:value-type="float" table:style-name="ce36" office:value="1514" office:value-type="float">
            <text:p>1,514</text:p>
          </table:table-cell>
          <table:table-cell ns41:value-type="float" table:style-name="ce35" office:value="266" office:value-type="float">
            <text:p>266</text:p>
          </table:table-cell>
          <table:table-cell ns41:value-type="float" table:style-name="ce36" office:value="2178" office:value-type="float">
            <text:p>2,178</text:p>
          </table:table-cell>
          <table:table-cell ns41:value-type="float" table:style-name="ce45" office:value="4374" office:value-type="float">
            <text:p>4,37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1" office:value-type="float">
            <text:p>1801</text:p>
          </table:table-cell>
          <table:table-cell ns41:value-type="string" table:style-name="ce22" office:value-type="string">
            <text:p>Van 48 tot 49 jaren.</text:p>
          </table:table-cell>
          <table:table-cell table:style-name="Default"/>
          <table:table-cell ns41:value-type="float" table:style-name="ce66" office:value="398" office:value-type="float">
            <text:p>398</text:p>
          </table:table-cell>
          <table:table-cell ns41:value-type="float" table:style-name="ce36" office:value="1735" office:value-type="float">
            <text:p>1,735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6" office:value="2276" office:value-type="float">
            <text:p>2,276</text:p>
          </table:table-cell>
          <table:table-cell ns41:value-type="float" table:style-name="ce35" office:value="440" office:value-type="float">
            <text:p>440</text:p>
          </table:table-cell>
          <table:table-cell ns41:value-type="float" table:style-name="ce36" office:value="1540" office:value-type="float">
            <text:p>1,540</text:p>
          </table:table-cell>
          <table:table-cell ns41:value-type="float" table:style-name="ce35" office:value="295" office:value-type="float">
            <text:p>295</text:p>
          </table:table-cell>
          <table:table-cell ns41:value-type="float" table:style-name="ce36" office:value="2275" office:value-type="float">
            <text:p>2,275</text:p>
          </table:table-cell>
          <table:table-cell ns41:value-type="float" table:style-name="ce45" office:value="4551" office:value-type="float">
            <text:p>4,55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800" office:value-type="float">
            <text:p>1800</text:p>
          </table:table-cell>
          <table:table-cell ns41:value-type="string" table:style-name="ce22" office:value-type="string">
            <text:p>Van 49 tot 50 jaren.</text:p>
          </table:table-cell>
          <table:table-cell table:style-name="Default"/>
          <table:table-cell ns41:value-type="float" table:style-name="ce66" office:value="374" office:value-type="float">
            <text:p>374</text:p>
          </table:table-cell>
          <table:table-cell ns41:value-type="float" table:style-name="ce36" office:value="1698" office:value-type="float">
            <text:p>1,698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6" office:value="2255" office:value-type="float">
            <text:p>2,255</text:p>
          </table:table-cell>
          <table:table-cell ns41:value-type="float" table:style-name="ce35" office:value="444" office:value-type="float">
            <text:p>444</text:p>
          </table:table-cell>
          <table:table-cell ns41:value-type="float" table:style-name="ce36" office:value="1524" office:value-type="float">
            <text:p>1,524</text:p>
          </table:table-cell>
          <table:table-cell ns41:value-type="float" table:style-name="ce35" office:value="347" office:value-type="float">
            <text:p>347</text:p>
          </table:table-cell>
          <table:table-cell ns41:value-type="float" table:style-name="ce36" office:value="2315" office:value-type="float">
            <text:p>2,315</text:p>
          </table:table-cell>
          <table:table-cell ns41:value-type="float" table:style-name="ce45" office:value="4570" office:value-type="float">
            <text:p>4,5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9" office:value-type="float">
            <text:p>1799</text:p>
          </table:table-cell>
          <table:table-cell ns41:value-type="string" table:style-name="ce22" office:value-type="string">
            <text:p>Van 50 tot 51 jaren.</text:p>
          </table:table-cell>
          <table:table-cell table:style-name="Default"/>
          <table:table-cell ns41:value-type="float" table:style-name="ce66" office:value="367" office:value-type="float">
            <text:p>367</text:p>
          </table:table-cell>
          <table:table-cell ns41:value-type="float" table:style-name="ce36" office:value="1706" office:value-type="float">
            <text:p>1,706</text:p>
          </table:table-cell>
          <table:table-cell ns41:value-type="float" table:style-name="ce35" office:value="219" office:value-type="float">
            <text:p>219</text:p>
          </table:table-cell>
          <table:table-cell ns41:value-type="float" table:style-name="ce36" office:value="2292" office:value-type="float">
            <text:p>2,292</text:p>
          </table:table-cell>
          <table:table-cell ns41:value-type="float" table:style-name="ce35" office:value="461" office:value-type="float">
            <text:p>461</text:p>
          </table:table-cell>
          <table:table-cell ns41:value-type="float" table:style-name="ce36" office:value="1542" office:value-type="float">
            <text:p>1,542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36" office:value="2415" office:value-type="float">
            <text:p>2,415</text:p>
          </table:table-cell>
          <table:table-cell ns41:value-type="float" table:style-name="ce45" office:value="4707" office:value-type="float">
            <text:p>4,70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5"/>
          <table:table-cell ns41:value-type="string" table:style-name="ce22" office:value-type="string">
            <text:p>Over te brengen.</text:p>
          </table:table-cell>
          <table:table-cell table:style-name="Default"/>
          <table:table-cell ns41:value-type="float" table:style-name="ce29" office:value="128992" office:value-type="float">
            <text:p>128,992</text:p>
          </table:table-cell>
          <table:table-cell ns41:value-type="float" table:style-name="ce36" office:value="36434" office:value-type="float">
            <text:p>36,434</text:p>
          </table:table-cell>
          <table:table-cell ns41:value-type="float" table:style-name="ce36" office:value="1983" office:value-type="float">
            <text:p>1,983</text:p>
          </table:table-cell>
          <table:table-cell ns41:value-type="float" table:style-name="ce36" office:value="167409" office:value-type="float">
            <text:p>167,409</text:p>
          </table:table-cell>
          <table:table-cell ns41:value-type="float" table:style-name="ce36" office:value="122727" office:value-type="float">
            <text:p>122,727</text:p>
          </table:table-cell>
          <table:table-cell ns41:value-type="float" table:style-name="ce36" office:value="39457" office:value-type="float">
            <text:p>39,457</text:p>
          </table:table-cell>
          <table:table-cell ns41:value-type="float" table:style-name="ce36" office:value="3685" office:value-type="float">
            <text:p>3,685</text:p>
          </table:table-cell>
          <table:table-cell ns41:value-type="float" table:style-name="ce36" office:value="165869" office:value-type="float">
            <text:p>165,869</text:p>
          </table:table-cell>
          <table:table-cell ns41:value-type="float" table:style-name="ce45" office:value="333278" office:value-type="float">
            <text:p>333,27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8" office:value-type="float">
            <text:p>1798</text:p>
          </table:table-cell>
          <table:table-cell ns41:value-type="string" table:style-name="ce22" office:value-type="string">
            <text:p>Van 51 tot 52 jaren.</text:p>
          </table:table-cell>
          <table:table-cell table:style-name="Default"/>
          <table:table-cell ns41:value-type="float" table:style-name="ce66" office:value="300" office:value-type="float">
            <text:p>300</text:p>
          </table:table-cell>
          <table:table-cell ns41:value-type="float" table:style-name="ce36" office:value="1428" office:value-type="float">
            <text:p>1,428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6" office:value="1930" office:value-type="float">
            <text:p>1,930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6" office:value="1236" office:value-type="float">
            <text:p>1,236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36" office:value="1885" office:value-type="float">
            <text:p>1,885</text:p>
          </table:table-cell>
          <table:table-cell ns41:value-type="float" table:style-name="ce45" office:value="3815" office:value-type="float">
            <text:p>3,81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7" office:value-type="float">
            <text:p>1797</text:p>
          </table:table-cell>
          <table:table-cell ns41:value-type="string" table:style-name="ce22" office:value-type="string">
            <text:p>Van 52 tot 53 jaren.</text:p>
          </table:table-cell>
          <table:table-cell table:style-name="Default"/>
          <table:table-cell ns41:value-type="float" table:style-name="ce66" office:value="276" office:value-type="float">
            <text:p>276</text:p>
          </table:table-cell>
          <table:table-cell ns41:value-type="float" table:style-name="ce36" office:value="1453" office:value-type="float">
            <text:p>1,453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6" office:value="1922" office:value-type="float">
            <text:p>1,922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36" office:value="1286" office:value-type="float">
            <text:p>1,286</text:p>
          </table:table-cell>
          <table:table-cell ns41:value-type="float" table:style-name="ce35" office:value="361" office:value-type="float">
            <text:p>361</text:p>
          </table:table-cell>
          <table:table-cell ns41:value-type="float" table:style-name="ce36" office:value="1988" office:value-type="float">
            <text:p>1,988</text:p>
          </table:table-cell>
          <table:table-cell ns41:value-type="float" table:style-name="ce45" office:value="3910" office:value-type="float">
            <text:p>3,91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6" office:value-type="float">
            <text:p>1796</text:p>
          </table:table-cell>
          <table:table-cell ns41:value-type="string" table:style-name="ce22" office:value-type="string">
            <text:p>Van 53 tot 54 jaren.</text:p>
          </table:table-cell>
          <table:table-cell table:style-name="Default"/>
          <table:table-cell ns41:value-type="float" table:style-name="ce66" office:value="252" office:value-type="float">
            <text:p>252</text:p>
          </table:table-cell>
          <table:table-cell ns41:value-type="float" table:style-name="ce36" office:value="1253" office:value-type="float">
            <text:p>1,253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6" office:value="1704" office:value-type="float">
            <text:p>1,704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36" office:value="1169" office:value-type="float">
            <text:p>1,169</text:p>
          </table:table-cell>
          <table:table-cell ns41:value-type="float" table:style-name="ce35" office:value="344" office:value-type="float">
            <text:p>344</text:p>
          </table:table-cell>
          <table:table-cell ns41:value-type="float" table:style-name="ce36" office:value="1862" office:value-type="float">
            <text:p>1,862</text:p>
          </table:table-cell>
          <table:table-cell ns41:value-type="float" table:style-name="ce45" office:value="3566" office:value-type="float">
            <text:p>3,56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5" office:value-type="float">
            <text:p>1795</text:p>
          </table:table-cell>
          <table:table-cell ns41:value-type="string" table:style-name="ce22" office:value-type="string">
            <text:p>Van 54 tot 55 jaren.</text:p>
          </table:table-cell>
          <table:table-cell table:style-name="Default"/>
          <table:table-cell ns41:value-type="float" table:style-name="ce66" office:value="242" office:value-type="float">
            <text:p>242</text:p>
          </table:table-cell>
          <table:table-cell ns41:value-type="float" table:style-name="ce36" office:value="1103" office:value-type="float">
            <text:p>1,103</text:p>
          </table:table-cell>
          <table:table-cell ns41:value-type="float" table:style-name="ce35" office:value="173" office:value-type="float">
            <text:p>173</text:p>
          </table:table-cell>
          <table:table-cell ns41:value-type="float" table:style-name="ce36" office:value="1518" office:value-type="float">
            <text:p>1,518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36" office:value="1031" office:value-type="float">
            <text:p>1,031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36" office:value="1714" office:value-type="float">
            <text:p>1,714</text:p>
          </table:table-cell>
          <table:table-cell ns41:value-type="float" table:style-name="ce45" office:value="3232" office:value-type="float">
            <text:p>3,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4" office:value-type="float">
            <text:p>1794</text:p>
          </table:table-cell>
          <table:table-cell ns41:value-type="string" table:style-name="ce22" office:value-type="string">
            <text:p>Van 55 tot 56 jaren.</text:p>
          </table:table-cell>
          <table:table-cell table:style-name="Default"/>
          <table:table-cell ns41:value-type="float" table:style-name="ce66" office:value="279" office:value-type="float">
            <text:p>279</text:p>
          </table:table-cell>
          <table:table-cell ns41:value-type="float" table:style-name="ce36" office:value="1109" office:value-type="float">
            <text:p>1,109</text:p>
          </table:table-cell>
          <table:table-cell ns41:value-type="float" table:style-name="ce35" office:value="192" office:value-type="float">
            <text:p>192</text:p>
          </table:table-cell>
          <table:table-cell ns41:value-type="float" table:style-name="ce36" office:value="1580" office:value-type="float">
            <text:p>1,580</text:p>
          </table:table-cell>
          <table:table-cell ns41:value-type="float" table:style-name="ce35" office:value="302" office:value-type="float">
            <text:p>302</text:p>
          </table:table-cell>
          <table:table-cell ns41:value-type="float" table:style-name="ce36" office:value="1045" office:value-type="float">
            <text:p>1,045</text:p>
          </table:table-cell>
          <table:table-cell ns41:value-type="float" table:style-name="ce35" office:value="407" office:value-type="float">
            <text:p>407</text:p>
          </table:table-cell>
          <table:table-cell ns41:value-type="float" table:style-name="ce36" office:value="1754" office:value-type="float">
            <text:p>1,754</text:p>
          </table:table-cell>
          <table:table-cell ns41:value-type="float" table:style-name="ce45" office:value="3334" office:value-type="float">
            <text:p>3,33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3" office:value-type="float">
            <text:p>1793</text:p>
          </table:table-cell>
          <table:table-cell ns41:value-type="string" table:style-name="ce22" office:value-type="string">
            <text:p>Van 56 tot 57 jaren.</text:p>
          </table:table-cell>
          <table:table-cell table:style-name="Default"/>
          <table:table-cell ns41:value-type="float" table:style-name="ce66" office:value="224" office:value-type="float">
            <text:p>224</text:p>
          </table:table-cell>
          <table:table-cell ns41:value-type="float" table:style-name="ce36" office:value="1072" office:value-type="float">
            <text:p>1,072</text:p>
          </table:table-cell>
          <table:table-cell ns41:value-type="float" table:style-name="ce35" office:value="202" office:value-type="float">
            <text:p>202</text:p>
          </table:table-cell>
          <table:table-cell ns41:value-type="float" table:style-name="ce36" office:value="1498" office:value-type="float">
            <text:p>1,498</text:p>
          </table:table-cell>
          <table:table-cell ns41:value-type="float" table:style-name="ce35" office:value="283" office:value-type="float">
            <text:p>283</text:p>
          </table:table-cell>
          <table:table-cell ns41:value-type="float" table:style-name="ce35" office:value="986" office:value-type="float">
            <text:p>986</text:p>
          </table:table-cell>
          <table:table-cell ns41:value-type="float" table:style-name="ce35" office:value="403" office:value-type="float">
            <text:p>403</text:p>
          </table:table-cell>
          <table:table-cell ns41:value-type="float" table:style-name="ce36" office:value="1672" office:value-type="float">
            <text:p>1,672</text:p>
          </table:table-cell>
          <table:table-cell ns41:value-type="float" table:style-name="ce45" office:value="3170" office:value-type="float">
            <text:p>3,17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2" office:value-type="float">
            <text:p>1792</text:p>
          </table:table-cell>
          <table:table-cell ns41:value-type="string" table:style-name="ce22" office:value-type="string">
            <text:p>Van 57 tot 58 jaren.</text:p>
          </table:table-cell>
          <table:table-cell table:style-name="Default"/>
          <table:table-cell ns41:value-type="float" table:style-name="ce66" office:value="180" office:value-type="float">
            <text:p>180</text:p>
          </table:table-cell>
          <table:table-cell ns41:value-type="float" table:style-name="ce36" office:value="1012" office:value-type="float">
            <text:p>1,012</text:p>
          </table:table-cell>
          <table:table-cell ns41:value-type="float" table:style-name="ce35" office:value="180" office:value-type="float">
            <text:p>180</text:p>
          </table:table-cell>
          <table:table-cell ns41:value-type="float" table:style-name="ce36" office:value="1372" office:value-type="float">
            <text:p>1,372</text:p>
          </table:table-cell>
          <table:table-cell ns41:value-type="float" table:style-name="ce35" office:value="237" office:value-type="float">
            <text:p>237</text:p>
          </table:table-cell>
          <table:table-cell ns41:value-type="float" table:style-name="ce35" office:value="875" office:value-type="float">
            <text:p>875</text:p>
          </table:table-cell>
          <table:table-cell ns41:value-type="float" table:style-name="ce35" office:value="411" office:value-type="float">
            <text:p>411</text:p>
          </table:table-cell>
          <table:table-cell ns41:value-type="float" table:style-name="ce36" office:value="1523" office:value-type="float">
            <text:p>1,523</text:p>
          </table:table-cell>
          <table:table-cell ns41:value-type="float" table:style-name="ce45" office:value="2895" office:value-type="float">
            <text:p>2,89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1" office:value-type="float">
            <text:p>1791</text:p>
          </table:table-cell>
          <table:table-cell ns41:value-type="string" table:style-name="ce22" office:value-type="string">
            <text:p>Van 58 tot 59 jaren.</text:p>
          </table:table-cell>
          <table:table-cell table:style-name="Default"/>
          <table:table-cell ns41:value-type="float" table:style-name="ce66" office:value="182" office:value-type="float">
            <text:p>182</text:p>
          </table:table-cell>
          <table:table-cell ns41:value-type="float" table:style-name="ce35" office:value="966" office:value-type="float">
            <text:p>966</text:p>
          </table:table-cell>
          <table:table-cell ns41:value-type="float" table:style-name="ce35" office:value="195" office:value-type="float">
            <text:p>195</text:p>
          </table:table-cell>
          <table:table-cell ns41:value-type="float" table:style-name="ce36" office:value="1343" office:value-type="float">
            <text:p>1,343</text:p>
          </table:table-cell>
          <table:table-cell ns41:value-type="float" table:style-name="ce35" office:value="233" office:value-type="float">
            <text:p>233</text:p>
          </table:table-cell>
          <table:table-cell ns41:value-type="float" table:style-name="ce35" office:value="868" office:value-type="float">
            <text:p>868</text:p>
          </table:table-cell>
          <table:table-cell ns41:value-type="float" table:style-name="ce35" office:value="378" office:value-type="float">
            <text:p>378</text:p>
          </table:table-cell>
          <table:table-cell ns41:value-type="float" table:style-name="ce36" office:value="1479" office:value-type="float">
            <text:p>1,479</text:p>
          </table:table-cell>
          <table:table-cell ns41:value-type="float" table:style-name="ce45" office:value="2822" office:value-type="float">
            <text:p>2,8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90" office:value-type="float">
            <text:p>1790</text:p>
          </table:table-cell>
          <table:table-cell ns41:value-type="string" table:style-name="ce22" office:value-type="string">
            <text:p>Van 59 tot 60 jaren.</text:p>
          </table:table-cell>
          <table:table-cell table:style-name="Default"/>
          <table:table-cell ns41:value-type="float" table:style-name="ce66" office:value="176" office:value-type="float">
            <text:p>176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6" office:value="1229" office:value-type="float">
            <text:p>1,229</text:p>
          </table:table-cell>
          <table:table-cell ns41:value-type="float" table:style-name="ce35" office:value="260" office:value-type="float">
            <text:p>260</text:p>
          </table:table-cell>
          <table:table-cell ns41:value-type="float" table:style-name="ce35" office:value="801" office:value-type="float">
            <text:p>801</text:p>
          </table:table-cell>
          <table:table-cell ns41:value-type="float" table:style-name="ce35" office:value="455" office:value-type="float">
            <text:p>455</text:p>
          </table:table-cell>
          <table:table-cell ns41:value-type="float" table:style-name="ce36" office:value="1516" office:value-type="float">
            <text:p>1,516</text:p>
          </table:table-cell>
          <table:table-cell ns41:value-type="float" table:style-name="ce45" office:value="2745" office:value-type="float">
            <text:p>2,74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9" office:value-type="float">
            <text:p>1789</text:p>
          </table:table-cell>
          <table:table-cell ns41:value-type="string" table:style-name="ce22" office:value-type="string">
            <text:p>Van 60 tot 61 jaren.</text:p>
          </table:table-cell>
          <table:table-cell table:style-name="Default"/>
          <table:table-cell ns41:value-type="float" table:style-name="ce66" office:value="171" office:value-type="float">
            <text:p>171</text:p>
          </table:table-cell>
          <table:table-cell ns41:value-type="float" table:style-name="ce35" office:value="790" office:value-type="float">
            <text:p>790</text:p>
          </table:table-cell>
          <table:table-cell ns41:value-type="float" table:style-name="ce35" office:value="220" office:value-type="float">
            <text:p>220</text:p>
          </table:table-cell>
          <table:table-cell ns41:value-type="float" table:style-name="ce36" office:value="1181" office:value-type="float">
            <text:p>1,181</text:p>
          </table:table-cell>
          <table:table-cell ns41:value-type="float" table:style-name="ce35" office:value="243" office:value-type="float">
            <text:p>243</text:p>
          </table:table-cell>
          <table:table-cell ns41:value-type="float" table:style-name="ce35" office:value="805" office:value-type="float">
            <text:p>805</text:p>
          </table:table-cell>
          <table:table-cell ns41:value-type="float" table:style-name="ce35" office:value="531" office:value-type="float">
            <text:p>531</text:p>
          </table:table-cell>
          <table:table-cell ns41:value-type="float" table:style-name="ce36" office:value="1579" office:value-type="float">
            <text:p>1,579</text:p>
          </table:table-cell>
          <table:table-cell ns41:value-type="float" table:style-name="ce45" office:value="2760" office:value-type="float">
            <text:p>2,7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8" office:value-type="float">
            <text:p>1788</text:p>
          </table:table-cell>
          <table:table-cell ns41:value-type="string" table:style-name="ce22" office:value-type="string">
            <text:p>Van 61 tot 62 jaren.</text:p>
          </table:table-cell>
          <table:table-cell table:style-name="Default"/>
          <table:table-cell ns41:value-type="float" table:style-name="ce66" office:value="172" office:value-type="float">
            <text:p>172</text:p>
          </table:table-cell>
          <table:table-cell ns41:value-type="float" table:style-name="ce35" office:value="803" office:value-type="float">
            <text:p>803</text:p>
          </table:table-cell>
          <table:table-cell ns41:value-type="float" table:style-name="ce35" office:value="248" office:value-type="float">
            <text:p>248</text:p>
          </table:table-cell>
          <table:table-cell ns41:value-type="float" table:style-name="ce36" office:value="1223" office:value-type="float">
            <text:p>1,223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35" office:value="480" office:value-type="float">
            <text:p>480</text:p>
          </table:table-cell>
          <table:table-cell ns41:value-type="float" table:style-name="ce36" office:value="1437" office:value-type="float">
            <text:p>1,437</text:p>
          </table:table-cell>
          <table:table-cell ns41:value-type="float" table:style-name="ce45" office:value="2660" office:value-type="float">
            <text:p>2,66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7" office:value-type="float">
            <text:p>1787</text:p>
          </table:table-cell>
          <table:table-cell ns41:value-type="string" table:style-name="ce22" office:value-type="string">
            <text:p>Van 62 tot 63 jaren.</text:p>
          </table:table-cell>
          <table:table-cell table:style-name="Default"/>
          <table:table-cell ns41:value-type="float" table:style-name="ce66" office:value="164" office:value-type="float">
            <text:p>164</text:p>
          </table:table-cell>
          <table:table-cell ns41:value-type="float" table:style-name="ce35" office:value="873" office:value-type="float">
            <text:p>873</text:p>
          </table:table-cell>
          <table:table-cell ns41:value-type="float" table:style-name="ce35" office:value="292" office:value-type="float">
            <text:p>292</text:p>
          </table:table-cell>
          <table:table-cell ns41:value-type="float" table:style-name="ce36" office:value="1329" office:value-type="float">
            <text:p>1,329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647" office:value-type="float">
            <text:p>647</text:p>
          </table:table-cell>
          <table:table-cell ns41:value-type="float" table:style-name="ce35" office:value="483" office:value-type="float">
            <text:p>483</text:p>
          </table:table-cell>
          <table:table-cell ns41:value-type="float" table:style-name="ce36" office:value="1348" office:value-type="float">
            <text:p>1,348</text:p>
          </table:table-cell>
          <table:table-cell ns41:value-type="float" table:style-name="ce45" office:value="2677" office:value-type="float">
            <text:p>2,67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6" office:value-type="float">
            <text:p>1786</text:p>
          </table:table-cell>
          <table:table-cell ns41:value-type="string" table:style-name="ce22" office:value-type="string">
            <text:p>Van 63 tot 64 jaren.</text:p>
          </table:table-cell>
          <table:table-cell table:style-name="Default"/>
          <table:table-cell ns41:value-type="float" table:style-name="ce66" office:value="145" office:value-type="float">
            <text:p>145</text:p>
          </table:table-cell>
          <table:table-cell ns41:value-type="float" table:style-name="ce35" office:value="661" office:value-type="float">
            <text:p>661</text:p>
          </table:table-cell>
          <table:table-cell ns41:value-type="float" table:style-name="ce35" office:value="250" office:value-type="float">
            <text:p>250</text:p>
          </table:table-cell>
          <table:table-cell ns41:value-type="float" table:style-name="ce36" office:value="1056" office:value-type="float">
            <text:p>1,056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545" office:value-type="float">
            <text:p>545</text:p>
          </table:table-cell>
          <table:table-cell ns41:value-type="float" table:style-name="ce35" office:value="509" office:value-type="float">
            <text:p>509</text:p>
          </table:table-cell>
          <table:table-cell ns41:value-type="float" table:style-name="ce36" office:value="1235" office:value-type="float">
            <text:p>1,235</text:p>
          </table:table-cell>
          <table:table-cell ns41:value-type="float" table:style-name="ce45" office:value="2291" office:value-type="float">
            <text:p>2,29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5" office:value-type="float">
            <text:p>1785</text:p>
          </table:table-cell>
          <table:table-cell ns41:value-type="string" table:style-name="ce22" office:value-type="string">
            <text:p>Van 64 tot 65 jaren.</text:p>
          </table:table-cell>
          <table:table-cell table:style-name="Default"/>
          <table:table-cell ns41:value-type="float" table:style-name="ce66" office:value="145" office:value-type="float">
            <text:p>145</text:p>
          </table:table-cell>
          <table:table-cell ns41:value-type="float" table:style-name="ce35" office:value="581" office:value-type="float">
            <text:p>581</text:p>
          </table:table-cell>
          <table:table-cell ns41:value-type="float" table:style-name="ce35" office:value="240" office:value-type="float">
            <text:p>240</text:p>
          </table:table-cell>
          <table:table-cell ns41:value-type="float" table:style-name="ce35" office:value="966" office:value-type="float">
            <text:p>966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533" office:value-type="float">
            <text:p>533</text:p>
          </table:table-cell>
          <table:table-cell ns41:value-type="float" table:style-name="ce35" office:value="495" office:value-type="float">
            <text:p>495</text:p>
          </table:table-cell>
          <table:table-cell ns41:value-type="float" table:style-name="ce36" office:value="1193" office:value-type="float">
            <text:p>1,193</text:p>
          </table:table-cell>
          <table:table-cell ns41:value-type="float" table:style-name="ce45" office:value="2159" office:value-type="float">
            <text:p>2,15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4" office:value-type="float">
            <text:p>1784</text:p>
          </table:table-cell>
          <table:table-cell ns41:value-type="string" table:style-name="ce22" office:value-type="string">
            <text:p>Van 65 tot 66 jaren.</text:p>
          </table:table-cell>
          <table:table-cell table:style-name="Default"/>
          <table:table-cell ns41:value-type="float" table:style-name="ce66" office:value="118" office:value-type="float">
            <text:p>118</text:p>
          </table:table-cell>
          <table:table-cell ns41:value-type="float" table:style-name="ce35" office:value="574" office:value-type="float">
            <text:p>574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933" office:value-type="float">
            <text:p>933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461" office:value-type="float">
            <text:p>461</text:p>
          </table:table-cell>
          <table:table-cell ns41:value-type="float" table:style-name="ce35" office:value="469" office:value-type="float">
            <text:p>469</text:p>
          </table:table-cell>
          <table:table-cell ns41:value-type="float" table:style-name="ce36" office:value="1119" office:value-type="float">
            <text:p>1,119</text:p>
          </table:table-cell>
          <table:table-cell ns41:value-type="float" table:style-name="ce45" office:value="2052" office:value-type="float">
            <text:p>2,05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3" office:value-type="float">
            <text:p>1783</text:p>
          </table:table-cell>
          <table:table-cell ns41:value-type="string" table:style-name="ce22" office:value-type="string">
            <text:p>Van 66 tot 67 jaren.</text:p>
          </table:table-cell>
          <table:table-cell table:style-name="Default"/>
          <table:table-cell ns41:value-type="float" table:style-name="ce66" office:value="112" office:value-type="float">
            <text:p>112</text:p>
          </table:table-cell>
          <table:table-cell ns41:value-type="float" table:style-name="ce35" office:value="569" office:value-type="float">
            <text:p>569</text:p>
          </table:table-cell>
          <table:table-cell ns41:value-type="float" table:style-name="ce35" office:value="231" office:value-type="float">
            <text:p>231</text:p>
          </table:table-cell>
          <table:table-cell ns41:value-type="float" table:style-name="ce35" office:value="912" office:value-type="float">
            <text:p>912</text:p>
          </table:table-cell>
          <table:table-cell ns41:value-type="float" table:style-name="ce35" office:value="172" office:value-type="float">
            <text:p>172</text:p>
          </table:table-cell>
          <table:table-cell ns41:value-type="float" table:style-name="ce35" office:value="398" office:value-type="float">
            <text:p>398</text:p>
          </table:table-cell>
          <table:table-cell ns41:value-type="float" table:style-name="ce35" office:value="460" office:value-type="float">
            <text:p>460</text:p>
          </table:table-cell>
          <table:table-cell ns41:value-type="float" table:style-name="ce36" office:value="1030" office:value-type="float">
            <text:p>1,030</text:p>
          </table:table-cell>
          <table:table-cell ns41:value-type="float" table:style-name="ce45" office:value="1942" office:value-type="float">
            <text:p>1,94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2" office:value-type="float">
            <text:p>1782</text:p>
          </table:table-cell>
          <table:table-cell ns41:value-type="string" table:style-name="ce22" office:value-type="string">
            <text:p>Van 67 tot 68 jaren.</text:p>
          </table:table-cell>
          <table:table-cell table:style-name="Default"/>
          <table:table-cell ns41:value-type="float" table:style-name="ce66" office:value="107" office:value-type="float">
            <text:p>107</text:p>
          </table:table-cell>
          <table:table-cell ns41:value-type="float" table:style-name="ce35" office:value="423" office:value-type="float">
            <text:p>423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768" office:value-type="float">
            <text:p>768</text:p>
          </table:table-cell>
          <table:table-cell ns41:value-type="float" table:style-name="ce35" office:value="123" office:value-type="float">
            <text:p>123</text:p>
          </table:table-cell>
          <table:table-cell ns41:value-type="float" table:style-name="ce35" office:value="387" office:value-type="float">
            <text:p>387</text:p>
          </table:table-cell>
          <table:table-cell ns41:value-type="float" table:style-name="ce35" office:value="416" office:value-type="float">
            <text:p>416</text:p>
          </table:table-cell>
          <table:table-cell ns41:value-type="float" table:style-name="ce35" office:value="926" office:value-type="float">
            <text:p>926</text:p>
          </table:table-cell>
          <table:table-cell ns41:value-type="float" table:style-name="ce45" office:value="1694" office:value-type="float">
            <text:p>1,694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1" office:value-type="float">
            <text:p>1781</text:p>
          </table:table-cell>
          <table:table-cell ns41:value-type="string" table:style-name="ce22" office:value-type="string">
            <text:p>Van 68 tot 69 jaren.</text:p>
          </table:table-cell>
          <table:table-cell table:style-name="Default"/>
          <table:table-cell ns41:value-type="float" table:style-name="ce66" office:value="93" office:value-type="float">
            <text:p>93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653" office:value-type="float">
            <text:p>653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293" office:value-type="float">
            <text:p>293</text:p>
          </table:table-cell>
          <table:table-cell ns41:value-type="float" table:style-name="ce35" office:value="400" office:value-type="float">
            <text:p>400</text:p>
          </table:table-cell>
          <table:table-cell ns41:value-type="float" table:style-name="ce35" office:value="804" office:value-type="float">
            <text:p>804</text:p>
          </table:table-cell>
          <table:table-cell ns41:value-type="float" table:style-name="ce45" office:value="1457" office:value-type="float">
            <text:p>1,45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80" office:value-type="float">
            <text:p>1780</text:p>
          </table:table-cell>
          <table:table-cell ns41:value-type="string" table:style-name="ce22" office:value-type="string">
            <text:p>Van 69 tot 70 jaren.</text:p>
          </table:table-cell>
          <table:table-cell table:style-name="Default"/>
          <table:table-cell ns41:value-type="float" table:style-name="ce66" office:value="90" office:value-type="float">
            <text:p>90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241" office:value-type="float">
            <text:p>241</text:p>
          </table:table-cell>
          <table:table-cell ns41:value-type="float" table:style-name="ce35" office:value="759" office:value-type="float">
            <text:p>759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286" office:value-type="float">
            <text:p>286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896" office:value-type="float">
            <text:p>896</text:p>
          </table:table-cell>
          <table:table-cell ns41:value-type="float" table:style-name="ce45" office:value="1655" office:value-type="float">
            <text:p>1,6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9" office:value-type="float">
            <text:p>1779</text:p>
          </table:table-cell>
          <table:table-cell ns41:value-type="string" table:style-name="ce22" office:value-type="string">
            <text:p>Van 70 tot 71 jaren.</text:p>
          </table:table-cell>
          <table:table-cell table:style-name="Default"/>
          <table:table-cell ns41:value-type="float" table:style-name="ce66" office:value="93" office:value-type="float">
            <text:p>93</text:p>
          </table:table-cell>
          <table:table-cell ns41:value-type="float" table:style-name="ce35" office:value="358" office:value-type="float">
            <text:p>358</text:p>
          </table:table-cell>
          <table:table-cell ns41:value-type="float" table:style-name="ce35" office:value="261" office:value-type="float">
            <text:p>261</text:p>
          </table:table-cell>
          <table:table-cell ns41:value-type="float" table:style-name="ce35" office:value="712" office:value-type="float">
            <text:p>712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255" office:value-type="float">
            <text:p>255</text:p>
          </table:table-cell>
          <table:table-cell ns41:value-type="float" table:style-name="ce35" office:value="498" office:value-type="float">
            <text:p>498</text:p>
          </table:table-cell>
          <table:table-cell ns41:value-type="float" table:style-name="ce35" office:value="901" office:value-type="float">
            <text:p>901</text:p>
          </table:table-cell>
          <table:table-cell ns41:value-type="float" table:style-name="ce45" office:value="1613" office:value-type="float">
            <text:p>1,613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8" office:value-type="float">
            <text:p>1778</text:p>
          </table:table-cell>
          <table:table-cell ns41:value-type="string" table:style-name="ce22" office:value-type="string">
            <text:p>Van 71 tot 72 jaren.</text:p>
          </table:table-cell>
          <table:table-cell table:style-name="Default"/>
          <table:table-cell ns41:value-type="float" table:style-name="ce66" office:value="71" office:value-type="float">
            <text:p>71</text:p>
          </table:table-cell>
          <table:table-cell ns41:value-type="float" table:style-name="ce35" office:value="257" office:value-type="float">
            <text:p>257</text:p>
          </table:table-cell>
          <table:table-cell ns41:value-type="float" table:style-name="ce35" office:value="181" office:value-type="float">
            <text:p>181</text:p>
          </table:table-cell>
          <table:table-cell ns41:value-type="float" table:style-name="ce35" office:value="509" office:value-type="float">
            <text:p>509</text:p>
          </table:table-cell>
          <table:table-cell ns41:value-type="float" table:style-name="ce35" office:value="97" office:value-type="float">
            <text:p>97</text:p>
          </table:table-cell>
          <table:table-cell ns41:value-type="float" table:style-name="ce35" office:value="184" office:value-type="float">
            <text:p>184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35" office:value="613" office:value-type="float">
            <text:p>613</text:p>
          </table:table-cell>
          <table:table-cell ns41:value-type="float" table:style-name="ce45" office:value="1122" office:value-type="float">
            <text:p>1,1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7" office:value-type="float">
            <text:p>1777</text:p>
          </table:table-cell>
          <table:table-cell ns41:value-type="string" table:style-name="ce22" office:value-type="string">
            <text:p>Van 72 tot 73 jaren.</text:p>
          </table:table-cell>
          <table:table-cell table:style-name="Default"/>
          <table:table-cell ns41:value-type="float" table:style-name="ce66" office:value="86" office:value-type="float">
            <text:p>86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35" office:value="257" office:value-type="float">
            <text:p>257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35" office:value="110" office:value-type="float">
            <text:p>110</text:p>
          </table:table-cell>
          <table:table-cell ns41:value-type="float" table:style-name="ce35" office:value="188" office:value-type="float">
            <text:p>188</text:p>
          </table:table-cell>
          <table:table-cell ns41:value-type="float" table:style-name="ce35" office:value="428" office:value-type="float">
            <text:p>428</text:p>
          </table:table-cell>
          <table:table-cell ns41:value-type="float" table:style-name="ce35" office:value="726" office:value-type="float">
            <text:p>726</text:p>
          </table:table-cell>
          <table:table-cell ns41:value-type="float" table:style-name="ce45" office:value="1386" office:value-type="float">
            <text:p>1,38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6" office:value-type="float">
            <text:p>1776</text:p>
          </table:table-cell>
          <table:table-cell ns41:value-type="string" table:style-name="ce22" office:value-type="string">
            <text:p>Van 73 tot 74 jaren.</text:p>
          </table:table-cell>
          <table:table-cell table:style-name="Default"/>
          <table:table-cell ns41:value-type="float" table:style-name="ce66" office:value="62" office:value-type="float">
            <text:p>62</text:p>
          </table:table-cell>
          <table:table-cell ns41:value-type="float" table:style-name="ce35" office:value="258" office:value-type="float">
            <text:p>258</text:p>
          </table:table-cell>
          <table:table-cell ns41:value-type="float" table:style-name="ce35" office:value="212" office:value-type="float">
            <text:p>212</text:p>
          </table:table-cell>
          <table:table-cell ns41:value-type="float" table:style-name="ce35" office:value="532" office:value-type="float">
            <text:p>532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45" office:value="1108" office:value-type="float">
            <text:p>1,10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5" office:value-type="float">
            <text:p>1775</text:p>
          </table:table-cell>
          <table:table-cell ns41:value-type="string" table:style-name="ce22" office:value-type="string">
            <text:p>Van 74 tot 75 jaren.</text:p>
          </table:table-cell>
          <table:table-cell table:style-name="Default"/>
          <table:table-cell ns41:value-type="float" table:style-name="ce66" office:value="71" office:value-type="float">
            <text:p>71</text:p>
          </table:table-cell>
          <table:table-cell ns41:value-type="float" table:style-name="ce35" office:value="225" office:value-type="float">
            <text:p>225</text:p>
          </table:table-cell>
          <table:table-cell ns41:value-type="float" table:style-name="ce35" office:value="198" office:value-type="float">
            <text:p>198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35" office:value="68" office:value-type="float">
            <text:p>68</text:p>
          </table:table-cell>
          <table:table-cell ns41:value-type="float" table:style-name="ce35" office:value="144" office:value-type="float">
            <text:p>144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35" office:value="538" office:value-type="float">
            <text:p>538</text:p>
          </table:table-cell>
          <table:table-cell ns41:value-type="float" table:style-name="ce45" office:value="1032" office:value-type="float">
            <text:p>1,0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4" office:value-type="float">
            <text:p>1774</text:p>
          </table:table-cell>
          <table:table-cell ns41:value-type="string" table:style-name="ce22" office:value-type="string">
            <text:p>Van 75 tot 76 jaren.</text:p>
          </table:table-cell>
          <table:table-cell table:style-name="Default"/>
          <table:table-cell ns41:value-type="float" table:style-name="ce66" office:value="61" office:value-type="float">
            <text:p>61</text:p>
          </table:table-cell>
          <table:table-cell ns41:value-type="float" table:style-name="ce35" office:value="187" office:value-type="float">
            <text:p>187</text:p>
          </table:table-cell>
          <table:table-cell ns41:value-type="float" table:style-name="ce35" office:value="189" office:value-type="float">
            <text:p>189</text:p>
          </table:table-cell>
          <table:table-cell ns41:value-type="float" table:style-name="ce35" office:value="437" office:value-type="float">
            <text:p>437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35" office:value="111" office:value-type="float">
            <text:p>111</text:p>
          </table:table-cell>
          <table:table-cell ns41:value-type="float" table:style-name="ce35" office:value="303" office:value-type="float">
            <text:p>303</text:p>
          </table:table-cell>
          <table:table-cell ns41:value-type="float" table:style-name="ce35" office:value="485" office:value-type="float">
            <text:p>485</text:p>
          </table:table-cell>
          <table:table-cell ns41:value-type="float" table:style-name="ce67" office:value="922" office:value-type="float">
            <text:p>92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3" office:value-type="float">
            <text:p>1773</text:p>
          </table:table-cell>
          <table:table-cell ns41:value-type="string" table:style-name="ce22" office:value-type="string">
            <text:p>Van 76 tot 77 jaren.</text:p>
          </table:table-cell>
          <table:table-cell table:style-name="Default"/>
          <table:table-cell ns41:value-type="float" table:style-name="ce66" office:value="54" office:value-type="float">
            <text:p>54</text:p>
          </table:table-cell>
          <table:table-cell ns41:value-type="float" table:style-name="ce35" office:value="160" office:value-type="float">
            <text:p>160</text:p>
          </table:table-cell>
          <table:table-cell ns41:value-type="float" table:style-name="ce35" office:value="171" office:value-type="float">
            <text:p>171</text:p>
          </table:table-cell>
          <table:table-cell ns41:value-type="float" table:style-name="ce35" office:value="385" office:value-type="float">
            <text:p>385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262" office:value-type="float">
            <text:p>262</text:p>
          </table:table-cell>
          <table:table-cell ns41:value-type="float" table:style-name="ce35" office:value="412" office:value-type="float">
            <text:p>412</text:p>
          </table:table-cell>
          <table:table-cell ns41:value-type="float" table:style-name="ce67" office:value="797" office:value-type="float">
            <text:p>797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2" office:value-type="float">
            <text:p>1772</text:p>
          </table:table-cell>
          <table:table-cell ns41:value-type="string" table:style-name="ce22" office:value-type="string">
            <text:p>Van 77 tot 78 jaren.</text:p>
          </table:table-cell>
          <table:table-cell table:style-name="Default"/>
          <table:table-cell ns41:value-type="float" table:style-name="ce66" office:value="45" office:value-type="float">
            <text:p>45</text:p>
          </table:table-cell>
          <table:table-cell ns41:value-type="float" table:style-name="ce35" office:value="149" office:value-type="float">
            <text:p>149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79" office:value-type="float">
            <text:p>79</text:p>
          </table:table-cell>
          <table:table-cell ns41:value-type="float" table:style-name="ce35" office:value="242" office:value-type="float">
            <text:p>242</text:p>
          </table:table-cell>
          <table:table-cell ns41:value-type="float" table:style-name="ce35" office:value="376" office:value-type="float">
            <text:p>376</text:p>
          </table:table-cell>
          <table:table-cell ns41:value-type="float" table:style-name="ce67" office:value="726" office:value-type="float">
            <text:p>72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1" office:value-type="float">
            <text:p>1771</text:p>
          </table:table-cell>
          <table:table-cell ns41:value-type="string" table:style-name="ce22" office:value-type="string">
            <text:p>Van 78 tot 79 jaren.</text:p>
          </table:table-cell>
          <table:table-cell table:style-name="Default"/>
          <table:table-cell ns41:value-type="float" table:style-name="ce66" office:value="33" office:value-type="float">
            <text:p>33</text:p>
          </table:table-cell>
          <table:table-cell ns41:value-type="float" table:style-name="ce35" office:value="101" office:value-type="float">
            <text:p>101</text:p>
          </table:table-cell>
          <table:table-cell ns41:value-type="float" table:style-name="ce35" office:value="137" office:value-type="float">
            <text:p>137</text:p>
          </table:table-cell>
          <table:table-cell ns41:value-type="float" table:style-name="ce35" office:value="271" office:value-type="float">
            <text:p>271</text:p>
          </table:table-cell>
          <table:table-cell ns41:value-type="float" table:style-name="ce35" office:value="42" office:value-type="float">
            <text:p>42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284" office:value-type="float">
            <text:p>284</text:p>
          </table:table-cell>
          <table:table-cell ns41:value-type="float" table:style-name="ce67" office:value="555" office:value-type="float">
            <text:p>55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70" office:value-type="float">
            <text:p>1770</text:p>
          </table:table-cell>
          <table:table-cell ns41:value-type="string" table:style-name="ce22" office:value-type="string">
            <text:p>Van 79 tot 80 jaren.</text:p>
          </table:table-cell>
          <table:table-cell table:style-name="Default"/>
          <table:table-cell ns41:value-type="float" table:style-name="ce66" office:value="39" office:value-type="float">
            <text:p>39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289" office:value-type="float">
            <text:p>289</text:p>
          </table:table-cell>
          <table:table-cell ns41:value-type="float" table:style-name="ce35" office:value="52" office:value-type="float">
            <text:p>52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18" office:value-type="float">
            <text:p>218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67" office:value="618" office:value-type="float">
            <text:p>61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9" office:value-type="float">
            <text:p>1769</text:p>
          </table:table-cell>
          <table:table-cell ns41:value-type="string" table:style-name="ce22" office:value-type="string">
            <text:p>Van 80 tot 81 jaren.</text:p>
          </table:table-cell>
          <table:table-cell table:style-name="Default"/>
          <table:table-cell ns41:value-type="float" table:style-name="ce66" office:value="34" office:value-type="float">
            <text:p>34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129" office:value-type="float">
            <text:p>129</text:p>
          </table:table-cell>
          <table:table-cell ns41:value-type="float" table:style-name="ce35" office:value="238" office:value-type="float">
            <text:p>238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30" office:value-type="float">
            <text:p>30</text:p>
          </table:table-cell>
          <table:table-cell ns41:value-type="float" table:style-name="ce35" office:value="221" office:value-type="float">
            <text:p>221</text:p>
          </table:table-cell>
          <table:table-cell ns41:value-type="float" table:style-name="ce35" office:value="302" office:value-type="float">
            <text:p>302</text:p>
          </table:table-cell>
          <table:table-cell ns41:value-type="float" table:style-name="ce67" office:value="540" office:value-type="float">
            <text:p>54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8" office:value-type="float">
            <text:p>1768</text:p>
          </table:table-cell>
          <table:table-cell ns41:value-type="string" table:style-name="ce22" office:value-type="string">
            <text:p>Van 81 tot 82 jaren.</text:p>
          </table:table-cell>
          <table:table-cell table:style-name="Default"/>
          <table:table-cell ns41:value-type="float" table:style-name="ce66" office:value="20" office:value-type="float">
            <text:p>20</text:p>
          </table:table-cell>
          <table:table-cell ns41:value-type="float" table:style-name="ce35" office:value="51" office:value-type="float">
            <text:p>51</text:p>
          </table:table-cell>
          <table:table-cell ns41:value-type="float" table:style-name="ce35" office:value="77" office:value-type="float">
            <text:p>77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32" office:value-type="float">
            <text:p>132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67" office:value="331" office:value-type="float">
            <text:p>3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7" office:value-type="float">
            <text:p>1767</text:p>
          </table:table-cell>
          <table:table-cell ns41:value-type="string" table:style-name="ce22" office:value-type="string">
            <text:p>Van 82 tot 83 jaren.</text:p>
          </table:table-cell>
          <table:table-cell table:style-name="Default"/>
          <table:table-cell ns41:value-type="float" table:style-name="ce66" office:value="18" office:value-type="float">
            <text:p>18</text:p>
          </table:table-cell>
          <table:table-cell ns41:value-type="float" table:style-name="ce35" office:value="37" office:value-type="float">
            <text:p>37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108" office:value-type="float">
            <text:p>108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67" office:value="288" office:value-type="float">
            <text:p>288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6" office:value-type="float">
            <text:p>1766</text:p>
          </table:table-cell>
          <table:table-cell ns41:value-type="string" table:style-name="ce22" office:value-type="string">
            <text:p>Van 83 tot 84 jaren.</text:p>
          </table:table-cell>
          <table:table-cell table:style-name="Default"/>
          <table:table-cell ns41:value-type="float" table:style-name="ce66" office:value="13" office:value-type="float">
            <text:p>13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16" office:value-type="float">
            <text:p>116</text:p>
          </table:table-cell>
          <table:table-cell ns41:value-type="float" table:style-name="ce35" office:value="148" office:value-type="float">
            <text:p>148</text:p>
          </table:table-cell>
          <table:table-cell ns41:value-type="float" table:style-name="ce67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5" office:value-type="float">
            <text:p>1765</text:p>
          </table:table-cell>
          <table:table-cell ns41:value-type="string" table:style-name="ce22" office:value-type="string">
            <text:p>Van 84 tot 85 jaren.</text:p>
          </table:table-cell>
          <table:table-cell table:style-name="Default"/>
          <table:table-cell ns41:value-type="float" table:style-name="ce66" office:value="12" office:value-type="float">
            <text:p>1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62" office:value-type="float">
            <text:p>62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130" office:value-type="float">
            <text:p>130</text:p>
          </table:table-cell>
          <table:table-cell ns41:value-type="float" table:style-name="ce67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4" office:value-type="float">
            <text:p>1764</text:p>
          </table:table-cell>
          <table:table-cell ns41:value-type="string" table:style-name="ce22" office:value-type="string">
            <text:p>Van 85 tot 86 jaren.</text:p>
          </table:table-cell>
          <table:table-cell table:style-name="Default"/>
          <table:table-cell ns41:value-type="float" table:style-name="ce66" office:value="10" office:value-type="float">
            <text:p>10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7" office:value-type="float">
            <text:p>47</text:p>
          </table:table-cell>
          <table:table-cell ns41:value-type="float" table:style-name="ce35" office:value="77" office:value-type="float">
            <text:p>77</text:p>
          </table:table-cell>
          <table:table-cell ns41:value-type="float" office:value="10" table:style-name="ce35" table:number-columns-repeated="2" office:value-type="float">
            <text:p>10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102" office:value-type="float">
            <text:p>102</text:p>
          </table:table-cell>
          <table:table-cell ns41:value-type="float" table:style-name="ce67" office:value="179" office:value-type="float">
            <text:p>17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3" office:value-type="float">
            <text:p>1763</text:p>
          </table:table-cell>
          <table:table-cell ns41:value-type="string" table:style-name="ce22" office:value-type="string">
            <text:p>Van 86 tot 87 jaren.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ns41:value-type="float" table:style-name="ce35" office:value="18" office:value-type="float">
            <text:p>18</text:p>
          </table:table-cell>
          <table:table-cell ns41:value-type="float" table:style-name="ce35" office:value="40" office:value-type="float">
            <text:p>40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67" office:value-type="float">
            <text:p>67</text:p>
          </table:table-cell>
          <table:table-cell ns41:value-type="float" table:style-name="ce67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2" office:value-type="float">
            <text:p>1762</text:p>
          </table:table-cell>
          <table:table-cell ns41:value-type="string" table:style-name="ce22" office:value-type="string">
            <text:p>Van 87 tot 88 jaren.</text:p>
          </table:table-cell>
          <table:table-cell table:style-name="Default"/>
          <table:table-cell ns41:value-type="float" table:style-name="ce66" office:value="8" office:value-type="float">
            <text:p>8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71" office:value-type="float">
            <text:p>71</text:p>
          </table:table-cell>
          <table:table-cell ns41:value-type="float" table:style-name="ce67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1" office:value-type="float">
            <text:p>1761</text:p>
          </table:table-cell>
          <table:table-cell ns41:value-type="string" table:style-name="ce22" office:value-type="string">
            <text:p>Van 88 tot 89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9" office:value-type="float">
            <text:p>39</text:p>
          </table:table-cell>
          <table:table-cell ns41:value-type="float" table:style-name="ce67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60" office:value-type="float">
            <text:p>1760</text:p>
          </table:table-cell>
          <table:table-cell ns41:value-type="string" table:style-name="ce22" office:value-type="string">
            <text:p>Van 89 tot 90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46" office:value-type="float">
            <text:p>46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67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9" office:value-type="float">
            <text:p>1759</text:p>
          </table:table-cell>
          <table:table-cell ns41:value-type="string" table:style-name="ce22" office:value-type="string">
            <text:p>Van 90 tot 91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32" office:value-type="float">
            <text:p>32</text:p>
          </table:table-cell>
          <table:table-cell ns41:value-type="float" table:style-name="ce67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8" office:value-type="float">
            <text:p>1758</text:p>
          </table:table-cell>
          <table:table-cell ns41:value-type="string" table:style-name="ce22" office:value-type="string">
            <text:p>Van 91 tot 92 jaren.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11" office:value-type="float">
            <text:p>11</text:p>
          </table:table-cell>
          <table:table-cell ns41:value-type="float" table:style-name="ce35" office:value="13" office:value-type="float">
            <text:p>13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7" office:value-type="float">
            <text:p>1757</text:p>
          </table:table-cell>
          <table:table-cell ns41:value-type="string" table:style-name="ce22" office:value-type="string">
            <text:p>Van 92 tot 93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1" office:value-type="float">
            <text:p>11</text:p>
          </table:table-cell>
          <table:table-cell table:style-name="ce35" table:number-columns-repeated="2"/>
          <table:table-cell ns41:value-type="float" office:value="5" table:style-name="ce35" table:number-columns-repeated="2" office:value-type="float">
            <text:p>5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6" office:value-type="float">
            <text:p>1756</text:p>
          </table:table-cell>
          <table:table-cell ns41:value-type="string" table:style-name="ce22" office:value-type="string">
            <text:p>Van 93 tot 94 jaren.</text:p>
          </table:table-cell>
          <table:table-cell table:style-name="Default"/>
          <table:table-cell table:style-name="ce66"/>
          <table:table-cell ns41:value-type="float" table:style-name="ce35" office:value="1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15" office:value-type="float">
            <text:p>15</text:p>
          </table:table-cell>
          <table:table-cell ns41:value-type="float" table:style-name="ce67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5" office:value-type="float">
            <text:p>1755</text:p>
          </table:table-cell>
          <table:table-cell ns41:value-type="string" table:style-name="ce22" office:value-type="string">
            <text:p>Van 94 tot 95 jaren.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5"/>
          <table:table-cell ns41:value-type="float" table:style-name="ce35" office:value="2" office:value-type="float">
            <text:p>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3" office:value-type="float">
            <text:p>3</text:p>
          </table:table-cell>
          <table:table-cell table:style-name="ce35"/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4" office:value-type="float">
            <text:p>1754</text:p>
          </table:table-cell>
          <table:table-cell ns41:value-type="string" table:style-name="ce22" office:value-type="string">
            <text:p>Van 95 tot 96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2" office:value-type="float">
            <text:p>2</text:p>
          </table:table-cell>
          <table:table-cell table:style-name="ce35"/>
          <table:table-cell ns41:value-type="float" table:style-name="ce35" office:value="3" office:value-type="float">
            <text:p>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3" office:value-type="float">
            <text:p>1753</text:p>
          </table:table-cell>
          <table:table-cell ns41:value-type="string" table:style-name="ce22" office:value-type="string">
            <text:p>Van 96 tot 97 jaren.</text:p>
          </table:table-cell>
          <table:table-cell table:style-name="Default"/>
          <table:table-cell table:style-name="ce66"/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table:style-name="ce35"/>
          <table:table-cell ns41:value-type="float" table:style-name="ce35" office:value="1" office:value-type="float">
            <text:p>1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2" office:value-type="float">
            <text:p>1752</text:p>
          </table:table-cell>
          <table:table-cell ns41:value-type="string" table:style-name="ce22" office:value-type="string">
            <text:p>Van 97 tot 98 jaren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5" table:number-columns-repeated="2"/>
          <table:table-cell ns41:value-type="float" table:style-name="ce35" office:value="1" office:value-type="float">
            <text:p>1</text:p>
          </table:table-cell>
          <table:table-cell table:style-name="ce35" table:number-columns-repeated="4"/>
          <table:table-cell ns41:value-type="float" table:style-name="ce67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1" office:value-type="float">
            <text:p>1751</text:p>
          </table:table-cell>
          <table:table-cell ns41:value-type="string" table:style-name="ce22" office:value-type="string">
            <text:p>Van 98 tot 99 jar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50" office:value-type="float">
            <text:p>1750</text:p>
          </table:table-cell>
          <table:table-cell ns41:value-type="string" table:style-name="ce22" office:value-type="string">
            <text:p>Van 99 tot 100 jaren.</text:p>
          </table:table-cell>
          <table:table-cell table:style-name="Default"/>
          <table:table-cell table:style-name="ce66"/>
          <table:table-cell table:style-name="ce35" table:number-columns-repeated="5"/>
          <table:table-cell ns41:value-type="float" office:value="2" table:style-name="ce35" table:number-columns-repeated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ns41:value-type="float" table:style-name="ce15" office:value="1749" office:value-type="float">
            <text:p>1749</text:p>
          </table:table-cell>
          <table:table-cell ns41:value-type="string" table:style-name="ce22" office:value-type="string">
            <text:p>Van 100 en daarboven.</text:p>
          </table:table-cell>
          <table:table-cell table:style-name="Default"/>
          <table:table-cell table:style-name="ce66"/>
          <table:table-cell table:style-name="ce35" table:number-columns-repeated="7"/>
          <table:table-cell table:style-name="ce67"/>
          <table:table-cell table:number-columns-repeated="1011"/>
        </table:table-row>
        <table:table-row table:style-name="ro3">
          <table:table-cell ns41:value-type="string" table:style-name="ce7" office:value-type="string">
            <text:p>DE STEDEN EN HET PLATTE LAND VEREENIGD.</text:p>
          </table:table-cell>
          <table:table-cell table:style-name="ce15"/>
          <table:table-cell ns41:value-type="string" table:style-name="ce22" office:value-type="string">
            <text:p>Onbekende ouderdom.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table:style-name="ce35" table:number-columns-repeated="2"/>
          <table:table-cell ns41:value-type="float" table:style-name="ce35" office:value="5" office:value-type="float">
            <text:p>5</text:p>
          </table:table-cell>
          <table:table-cell ns41:value-type="float" table:style-name="ce35" office:value="4" office:value-type="float">
            <text:p>4</text:p>
          </table:table-cell>
          <table:table-cell table:style-name="ce35" table:number-columns-repeated="2"/>
          <table:table-cell ns41:value-type="float" table:style-name="ce35" office:value="5" office:value-type="float">
            <text:p>5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1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table:style-name="ce16"/>
          <table:table-cell ns41:value-type="string" table:style-name="ce23" office:value-type="string">
            <text:p>Totaal.</text:p>
          </table:table-cell>
          <table:table-cell table:style-name="Default"/>
          <table:table-cell ns41:value-type="float" table:style-name="ce30" office:value="133177" office:value-type="float">
            <text:p>133,177</text:p>
          </table:table-cell>
          <table:table-cell ns41:value-type="float" table:style-name="ce37" office:value="55162" office:value-type="float">
            <text:p>55,162</text:p>
          </table:table-cell>
          <table:table-cell ns41:value-type="float" table:style-name="ce37" office:value="8700" office:value-type="float">
            <text:p>8,700</text:p>
          </table:table-cell>
          <table:table-cell ns41:value-type="float" table:style-name="ce37" office:value="197039" office:value-type="float">
            <text:p>197,039</text:p>
          </table:table-cell>
          <table:table-cell ns41:value-type="float" table:style-name="ce37" office:value="128126" office:value-type="float">
            <text:p>128,126</text:p>
          </table:table-cell>
          <table:table-cell ns41:value-type="float" table:style-name="ce37" office:value="55268" office:value-type="float">
            <text:p>55,268</text:p>
          </table:table-cell>
          <table:table-cell ns41:value-type="float" table:style-name="ce37" office:value="15986" office:value-type="float">
            <text:p>15,986</text:p>
          </table:table-cell>
          <table:table-cell ns41:value-type="float" table:style-name="ce37" office:value="199381" office:value-type="float">
            <text:p>199,381</text:p>
          </table:table-cell>
          <table:table-cell ns41:value-type="float" table:style-name="ce46" office:value="396420" office:value-type="float">
            <text:p>396,420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2"/>
        <table:table-column table:style-name="co7" table:default-cell-style-name="ce2"/>
        <table:table-column table:style-name="co4" table:default-cell-style-name="Default" table:number-columns-repeated="1020"/>
        <table:table-row table:style-name="ro3" table:number-rows-repeated="2">
          <table:table-cell table:number-columns-repeated="1024"/>
        </table:table-row>
        <table:table-row table:style-name="ro3">
          <table:table-cell table:style-name="Default" table:number-columns-repeated="3"/>
          <table:table-cell table:style-name="ce59" table:number-columns-repeated="7"/>
          <table:table-cell table:number-columns-repeated="1014"/>
        </table:table-row>
        <table:table-row table:style-name="ro3">
          <table:table-cell ns41:value-type="string" table:style-name="ce61" office:value-type="string">
            <text:p>Editregel</text:p>
          </table:table-cell>
          <table:table-cell ns41:value-type="string" table:style-name="ce61" office:value-type="string">
            <text:p>Deel telling</text:p>
          </table:table-cell>
          <table:table-cell ns41:value-type="string" table:style-name="ce61" office:value-type="string">
            <text:p>Rolnummer</text:p>
          </table:table-cell>
          <table:table-cell table:style-name="ce59" table:number-columns-repeated="7"/>
          <table:table-cell table:number-columns-repeated="1014"/>
        </table:table-row>
        <table:table-row table:style-name="ro3">
          <table:table-cell table:style-name="ce62" table:number-columns-repeated="3"/>
          <table:table-cell table:style-name="ce60" table:number-columns-repeated="7"/>
          <table:table-cell table:number-columns-repeated="1014"/>
        </table:table-row>
        <table:table-row table:style-name="ro3">
          <table:table-cell table:style-name="TL Metadata" table:number-columns-repeated="3"/>
          <table:table-cell table:style-name="ce68" table:number-columns-repeated="7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ns41:value-type="float" table:style-name="ce10" office:value="30242" office:value-type="float">
            <text:p>302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1" office:value-type="float">
            <text:p>3900450078010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3" office:value-type="float">
            <text:p>302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2" office:value-type="float">
            <text:p>3900450078010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4" office:value-type="float">
            <text:p>302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3" office:value-type="float">
            <text:p>3900450078010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5" office:value-type="float">
            <text:p>302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4" office:value-type="float">
            <text:p>3900450078010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6" office:value-type="float">
            <text:p>302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5" office:value-type="float">
            <text:p>39004500780100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7" office:value-type="float">
            <text:p>302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6" office:value-type="float">
            <text:p>39004500780100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8" office:value-type="float">
            <text:p>302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7" office:value-type="float">
            <text:p>39004500780100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49" office:value-type="float">
            <text:p>302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8" office:value-type="float">
            <text:p>39004500780100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0" office:value-type="float">
            <text:p>302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09" office:value-type="float">
            <text:p>39004500780100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1" office:value-type="float">
            <text:p>302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0" office:value-type="float">
            <text:p>39004500780101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2" office:value-type="float">
            <text:p>302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1" office:value-type="float">
            <text:p>39004500780101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3" office:value-type="float">
            <text:p>302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2" office:value-type="float">
            <text:p>39004500780101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4" office:value-type="float">
            <text:p>302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3" office:value-type="float">
            <text:p>39004500780101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5" office:value-type="float">
            <text:p>302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4" office:value-type="float">
            <text:p>39004500780101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6" office:value-type="float">
            <text:p>302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5" office:value-type="float">
            <text:p>39004500780101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7" office:value-type="float">
            <text:p>302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6" office:value-type="float">
            <text:p>39004500780101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8" office:value-type="float">
            <text:p>302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7" office:value-type="float">
            <text:p>39004500780101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59" office:value-type="float">
            <text:p>302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8" office:value-type="float">
            <text:p>39004500780101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0" office:value-type="float">
            <text:p>302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19" office:value-type="float">
            <text:p>39004500780101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1" office:value-type="float">
            <text:p>302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0" office:value-type="float">
            <text:p>39004500780102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2" office:value-type="float">
            <text:p>3026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1" office:value-type="float">
            <text:p>39004500780102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3" office:value-type="float">
            <text:p>3026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2" office:value-type="float">
            <text:p>39004500780102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4" office:value-type="float">
            <text:p>3026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3" office:value-type="float">
            <text:p>39004500780102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5" office:value-type="float">
            <text:p>3026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4" office:value-type="float">
            <text:p>39004500780102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6" office:value-type="float">
            <text:p>3026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5" office:value-type="float">
            <text:p>39004500780102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7" office:value-type="float">
            <text:p>3026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6" office:value-type="float">
            <text:p>39004500780102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8" office:value-type="float">
            <text:p>3026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7" office:value-type="float">
            <text:p>39004500780102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69" office:value-type="float">
            <text:p>3026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8" office:value-type="float">
            <text:p>39004500780102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0" office:value-type="float">
            <text:p>3027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29" office:value-type="float">
            <text:p>39004500780102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1" office:value-type="float">
            <text:p>3027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0" office:value-type="float">
            <text:p>39004500780103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2" office:value-type="float">
            <text:p>3027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1" office:value-type="float">
            <text:p>39004500780103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3" office:value-type="float">
            <text:p>3027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2" office:value-type="float">
            <text:p>39004500780103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4" office:value-type="float">
            <text:p>3027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3" office:value-type="float">
            <text:p>39004500780103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5" office:value-type="float">
            <text:p>3027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4" office:value-type="float">
            <text:p>39004500780103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6" office:value-type="float">
            <text:p>3027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5" office:value-type="float">
            <text:p>39004500780103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7" office:value-type="float">
            <text:p>3027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6" office:value-type="float">
            <text:p>39004500780103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8" office:value-type="float">
            <text:p>3027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7" office:value-type="float">
            <text:p>39004500780103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79" office:value-type="float">
            <text:p>3027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8" office:value-type="float">
            <text:p>39004500780103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0" office:value-type="float">
            <text:p>3028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39" office:value-type="float">
            <text:p>39004500780103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1" office:value-type="float">
            <text:p>3028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0" office:value-type="float">
            <text:p>39004500780104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2" office:value-type="float">
            <text:p>3028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1" office:value-type="float">
            <text:p>39004500780104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3" office:value-type="float">
            <text:p>3028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2" office:value-type="float">
            <text:p>39004500780104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4" office:value-type="float">
            <text:p>3028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3" office:value-type="float">
            <text:p>39004500780104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5" office:value-type="float">
            <text:p>3028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4" office:value-type="float">
            <text:p>39004500780104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6" office:value-type="float">
            <text:p>3028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5" office:value-type="float">
            <text:p>39004500780104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7" office:value-type="float">
            <text:p>3028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6" office:value-type="float">
            <text:p>39004500780104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8" office:value-type="float">
            <text:p>3028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7" office:value-type="float">
            <text:p>39004500780104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89" office:value-type="float">
            <text:p>3028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8" office:value-type="float">
            <text:p>39004500780104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0" office:value-type="float">
            <text:p>3029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49" office:value-type="float">
            <text:p>39004500780104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1" office:value-type="float">
            <text:p>3029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0" office:value-type="float">
            <text:p>39004500780105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2" office:value-type="float">
            <text:p>3029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1" office:value-type="float">
            <text:p>39004500780105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3" office:value-type="float">
            <text:p>3029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2" office:value-type="float">
            <text:p>39004500780105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4" office:value-type="float">
            <text:p>3029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3" office:value-type="float">
            <text:p>39004500780105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5" office:value-type="float">
            <text:p>3029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4" office:value-type="float">
            <text:p>39004500780105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6" office:value-type="float">
            <text:p>3029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5" office:value-type="float">
            <text:p>39004500780105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7" office:value-type="float">
            <text:p>3029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6" office:value-type="float">
            <text:p>39004500780105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8" office:value-type="float">
            <text:p>3029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7" office:value-type="float">
            <text:p>39004500780105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299" office:value-type="float">
            <text:p>3029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8" office:value-type="float">
            <text:p>39004500780105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0" office:value-type="float">
            <text:p>3030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59" office:value-type="float">
            <text:p>39004500780105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1" office:value-type="float">
            <text:p>3030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0" office:value-type="float">
            <text:p>39004500780106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2" office:value-type="float">
            <text:p>3030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1" office:value-type="float">
            <text:p>39004500780106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3" office:value-type="float">
            <text:p>3030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2" office:value-type="float">
            <text:p>39004500780106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4" office:value-type="float">
            <text:p>3030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3" office:value-type="float">
            <text:p>39004500780106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5" office:value-type="float">
            <text:p>3030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4" office:value-type="float">
            <text:p>39004500780106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6" office:value-type="float">
            <text:p>3030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5" office:value-type="float">
            <text:p>39004500780106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7" office:value-type="float">
            <text:p>3030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6" office:value-type="float">
            <text:p>39004500780106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8" office:value-type="float">
            <text:p>3030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7" office:value-type="float">
            <text:p>39004500780106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09" office:value-type="float">
            <text:p>3030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8" office:value-type="float">
            <text:p>39004500780106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0" office:value-type="float">
            <text:p>3031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69" office:value-type="float">
            <text:p>39004500780106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style-name="Default" table:number-columns-repeated="3"/>
          <table:table-cell ns41:value-type="string" table:style-name="ce69" office:value-type="string">
            <text:p>Kolom 8 (totaal aantal vrouwen): de gedrukte bron geeft 40. Dit moet zijn 50; Kolom 9 (algemeen totaal): de gedrukte bron geeft 69. Dit moet zijn 79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ns41:value-type="float" table:style-name="ce10" office:value="30311" office:value-type="float">
            <text:p>3031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0" office:value-type="float">
            <text:p>39004500780107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2" office:value-type="float">
            <text:p>3031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1" office:value-type="float">
            <text:p>39004500780107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3" office:value-type="float">
            <text:p>3031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2" office:value-type="float">
            <text:p>39004500780107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4" office:value-type="float">
            <text:p>3031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3" office:value-type="float">
            <text:p>39004500780107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5" office:value-type="float">
            <text:p>3031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4" office:value-type="float">
            <text:p>39004500780107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6" office:value-type="float">
            <text:p>3031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5" office:value-type="float">
            <text:p>39004500780107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7" office:value-type="float">
            <text:p>3031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6" office:value-type="float">
            <text:p>39004500780107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style-name="Default" table:number-columns-repeated="3"/>
          <table:table-cell ns41:value-type="string" table:style-name="ce69" office:value-type="string">
            <text:p>Kolom 8 (totaal aantal vrouwen): de gedrukte bron geeft 37. Dit moet zijn 27; Kolom 9 (algemeen totaal): de gedrukte bron geeft 61. Dit moet zijn 51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ns41:value-type="float" table:style-name="ce10" office:value="30318" office:value-type="float">
            <text:p>3031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7" office:value-type="float">
            <text:p>39004500780107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19" office:value-type="float">
            <text:p>3031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8" office:value-type="float">
            <text:p>39004500780107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0" office:value-type="float">
            <text:p>3032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79" office:value-type="float">
            <text:p>39004500780107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1" office:value-type="float">
            <text:p>3032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0" office:value-type="float">
            <text:p>39004500780108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2" office:value-type="float">
            <text:p>3032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1" office:value-type="float">
            <text:p>39004500780108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3" office:value-type="float">
            <text:p>3032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2" office:value-type="float">
            <text:p>39004500780108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4" office:value-type="float">
            <text:p>3032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3" office:value-type="float">
            <text:p>39004500780108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5" office:value-type="float">
            <text:p>3032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4" office:value-type="float">
            <text:p>39004500780108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6" office:value-type="float">
            <text:p>3032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5" office:value-type="float">
            <text:p>39004500780108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style-name="Default" table:number-columns-repeated="3"/>
          <table:table-cell ns41:value-type="string" table:style-name="ce69" office:value-type="string">
            <text:p>Kolom 7 (weduwen): de gedrukte bron geeft 4. Dit moet zijn 5. Zie de verbeteringen na het deel Algemeen Overzicht. Hier is het gegeven gecorrigeerd.</text:p>
          </table:table-cell>
          <table:table-cell table:number-columns-repeated="1015"/>
        </table:table-row>
        <table:table-row table:style-name="ro3">
          <table:table-cell ns41:value-type="float" table:style-name="ce10" office:value="30327" office:value-type="float">
            <text:p>3032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6" office:value-type="float">
            <text:p>39004500780108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8" office:value-type="float">
            <text:p>3032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7" office:value-type="float">
            <text:p>39004500780108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29" office:value-type="float">
            <text:p>3032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8" office:value-type="float">
            <text:p>39004500780108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0" office:value-type="float">
            <text:p>3033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89" office:value-type="float">
            <text:p>39004500780108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1" office:value-type="float">
            <text:p>3033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0" office:value-type="float">
            <text:p>39004500780109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2" office:value-type="float">
            <text:p>3033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1" office:value-type="float">
            <text:p>39004500780109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3" office:value-type="float">
            <text:p>3033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2" office:value-type="float">
            <text:p>39004500780109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4" office:value-type="float">
            <text:p>3033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3" office:value-type="float">
            <text:p>39004500780109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5" office:value-type="float">
            <text:p>3033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4" office:value-type="float">
            <text:p>39004500780109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6" office:value-type="float">
            <text:p>3033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5" office:value-type="float">
            <text:p>39004500780109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7" office:value-type="float">
            <text:p>3033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6" office:value-type="float">
            <text:p>39004500780109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8" office:value-type="float">
            <text:p>3033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7" office:value-type="float">
            <text:p>39004500780109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39" office:value-type="float">
            <text:p>3033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8" office:value-type="float">
            <text:p>39004500780109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0" office:value-type="float">
            <text:p>3034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099" office:value-type="float">
            <text:p>39004500780109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1" office:value-type="float">
            <text:p>3034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100" office:value-type="float">
            <text:p>39004500780110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2" office:value-type="float">
            <text:p>303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101" office:value-type="float">
            <text:p>3900450078011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3" office:value-type="float">
            <text:p>303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102" office:value-type="float">
            <text:p>3900450078011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4" office:value-type="float">
            <text:p>303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103" office:value-type="float">
            <text:p>390045007801103</text:p>
          </table:table-cell>
          <table:table-cell ns41:value-type="string" table:style-name="TL Metadata" office:value-type="string">
            <text:p>3900450078011031 <text:s/>Van eene vrouw is tevens de burgerlijke staat onbekend.</text:p>
          </table:table-cell>
          <table:table-cell ns41:value-type="string" table:style-name="ce2" office:value-type="string">
            <text:p>x</text:p>
          </table:table-cell>
          <table:table-cell table:style-name="Default" table:number-columns-repeated="2"/>
          <table:table-cell ns41:value-type="string" table:style-name="ce69" office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ns41:value-type="float" table:style-name="ce10" office:value="30345" office:value-type="float">
            <text:p>303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801104" office:value-type="float">
            <text:p>3900450078011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6" office:value-type="float">
            <text:p>303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1" office:value-type="float">
            <text:p>3900450079010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7" office:value-type="float">
            <text:p>303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2" office:value-type="float">
            <text:p>3900450079010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8" office:value-type="float">
            <text:p>303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3" office:value-type="float">
            <text:p>3900450079010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49" office:value-type="float">
            <text:p>303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4" office:value-type="float">
            <text:p>3900450079010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0" office:value-type="float">
            <text:p>303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5" office:value-type="float">
            <text:p>39004500790100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1" office:value-type="float">
            <text:p>303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6" office:value-type="float">
            <text:p>39004500790100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2" office:value-type="float">
            <text:p>303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7" office:value-type="float">
            <text:p>39004500790100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3" office:value-type="float">
            <text:p>303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8" office:value-type="float">
            <text:p>39004500790100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4" office:value-type="float">
            <text:p>303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09" office:value-type="float">
            <text:p>39004500790100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5" office:value-type="float">
            <text:p>303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0" office:value-type="float">
            <text:p>39004500790101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6" office:value-type="float">
            <text:p>303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1" office:value-type="float">
            <text:p>39004500790101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7" office:value-type="float">
            <text:p>303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2" office:value-type="float">
            <text:p>39004500790101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8" office:value-type="float">
            <text:p>303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3" office:value-type="float">
            <text:p>39004500790101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59" office:value-type="float">
            <text:p>303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4" office:value-type="float">
            <text:p>39004500790101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0" office:value-type="float">
            <text:p>303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5" office:value-type="float">
            <text:p>39004500790101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1" office:value-type="float">
            <text:p>303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6" office:value-type="float">
            <text:p>39004500790101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2" office:value-type="float">
            <text:p>3036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7" office:value-type="float">
            <text:p>39004500790101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3" office:value-type="float">
            <text:p>3036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8" office:value-type="float">
            <text:p>39004500790101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4" office:value-type="float">
            <text:p>3036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19" office:value-type="float">
            <text:p>39004500790101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5" office:value-type="float">
            <text:p>3036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0" office:value-type="float">
            <text:p>39004500790102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6" office:value-type="float">
            <text:p>3036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1" office:value-type="float">
            <text:p>39004500790102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7" office:value-type="float">
            <text:p>3036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2" office:value-type="float">
            <text:p>39004500790102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8" office:value-type="float">
            <text:p>3036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3" office:value-type="float">
            <text:p>39004500790102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69" office:value-type="float">
            <text:p>3036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4" office:value-type="float">
            <text:p>39004500790102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0" office:value-type="float">
            <text:p>3037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5" office:value-type="float">
            <text:p>39004500790102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1" office:value-type="float">
            <text:p>3037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6" office:value-type="float">
            <text:p>39004500790102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2" office:value-type="float">
            <text:p>3037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7" office:value-type="float">
            <text:p>39004500790102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3" office:value-type="float">
            <text:p>3037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8" office:value-type="float">
            <text:p>39004500790102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4" office:value-type="float">
            <text:p>3037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29" office:value-type="float">
            <text:p>39004500790102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5" office:value-type="float">
            <text:p>3037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0" office:value-type="float">
            <text:p>39004500790103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6" office:value-type="float">
            <text:p>3037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1" office:value-type="float">
            <text:p>39004500790103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7" office:value-type="float">
            <text:p>3037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2" office:value-type="float">
            <text:p>39004500790103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8" office:value-type="float">
            <text:p>3037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3" office:value-type="float">
            <text:p>39004500790103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79" office:value-type="float">
            <text:p>3037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4" office:value-type="float">
            <text:p>39004500790103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0" office:value-type="float">
            <text:p>3038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5" office:value-type="float">
            <text:p>39004500790103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1" office:value-type="float">
            <text:p>3038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6" office:value-type="float">
            <text:p>39004500790103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2" office:value-type="float">
            <text:p>3038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7" office:value-type="float">
            <text:p>39004500790103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3" office:value-type="float">
            <text:p>3038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8" office:value-type="float">
            <text:p>39004500790103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4" office:value-type="float">
            <text:p>3038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39" office:value-type="float">
            <text:p>39004500790103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5" office:value-type="float">
            <text:p>3038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0" office:value-type="float">
            <text:p>39004500790104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6" office:value-type="float">
            <text:p>3038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1" office:value-type="float">
            <text:p>39004500790104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7" office:value-type="float">
            <text:p>3038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2" office:value-type="float">
            <text:p>39004500790104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8" office:value-type="float">
            <text:p>3038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3" office:value-type="float">
            <text:p>39004500790104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89" office:value-type="float">
            <text:p>3038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4" office:value-type="float">
            <text:p>39004500790104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0" office:value-type="float">
            <text:p>3039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5" office:value-type="float">
            <text:p>39004500790104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1" office:value-type="float">
            <text:p>3039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6" office:value-type="float">
            <text:p>39004500790104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2" office:value-type="float">
            <text:p>3039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7" office:value-type="float">
            <text:p>39004500790104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3" office:value-type="float">
            <text:p>3039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8" office:value-type="float">
            <text:p>39004500790104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4" office:value-type="float">
            <text:p>3039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49" office:value-type="float">
            <text:p>39004500790104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5" office:value-type="float">
            <text:p>3039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0" office:value-type="float">
            <text:p>39004500790105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6" office:value-type="float">
            <text:p>3039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1" office:value-type="float">
            <text:p>39004500790105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7" office:value-type="float">
            <text:p>3039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2" office:value-type="float">
            <text:p>39004500790105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8" office:value-type="float">
            <text:p>3039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3" office:value-type="float">
            <text:p>39004500790105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399" office:value-type="float">
            <text:p>3039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4" office:value-type="float">
            <text:p>39004500790105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0" office:value-type="float">
            <text:p>3040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5" office:value-type="float">
            <text:p>39004500790105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1" office:value-type="float">
            <text:p>3040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6" office:value-type="float">
            <text:p>39004500790105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2" office:value-type="float">
            <text:p>3040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7" office:value-type="float">
            <text:p>39004500790105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3" office:value-type="float">
            <text:p>3040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8" office:value-type="float">
            <text:p>39004500790105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4" office:value-type="float">
            <text:p>3040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59" office:value-type="float">
            <text:p>39004500790105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5" office:value-type="float">
            <text:p>3040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0" office:value-type="float">
            <text:p>39004500790106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6" office:value-type="float">
            <text:p>3040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1" office:value-type="float">
            <text:p>39004500790106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7" office:value-type="float">
            <text:p>3040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2" office:value-type="float">
            <text:p>39004500790106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8" office:value-type="float">
            <text:p>3040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3" office:value-type="float">
            <text:p>39004500790106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09" office:value-type="float">
            <text:p>3040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4" office:value-type="float">
            <text:p>39004500790106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0" office:value-type="float">
            <text:p>3041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5" office:value-type="float">
            <text:p>39004500790106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1" office:value-type="float">
            <text:p>3041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6" office:value-type="float">
            <text:p>39004500790106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2" office:value-type="float">
            <text:p>3041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7" office:value-type="float">
            <text:p>39004500790106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3" office:value-type="float">
            <text:p>3041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8" office:value-type="float">
            <text:p>39004500790106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4" office:value-type="float">
            <text:p>3041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69" office:value-type="float">
            <text:p>39004500790106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5" office:value-type="float">
            <text:p>3041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0" office:value-type="float">
            <text:p>39004500790107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6" office:value-type="float">
            <text:p>3041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1" office:value-type="float">
            <text:p>39004500790107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7" office:value-type="float">
            <text:p>3041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2" office:value-type="float">
            <text:p>39004500790107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8" office:value-type="float">
            <text:p>3041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3" office:value-type="float">
            <text:p>39004500790107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19" office:value-type="float">
            <text:p>3041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4" office:value-type="float">
            <text:p>39004500790107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0" office:value-type="float">
            <text:p>3042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5" office:value-type="float">
            <text:p>39004500790107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1" office:value-type="float">
            <text:p>3042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6" office:value-type="float">
            <text:p>39004500790107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2" office:value-type="float">
            <text:p>3042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7" office:value-type="float">
            <text:p>39004500790107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3" office:value-type="float">
            <text:p>3042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8" office:value-type="float">
            <text:p>39004500790107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4" office:value-type="float">
            <text:p>3042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79" office:value-type="float">
            <text:p>39004500790107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5" office:value-type="float">
            <text:p>3042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0" office:value-type="float">
            <text:p>39004500790108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6" office:value-type="float">
            <text:p>3042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1" office:value-type="float">
            <text:p>39004500790108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7" office:value-type="float">
            <text:p>3042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2" office:value-type="float">
            <text:p>39004500790108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8" office:value-type="float">
            <text:p>3042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3" office:value-type="float">
            <text:p>39004500790108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29" office:value-type="float">
            <text:p>3042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4" office:value-type="float">
            <text:p>39004500790108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0" office:value-type="float">
            <text:p>3043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5" office:value-type="float">
            <text:p>39004500790108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1" office:value-type="float">
            <text:p>3043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6" office:value-type="float">
            <text:p>39004500790108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2" office:value-type="float">
            <text:p>3043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7" office:value-type="float">
            <text:p>39004500790108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3" office:value-type="float">
            <text:p>3043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8" office:value-type="float">
            <text:p>39004500790108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4" office:value-type="float">
            <text:p>3043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89" office:value-type="float">
            <text:p>39004500790108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5" office:value-type="float">
            <text:p>3043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0" office:value-type="float">
            <text:p>39004500790109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6" office:value-type="float">
            <text:p>3043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1" office:value-type="float">
            <text:p>39004500790109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7" office:value-type="float">
            <text:p>3043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2" office:value-type="float">
            <text:p>39004500790109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8" office:value-type="float">
            <text:p>3043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3" office:value-type="float">
            <text:p>39004500790109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39" office:value-type="float">
            <text:p>3043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4" office:value-type="float">
            <text:p>39004500790109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0" office:value-type="float">
            <text:p>3044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5" office:value-type="float">
            <text:p>39004500790109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1" office:value-type="float">
            <text:p>3044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6" office:value-type="float">
            <text:p>39004500790109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2" office:value-type="float">
            <text:p>304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7" office:value-type="float">
            <text:p>39004500790109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3" office:value-type="float">
            <text:p>304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8" office:value-type="float">
            <text:p>39004500790109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4" office:value-type="float">
            <text:p>304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099" office:value-type="float">
            <text:p>39004500790109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5" office:value-type="float">
            <text:p>304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100" office:value-type="float">
            <text:p>39004500790110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6" office:value-type="float">
            <text:p>304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101" office:value-type="float">
            <text:p>3900450079011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7" office:value-type="float">
            <text:p>304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102" office:value-type="float">
            <text:p>3900450079011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8" office:value-type="float">
            <text:p>304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103" office:value-type="float">
            <text:p>3900450079011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49" office:value-type="float">
            <text:p>304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5007901104" office:value-type="float">
            <text:p>3900450079011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0" office:value-type="float">
            <text:p>304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1" office:value-type="float">
            <text:p>3900460080010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1" office:value-type="float">
            <text:p>304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2" office:value-type="float">
            <text:p>3900460080010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2" office:value-type="float">
            <text:p>304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3" office:value-type="float">
            <text:p>3900460080010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3" office:value-type="float">
            <text:p>304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4" office:value-type="float">
            <text:p>3900460080010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4" office:value-type="float">
            <text:p>304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5" office:value-type="float">
            <text:p>39004600800100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5" office:value-type="float">
            <text:p>304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6" office:value-type="float">
            <text:p>39004600800100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6" office:value-type="float">
            <text:p>304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7" office:value-type="float">
            <text:p>39004600800100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7" office:value-type="float">
            <text:p>304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8" office:value-type="float">
            <text:p>39004600800100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8" office:value-type="float">
            <text:p>304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09" office:value-type="float">
            <text:p>39004600800100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59" office:value-type="float">
            <text:p>304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0" office:value-type="float">
            <text:p>39004600800101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0" office:value-type="float">
            <text:p>304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1" office:value-type="float">
            <text:p>39004600800101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1" office:value-type="float">
            <text:p>304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2" office:value-type="float">
            <text:p>39004600800101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2" office:value-type="float">
            <text:p>3046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3" office:value-type="float">
            <text:p>39004600800101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3" office:value-type="float">
            <text:p>3046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4" office:value-type="float">
            <text:p>39004600800101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4" office:value-type="float">
            <text:p>3046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5" office:value-type="float">
            <text:p>39004600800101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5" office:value-type="float">
            <text:p>3046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6" office:value-type="float">
            <text:p>39004600800101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6" office:value-type="float">
            <text:p>3046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7" office:value-type="float">
            <text:p>39004600800101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7" office:value-type="float">
            <text:p>3046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8" office:value-type="float">
            <text:p>39004600800101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8" office:value-type="float">
            <text:p>3046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19" office:value-type="float">
            <text:p>39004600800101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69" office:value-type="float">
            <text:p>3046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0" office:value-type="float">
            <text:p>39004600800102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0" office:value-type="float">
            <text:p>3047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1" office:value-type="float">
            <text:p>39004600800102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1" office:value-type="float">
            <text:p>3047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2" office:value-type="float">
            <text:p>39004600800102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2" office:value-type="float">
            <text:p>3047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3" office:value-type="float">
            <text:p>39004600800102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3" office:value-type="float">
            <text:p>3047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4" office:value-type="float">
            <text:p>39004600800102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4" office:value-type="float">
            <text:p>3047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5" office:value-type="float">
            <text:p>39004600800102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5" office:value-type="float">
            <text:p>3047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6" office:value-type="float">
            <text:p>39004600800102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6" office:value-type="float">
            <text:p>3047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7" office:value-type="float">
            <text:p>39004600800102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7" office:value-type="float">
            <text:p>3047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8" office:value-type="float">
            <text:p>39004600800102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8" office:value-type="float">
            <text:p>3047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29" office:value-type="float">
            <text:p>39004600800102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79" office:value-type="float">
            <text:p>3047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0" office:value-type="float">
            <text:p>39004600800103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0" office:value-type="float">
            <text:p>3048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1" office:value-type="float">
            <text:p>39004600800103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1" office:value-type="float">
            <text:p>3048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2" office:value-type="float">
            <text:p>39004600800103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2" office:value-type="float">
            <text:p>3048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3" office:value-type="float">
            <text:p>39004600800103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3" office:value-type="float">
            <text:p>3048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4" office:value-type="float">
            <text:p>39004600800103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4" office:value-type="float">
            <text:p>3048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5" office:value-type="float">
            <text:p>39004600800103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5" office:value-type="float">
            <text:p>3048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6" office:value-type="float">
            <text:p>39004600800103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6" office:value-type="float">
            <text:p>3048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7" office:value-type="float">
            <text:p>39004600800103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7" office:value-type="float">
            <text:p>3048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8" office:value-type="float">
            <text:p>39004600800103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8" office:value-type="float">
            <text:p>3048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39" office:value-type="float">
            <text:p>39004600800103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89" office:value-type="float">
            <text:p>3048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0" office:value-type="float">
            <text:p>39004600800104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0" office:value-type="float">
            <text:p>3049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1" office:value-type="float">
            <text:p>39004600800104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1" office:value-type="float">
            <text:p>3049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2" office:value-type="float">
            <text:p>39004600800104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2" office:value-type="float">
            <text:p>3049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3" office:value-type="float">
            <text:p>39004600800104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3" office:value-type="float">
            <text:p>3049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4" office:value-type="float">
            <text:p>39004600800104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4" office:value-type="float">
            <text:p>3049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5" office:value-type="float">
            <text:p>39004600800104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5" office:value-type="float">
            <text:p>3049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6" office:value-type="float">
            <text:p>39004600800104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6" office:value-type="float">
            <text:p>3049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7" office:value-type="float">
            <text:p>39004600800104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7" office:value-type="float">
            <text:p>3049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8" office:value-type="float">
            <text:p>39004600800104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8" office:value-type="float">
            <text:p>3049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49" office:value-type="float">
            <text:p>39004600800104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499" office:value-type="float">
            <text:p>3049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0" office:value-type="float">
            <text:p>39004600800105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0" office:value-type="float">
            <text:p>3050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1" office:value-type="float">
            <text:p>39004600800105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1" office:value-type="float">
            <text:p>3050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2" office:value-type="float">
            <text:p>39004600800105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2" office:value-type="float">
            <text:p>3050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3" office:value-type="float">
            <text:p>39004600800105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3" office:value-type="float">
            <text:p>3050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4" office:value-type="float">
            <text:p>39004600800105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4" office:value-type="float">
            <text:p>3050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5" office:value-type="float">
            <text:p>39004600800105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5" office:value-type="float">
            <text:p>3050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6" office:value-type="float">
            <text:p>39004600800105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6" office:value-type="float">
            <text:p>3050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7" office:value-type="float">
            <text:p>39004600800105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7" office:value-type="float">
            <text:p>3050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8" office:value-type="float">
            <text:p>39004600800105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8" office:value-type="float">
            <text:p>3050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59" office:value-type="float">
            <text:p>39004600800105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09" office:value-type="float">
            <text:p>3050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0" office:value-type="float">
            <text:p>39004600800106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0" office:value-type="float">
            <text:p>3051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1" office:value-type="float">
            <text:p>39004600800106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1" office:value-type="float">
            <text:p>3051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2" office:value-type="float">
            <text:p>39004600800106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2" office:value-type="float">
            <text:p>3051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3" office:value-type="float">
            <text:p>39004600800106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3" office:value-type="float">
            <text:p>3051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4" office:value-type="float">
            <text:p>39004600800106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4" office:value-type="float">
            <text:p>3051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5" office:value-type="float">
            <text:p>39004600800106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5" office:value-type="float">
            <text:p>3051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6" office:value-type="float">
            <text:p>39004600800106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6" office:value-type="float">
            <text:p>3051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7" office:value-type="float">
            <text:p>39004600800106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7" office:value-type="float">
            <text:p>3051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8" office:value-type="float">
            <text:p>39004600800106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8" office:value-type="float">
            <text:p>3051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69" office:value-type="float">
            <text:p>39004600800106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19" office:value-type="float">
            <text:p>3051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0" office:value-type="float">
            <text:p>39004600800107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0" office:value-type="float">
            <text:p>3052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1" office:value-type="float">
            <text:p>39004600800107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1" office:value-type="float">
            <text:p>3052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2" office:value-type="float">
            <text:p>39004600800107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2" office:value-type="float">
            <text:p>3052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3" office:value-type="float">
            <text:p>39004600800107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3" office:value-type="float">
            <text:p>3052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4" office:value-type="float">
            <text:p>39004600800107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4" office:value-type="float">
            <text:p>3052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5" office:value-type="float">
            <text:p>39004600800107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5" office:value-type="float">
            <text:p>3052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6" office:value-type="float">
            <text:p>39004600800107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6" office:value-type="float">
            <text:p>3052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7" office:value-type="float">
            <text:p>39004600800107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7" office:value-type="float">
            <text:p>3052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8" office:value-type="float">
            <text:p>39004600800107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8" office:value-type="float">
            <text:p>3052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79" office:value-type="float">
            <text:p>39004600800107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29" office:value-type="float">
            <text:p>3052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0" office:value-type="float">
            <text:p>39004600800108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0" office:value-type="float">
            <text:p>3053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1" office:value-type="float">
            <text:p>39004600800108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1" office:value-type="float">
            <text:p>3053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2" office:value-type="float">
            <text:p>39004600800108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2" office:value-type="float">
            <text:p>3053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3" office:value-type="float">
            <text:p>39004600800108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3" office:value-type="float">
            <text:p>3053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4" office:value-type="float">
            <text:p>39004600800108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4" office:value-type="float">
            <text:p>3053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5" office:value-type="float">
            <text:p>39004600800108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5" office:value-type="float">
            <text:p>3053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6" office:value-type="float">
            <text:p>39004600800108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6" office:value-type="float">
            <text:p>3053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7" office:value-type="float">
            <text:p>39004600800108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7" office:value-type="float">
            <text:p>3053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8" office:value-type="float">
            <text:p>39004600800108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8" office:value-type="float">
            <text:p>3053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89" office:value-type="float">
            <text:p>39004600800108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39" office:value-type="float">
            <text:p>3053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0" office:value-type="float">
            <text:p>39004600800109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0" office:value-type="float">
            <text:p>3054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1" office:value-type="float">
            <text:p>39004600800109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1" office:value-type="float">
            <text:p>3054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2" office:value-type="float">
            <text:p>39004600800109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2" office:value-type="float">
            <text:p>305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3" office:value-type="float">
            <text:p>39004600800109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3" office:value-type="float">
            <text:p>305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4" office:value-type="float">
            <text:p>39004600800109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4" office:value-type="float">
            <text:p>305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5" office:value-type="float">
            <text:p>39004600800109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5" office:value-type="float">
            <text:p>305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6" office:value-type="float">
            <text:p>39004600800109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6" office:value-type="float">
            <text:p>305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7" office:value-type="float">
            <text:p>39004600800109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7" office:value-type="float">
            <text:p>305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8" office:value-type="float">
            <text:p>39004600800109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8" office:value-type="float">
            <text:p>305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099" office:value-type="float">
            <text:p>39004600800109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49" office:value-type="float">
            <text:p>305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100" office:value-type="float">
            <text:p>39004600800110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0" office:value-type="float">
            <text:p>305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101" office:value-type="float">
            <text:p>3900460080011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1" office:value-type="float">
            <text:p>305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102" office:value-type="float">
            <text:p>3900460080011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2" office:value-type="float">
            <text:p>305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103" office:value-type="float">
            <text:p>390046008001103</text:p>
          </table:table-cell>
          <table:table-cell ns41:value-type="string" table:style-name="TL Metadata" office:value-type="string">
            <text:p>3900460080011031 <text:s/>De burgerlijke staat van eene vrouw onbekend.</text:p>
          </table:table-cell>
          <table:table-cell ns41:value-type="string" table:style-name="ce2" office:value-type="string">
            <text:p>x</text:p>
          </table:table-cell>
          <table:table-cell table:style-name="Default" table:number-columns-repeated="2"/>
          <table:table-cell ns41:value-type="string" table:style-name="ce69" office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ns41:value-type="float" table:style-name="ce10" office:value="30553" office:value-type="float">
            <text:p>305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001104" office:value-type="float">
            <text:p>3900460080011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4" office:value-type="float">
            <text:p>305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1" office:value-type="float">
            <text:p>3900460081010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5" office:value-type="float">
            <text:p>305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2" office:value-type="float">
            <text:p>3900460081010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6" office:value-type="float">
            <text:p>305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3" office:value-type="float">
            <text:p>3900460081010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7" office:value-type="float">
            <text:p>305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4" office:value-type="float">
            <text:p>3900460081010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8" office:value-type="float">
            <text:p>305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5" office:value-type="float">
            <text:p>39004600810100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59" office:value-type="float">
            <text:p>305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6" office:value-type="float">
            <text:p>39004600810100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0" office:value-type="float">
            <text:p>305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7" office:value-type="float">
            <text:p>39004600810100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1" office:value-type="float">
            <text:p>305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8" office:value-type="float">
            <text:p>39004600810100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2" office:value-type="float">
            <text:p>3056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09" office:value-type="float">
            <text:p>39004600810100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3" office:value-type="float">
            <text:p>3056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0" office:value-type="float">
            <text:p>39004600810101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4" office:value-type="float">
            <text:p>3056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1" office:value-type="float">
            <text:p>39004600810101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5" office:value-type="float">
            <text:p>3056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2" office:value-type="float">
            <text:p>39004600810101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6" office:value-type="float">
            <text:p>3056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3" office:value-type="float">
            <text:p>39004600810101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7" office:value-type="float">
            <text:p>3056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4" office:value-type="float">
            <text:p>39004600810101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8" office:value-type="float">
            <text:p>3056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5" office:value-type="float">
            <text:p>39004600810101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69" office:value-type="float">
            <text:p>3056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6" office:value-type="float">
            <text:p>39004600810101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0" office:value-type="float">
            <text:p>3057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7" office:value-type="float">
            <text:p>39004600810101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1" office:value-type="float">
            <text:p>3057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8" office:value-type="float">
            <text:p>39004600810101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2" office:value-type="float">
            <text:p>3057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19" office:value-type="float">
            <text:p>39004600810101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3" office:value-type="float">
            <text:p>3057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0" office:value-type="float">
            <text:p>39004600810102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4" office:value-type="float">
            <text:p>3057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1" office:value-type="float">
            <text:p>39004600810102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5" office:value-type="float">
            <text:p>3057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2" office:value-type="float">
            <text:p>39004600810102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6" office:value-type="float">
            <text:p>3057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3" office:value-type="float">
            <text:p>39004600810102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7" office:value-type="float">
            <text:p>3057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4" office:value-type="float">
            <text:p>39004600810102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8" office:value-type="float">
            <text:p>3057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5" office:value-type="float">
            <text:p>39004600810102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79" office:value-type="float">
            <text:p>3057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6" office:value-type="float">
            <text:p>39004600810102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0" office:value-type="float">
            <text:p>3058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7" office:value-type="float">
            <text:p>39004600810102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1" office:value-type="float">
            <text:p>3058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8" office:value-type="float">
            <text:p>39004600810102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2" office:value-type="float">
            <text:p>3058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29" office:value-type="float">
            <text:p>39004600810102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3" office:value-type="float">
            <text:p>3058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0" office:value-type="float">
            <text:p>39004600810103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4" office:value-type="float">
            <text:p>3058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1" office:value-type="float">
            <text:p>39004600810103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5" office:value-type="float">
            <text:p>3058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2" office:value-type="float">
            <text:p>39004600810103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6" office:value-type="float">
            <text:p>3058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3" office:value-type="float">
            <text:p>39004600810103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7" office:value-type="float">
            <text:p>3058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4" office:value-type="float">
            <text:p>39004600810103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8" office:value-type="float">
            <text:p>3058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5" office:value-type="float">
            <text:p>39004600810103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89" office:value-type="float">
            <text:p>3058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6" office:value-type="float">
            <text:p>39004600810103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0" office:value-type="float">
            <text:p>3059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7" office:value-type="float">
            <text:p>39004600810103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1" office:value-type="float">
            <text:p>3059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8" office:value-type="float">
            <text:p>39004600810103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2" office:value-type="float">
            <text:p>3059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39" office:value-type="float">
            <text:p>39004600810103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3" office:value-type="float">
            <text:p>3059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0" office:value-type="float">
            <text:p>39004600810104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4" office:value-type="float">
            <text:p>3059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1" office:value-type="float">
            <text:p>39004600810104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5" office:value-type="float">
            <text:p>3059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2" office:value-type="float">
            <text:p>39004600810104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6" office:value-type="float">
            <text:p>3059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3" office:value-type="float">
            <text:p>39004600810104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7" office:value-type="float">
            <text:p>3059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4" office:value-type="float">
            <text:p>39004600810104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8" office:value-type="float">
            <text:p>3059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5" office:value-type="float">
            <text:p>39004600810104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599" office:value-type="float">
            <text:p>3059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6" office:value-type="float">
            <text:p>39004600810104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0" office:value-type="float">
            <text:p>3060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7" office:value-type="float">
            <text:p>39004600810104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1" office:value-type="float">
            <text:p>3060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8" office:value-type="float">
            <text:p>39004600810104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2" office:value-type="float">
            <text:p>3060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49" office:value-type="float">
            <text:p>39004600810104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3" office:value-type="float">
            <text:p>3060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0" office:value-type="float">
            <text:p>39004600810105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4" office:value-type="float">
            <text:p>3060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1" office:value-type="float">
            <text:p>39004600810105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5" office:value-type="float">
            <text:p>3060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2" office:value-type="float">
            <text:p>39004600810105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6" office:value-type="float">
            <text:p>3060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3" office:value-type="float">
            <text:p>39004600810105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7" office:value-type="float">
            <text:p>3060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4" office:value-type="float">
            <text:p>39004600810105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8" office:value-type="float">
            <text:p>3060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5" office:value-type="float">
            <text:p>39004600810105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09" office:value-type="float">
            <text:p>3060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6" office:value-type="float">
            <text:p>39004600810105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0" office:value-type="float">
            <text:p>3061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7" office:value-type="float">
            <text:p>39004600810105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1" office:value-type="float">
            <text:p>3061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8" office:value-type="float">
            <text:p>39004600810105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2" office:value-type="float">
            <text:p>3061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59" office:value-type="float">
            <text:p>39004600810105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3" office:value-type="float">
            <text:p>3061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0" office:value-type="float">
            <text:p>39004600810106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4" office:value-type="float">
            <text:p>3061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1" office:value-type="float">
            <text:p>39004600810106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5" office:value-type="float">
            <text:p>3061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2" office:value-type="float">
            <text:p>39004600810106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6" office:value-type="float">
            <text:p>3061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3" office:value-type="float">
            <text:p>39004600810106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7" office:value-type="float">
            <text:p>3061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4" office:value-type="float">
            <text:p>39004600810106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8" office:value-type="float">
            <text:p>3061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5" office:value-type="float">
            <text:p>39004600810106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19" office:value-type="float">
            <text:p>3061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6" office:value-type="float">
            <text:p>39004600810106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0" office:value-type="float">
            <text:p>3062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7" office:value-type="float">
            <text:p>39004600810106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1" office:value-type="float">
            <text:p>3062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8" office:value-type="float">
            <text:p>39004600810106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2" office:value-type="float">
            <text:p>3062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69" office:value-type="float">
            <text:p>39004600810106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3" office:value-type="float">
            <text:p>3062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0" office:value-type="float">
            <text:p>39004600810107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4" office:value-type="float">
            <text:p>3062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1" office:value-type="float">
            <text:p>39004600810107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5" office:value-type="float">
            <text:p>3062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2" office:value-type="float">
            <text:p>39004600810107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6" office:value-type="float">
            <text:p>3062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3" office:value-type="float">
            <text:p>39004600810107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7" office:value-type="float">
            <text:p>3062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4" office:value-type="float">
            <text:p>39004600810107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8" office:value-type="float">
            <text:p>3062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5" office:value-type="float">
            <text:p>39004600810107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29" office:value-type="float">
            <text:p>3062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6" office:value-type="float">
            <text:p>39004600810107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0" office:value-type="float">
            <text:p>3063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7" office:value-type="float">
            <text:p>39004600810107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1" office:value-type="float">
            <text:p>3063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8" office:value-type="float">
            <text:p>39004600810107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2" office:value-type="float">
            <text:p>3063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79" office:value-type="float">
            <text:p>39004600810107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3" office:value-type="float">
            <text:p>3063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0" office:value-type="float">
            <text:p>39004600810108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4" office:value-type="float">
            <text:p>3063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1" office:value-type="float">
            <text:p>39004600810108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5" office:value-type="float">
            <text:p>3063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2" office:value-type="float">
            <text:p>39004600810108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6" office:value-type="float">
            <text:p>3063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3" office:value-type="float">
            <text:p>39004600810108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7" office:value-type="float">
            <text:p>3063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4" office:value-type="float">
            <text:p>39004600810108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8" office:value-type="float">
            <text:p>3063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5" office:value-type="float">
            <text:p>39004600810108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39" office:value-type="float">
            <text:p>3063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6" office:value-type="float">
            <text:p>39004600810108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0" office:value-type="float">
            <text:p>3064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7" office:value-type="float">
            <text:p>39004600810108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1" office:value-type="float">
            <text:p>3064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8" office:value-type="float">
            <text:p>39004600810108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2" office:value-type="float">
            <text:p>306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89" office:value-type="float">
            <text:p>39004600810108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3" office:value-type="float">
            <text:p>306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0" office:value-type="float">
            <text:p>39004600810109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4" office:value-type="float">
            <text:p>306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1" office:value-type="float">
            <text:p>39004600810109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5" office:value-type="float">
            <text:p>306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2" office:value-type="float">
            <text:p>39004600810109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6" office:value-type="float">
            <text:p>306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3" office:value-type="float">
            <text:p>39004600810109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7" office:value-type="float">
            <text:p>306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4" office:value-type="float">
            <text:p>39004600810109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8" office:value-type="float">
            <text:p>306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5" office:value-type="float">
            <text:p>39004600810109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49" office:value-type="float">
            <text:p>306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6" office:value-type="float">
            <text:p>39004600810109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0" office:value-type="float">
            <text:p>306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7" office:value-type="float">
            <text:p>39004600810109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1" office:value-type="float">
            <text:p>306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8" office:value-type="float">
            <text:p>39004600810109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2" office:value-type="float">
            <text:p>306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099" office:value-type="float">
            <text:p>39004600810109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3" office:value-type="float">
            <text:p>306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100" office:value-type="float">
            <text:p>39004600810110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4" office:value-type="float">
            <text:p>306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101" office:value-type="float">
            <text:p>3900460081011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5" office:value-type="float">
            <text:p>306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102" office:value-type="float">
            <text:p>3900460081011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6" office:value-type="float">
            <text:p>306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103" office:value-type="float">
            <text:p>3900460081011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7" office:value-type="float">
            <text:p>306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6008101104" office:value-type="float">
            <text:p>3900460081011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8" office:value-type="float">
            <text:p>306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1" office:value-type="float">
            <text:p>3900470082010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59" office:value-type="float">
            <text:p>306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2" office:value-type="float">
            <text:p>3900470082010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0" office:value-type="float">
            <text:p>306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3" office:value-type="float">
            <text:p>3900470082010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1" office:value-type="float">
            <text:p>306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4" office:value-type="float">
            <text:p>3900470082010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2" office:value-type="float">
            <text:p>3066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5" office:value-type="float">
            <text:p>39004700820100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3" office:value-type="float">
            <text:p>3066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6" office:value-type="float">
            <text:p>39004700820100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4" office:value-type="float">
            <text:p>3066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7" office:value-type="float">
            <text:p>39004700820100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5" office:value-type="float">
            <text:p>3066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8" office:value-type="float">
            <text:p>39004700820100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6" office:value-type="float">
            <text:p>3066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09" office:value-type="float">
            <text:p>39004700820100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7" office:value-type="float">
            <text:p>3066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0" office:value-type="float">
            <text:p>39004700820101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8" office:value-type="float">
            <text:p>3066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1" office:value-type="float">
            <text:p>39004700820101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69" office:value-type="float">
            <text:p>3066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2" office:value-type="float">
            <text:p>39004700820101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0" office:value-type="float">
            <text:p>3067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3" office:value-type="float">
            <text:p>39004700820101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1" office:value-type="float">
            <text:p>3067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4" office:value-type="float">
            <text:p>39004700820101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2" office:value-type="float">
            <text:p>3067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5" office:value-type="float">
            <text:p>39004700820101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3" office:value-type="float">
            <text:p>3067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6" office:value-type="float">
            <text:p>39004700820101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4" office:value-type="float">
            <text:p>3067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7" office:value-type="float">
            <text:p>39004700820101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5" office:value-type="float">
            <text:p>3067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8" office:value-type="float">
            <text:p>39004700820101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6" office:value-type="float">
            <text:p>3067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19" office:value-type="float">
            <text:p>39004700820101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7" office:value-type="float">
            <text:p>3067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0" office:value-type="float">
            <text:p>39004700820102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8" office:value-type="float">
            <text:p>3067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1" office:value-type="float">
            <text:p>39004700820102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79" office:value-type="float">
            <text:p>3067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2" office:value-type="float">
            <text:p>39004700820102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0" office:value-type="float">
            <text:p>3068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3" office:value-type="float">
            <text:p>39004700820102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1" office:value-type="float">
            <text:p>3068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4" office:value-type="float">
            <text:p>39004700820102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2" office:value-type="float">
            <text:p>3068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5" office:value-type="float">
            <text:p>39004700820102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3" office:value-type="float">
            <text:p>3068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6" office:value-type="float">
            <text:p>39004700820102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4" office:value-type="float">
            <text:p>3068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7" office:value-type="float">
            <text:p>39004700820102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5" office:value-type="float">
            <text:p>3068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8" office:value-type="float">
            <text:p>39004700820102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6" office:value-type="float">
            <text:p>3068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29" office:value-type="float">
            <text:p>39004700820102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7" office:value-type="float">
            <text:p>3068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0" office:value-type="float">
            <text:p>39004700820103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8" office:value-type="float">
            <text:p>3068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1" office:value-type="float">
            <text:p>39004700820103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89" office:value-type="float">
            <text:p>3068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2" office:value-type="float">
            <text:p>39004700820103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0" office:value-type="float">
            <text:p>3069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3" office:value-type="float">
            <text:p>39004700820103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1" office:value-type="float">
            <text:p>3069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4" office:value-type="float">
            <text:p>39004700820103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2" office:value-type="float">
            <text:p>3069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5" office:value-type="float">
            <text:p>39004700820103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3" office:value-type="float">
            <text:p>3069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6" office:value-type="float">
            <text:p>39004700820103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4" office:value-type="float">
            <text:p>3069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7" office:value-type="float">
            <text:p>39004700820103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5" office:value-type="float">
            <text:p>3069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8" office:value-type="float">
            <text:p>39004700820103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6" office:value-type="float">
            <text:p>3069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39" office:value-type="float">
            <text:p>39004700820103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7" office:value-type="float">
            <text:p>3069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0" office:value-type="float">
            <text:p>39004700820104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8" office:value-type="float">
            <text:p>3069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1" office:value-type="float">
            <text:p>39004700820104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699" office:value-type="float">
            <text:p>3069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2" office:value-type="float">
            <text:p>39004700820104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0" office:value-type="float">
            <text:p>3070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3" office:value-type="float">
            <text:p>39004700820104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1" office:value-type="float">
            <text:p>3070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4" office:value-type="float">
            <text:p>39004700820104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2" office:value-type="float">
            <text:p>3070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5" office:value-type="float">
            <text:p>39004700820104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3" office:value-type="float">
            <text:p>3070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6" office:value-type="float">
            <text:p>39004700820104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4" office:value-type="float">
            <text:p>3070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7" office:value-type="float">
            <text:p>39004700820104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5" office:value-type="float">
            <text:p>3070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8" office:value-type="float">
            <text:p>39004700820104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6" office:value-type="float">
            <text:p>3070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49" office:value-type="float">
            <text:p>39004700820104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7" office:value-type="float">
            <text:p>3070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0" office:value-type="float">
            <text:p>39004700820105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8" office:value-type="float">
            <text:p>3070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1" office:value-type="float">
            <text:p>39004700820105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09" office:value-type="float">
            <text:p>3070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2" office:value-type="float">
            <text:p>39004700820105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0" office:value-type="float">
            <text:p>3071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3" office:value-type="float">
            <text:p>39004700820105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1" office:value-type="float">
            <text:p>3071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4" office:value-type="float">
            <text:p>39004700820105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2" office:value-type="float">
            <text:p>3071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5" office:value-type="float">
            <text:p>39004700820105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3" office:value-type="float">
            <text:p>3071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6" office:value-type="float">
            <text:p>39004700820105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4" office:value-type="float">
            <text:p>3071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7" office:value-type="float">
            <text:p>39004700820105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5" office:value-type="float">
            <text:p>3071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8" office:value-type="float">
            <text:p>39004700820105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6" office:value-type="float">
            <text:p>3071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59" office:value-type="float">
            <text:p>39004700820105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7" office:value-type="float">
            <text:p>3071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0" office:value-type="float">
            <text:p>39004700820106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8" office:value-type="float">
            <text:p>3071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1" office:value-type="float">
            <text:p>39004700820106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19" office:value-type="float">
            <text:p>3071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2" office:value-type="float">
            <text:p>39004700820106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0" office:value-type="float">
            <text:p>3072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3" office:value-type="float">
            <text:p>39004700820106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1" office:value-type="float">
            <text:p>3072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4" office:value-type="float">
            <text:p>39004700820106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2" office:value-type="float">
            <text:p>3072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5" office:value-type="float">
            <text:p>39004700820106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3" office:value-type="float">
            <text:p>3072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6" office:value-type="float">
            <text:p>39004700820106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4" office:value-type="float">
            <text:p>3072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7" office:value-type="float">
            <text:p>39004700820106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5" office:value-type="float">
            <text:p>3072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8" office:value-type="float">
            <text:p>39004700820106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6" office:value-type="float">
            <text:p>3072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69" office:value-type="float">
            <text:p>39004700820106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7" office:value-type="float">
            <text:p>3072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0" office:value-type="float">
            <text:p>39004700820107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8" office:value-type="float">
            <text:p>3072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1" office:value-type="float">
            <text:p>39004700820107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29" office:value-type="float">
            <text:p>3072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2" office:value-type="float">
            <text:p>39004700820107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0" office:value-type="float">
            <text:p>3073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3" office:value-type="float">
            <text:p>39004700820107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1" office:value-type="float">
            <text:p>3073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4" office:value-type="float">
            <text:p>39004700820107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2" office:value-type="float">
            <text:p>3073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5" office:value-type="float">
            <text:p>39004700820107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3" office:value-type="float">
            <text:p>3073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6" office:value-type="float">
            <text:p>39004700820107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4" office:value-type="float">
            <text:p>3073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7" office:value-type="float">
            <text:p>39004700820107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5" office:value-type="float">
            <text:p>3073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8" office:value-type="float">
            <text:p>39004700820107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6" office:value-type="float">
            <text:p>3073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79" office:value-type="float">
            <text:p>39004700820107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7" office:value-type="float">
            <text:p>3073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0" office:value-type="float">
            <text:p>39004700820108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8" office:value-type="float">
            <text:p>3073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1" office:value-type="float">
            <text:p>39004700820108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39" office:value-type="float">
            <text:p>3073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2" office:value-type="float">
            <text:p>39004700820108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0" office:value-type="float">
            <text:p>3074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3" office:value-type="float">
            <text:p>39004700820108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1" office:value-type="float">
            <text:p>3074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4" office:value-type="float">
            <text:p>39004700820108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2" office:value-type="float">
            <text:p>3074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5" office:value-type="float">
            <text:p>39004700820108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3" office:value-type="float">
            <text:p>3074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6" office:value-type="float">
            <text:p>39004700820108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4" office:value-type="float">
            <text:p>3074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7" office:value-type="float">
            <text:p>39004700820108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5" office:value-type="float">
            <text:p>3074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8" office:value-type="float">
            <text:p>39004700820108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6" office:value-type="float">
            <text:p>3074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89" office:value-type="float">
            <text:p>39004700820108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7" office:value-type="float">
            <text:p>3074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0" office:value-type="float">
            <text:p>39004700820109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8" office:value-type="float">
            <text:p>3074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1" office:value-type="float">
            <text:p>39004700820109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49" office:value-type="float">
            <text:p>3074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2" office:value-type="float">
            <text:p>39004700820109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0" office:value-type="float">
            <text:p>3075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3" office:value-type="float">
            <text:p>39004700820109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1" office:value-type="float">
            <text:p>3075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4" office:value-type="float">
            <text:p>39004700820109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2" office:value-type="float">
            <text:p>30752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5" office:value-type="float">
            <text:p>390047008201095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3" office:value-type="float">
            <text:p>30753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6" office:value-type="float">
            <text:p>390047008201096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4" office:value-type="float">
            <text:p>30754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7" office:value-type="float">
            <text:p>390047008201097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5" office:value-type="float">
            <text:p>30755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8" office:value-type="float">
            <text:p>390047008201098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6" office:value-type="float">
            <text:p>30756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099" office:value-type="float">
            <text:p>390047008201099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7" office:value-type="float">
            <text:p>30757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100" office:value-type="float">
            <text:p>390047008201100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8" office:value-type="float">
            <text:p>30758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101" office:value-type="float">
            <text:p>390047008201101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59" office:value-type="float">
            <text:p>30759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102" office:value-type="float">
            <text:p>390047008201102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60" office:value-type="float">
            <text:p>30760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103" office:value-type="float">
            <text:p>390047008201103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ce10" office:value="30761" office:value-type="float">
            <text:p>30761</text:p>
          </table:table-cell>
          <table:table-cell ns41:value-type="string" table:style-name="ce2" office:value-type="string">
            <text:p>Nb-3edl</text:p>
          </table:table-cell>
          <table:table-cell ns41:value-type="float" table:style-name="ce63" office:value="390047008201104" office:value-type="float">
            <text:p>390047008201104</text:p>
          </table:table-cell>
          <table:table-cell table:style-name="TL Metadata"/>
          <table:table-cell ns41:value-type="string" table:style-name="ce2" office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7:41</meta:creation-date>
    <dc:creator>Helpdesk</dc:creator>
    <dc:date>2004-12-20T18:31:01</dc:date>
    <meta:document-statistic meta:object-count="0" meta:cell-count="7507" meta:table-count="2"/>
    <meta:generator>ODFPY/1.3.0dev</meta:generator>
  </office:meta>
</office:document-meta>
</file>